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sans-serif" svg:font-family="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style:font-name="sans-serif" style:font-name-asian="sans-serif" style:font-name-complex="sans-serif"/>
    </style:style>
    <style:style style:name="P2" style:family="paragraph" style:parent-style-name="Text_20_body">
      <style:paragraph-properties fo:margin-left="0.318cm" fo:margin-right="0.318cm" fo:text-indent="0cm" style:auto-text-indent="false"/>
    </style:style>
    <style:style style:name="P3" style:family="paragraph" style:parent-style-name="Text_20_body">
      <style:paragraph-properties fo:margin-left="0.159cm" fo:margin-right="0.159cm" fo:margin-top="0cm" fo:margin-bottom="0cm" style:contextual-spacing="false" style:line-height-at-least="0.847cm" fo:text-align="start" style:justify-single-word="false" fo:text-indent="0cm" style:auto-text-indent="false"/>
      <style:text-properties fo:color="#ffffff" loext:opacity="100%" fo:font-size="10.5pt" fo:font-weight="bold" loext:padding="0cm" loext:border="none"/>
    </style:style>
    <style:style style:name="P4" style:family="paragraph" style:parent-style-name="Standard">
      <style:text-properties fo:color="#000000" loext:opacity="100%" style:font-name="Consolas" fo:font-size="10.5pt" fo:font-style="italic" fo:font-weight="normal" officeooo:rsid="049277d9" officeooo:paragraph-rsid="049277d9" fo:background-color="transparent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color="#000000" loext:opacity="100%" style:font-name="Consolas" fo:font-size="10.5pt" fo:font-style="italic" fo:font-weight="normal" officeooo:rsid="049277d9" officeooo:paragraph-rsid="0492fd28" fo:background-color="transparent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color="#000000" loext:opacity="100%" style:font-name="Consolas" fo:font-size="10.5pt" fo:font-style="italic" fo:font-weight="normal" officeooo:rsid="04969fbb" officeooo:paragraph-rsid="04969fbb" fo:background-color="transparent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color="#000000" loext:opacity="100%" style:font-name="Consolas" fo:font-size="10.5pt" fo:font-style="italic" fo:font-weight="normal" officeooo:rsid="0498e268" officeooo:paragraph-rsid="0498e268" fo:background-color="transparent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color="#000000" loext:opacity="100%" style:font-name="Consolas" fo:font-size="10.5pt" fo:font-style="italic" fo:font-weight="normal" officeooo:rsid="0499e532" officeooo:paragraph-rsid="0499e532" fo:background-color="transparent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color="#000000" loext:opacity="100%" style:font-name="Consolas" fo:font-size="10.5pt" fo:font-style="italic" fo:font-weight="normal" officeooo:rsid="049aaf5d" officeooo:paragraph-rsid="049aaf5d" fo:background-color="transparent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fo:color="#000000" loext:opacity="100%" style:font-name="Consolas" fo:font-size="10.5pt" fo:font-style="italic" fo:font-weight="normal" officeooo:rsid="049b169e" officeooo:paragraph-rsid="049b169e" fo:background-color="transparent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fo:color="#000000" loext:opacity="100%" style:font-name="Consolas" fo:font-size="10.5pt" fo:font-style="italic" fo:font-weight="normal" officeooo:rsid="049b44a7" officeooo:paragraph-rsid="049b44a7" fo:background-color="transparent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fo:color="#000000" loext:opacity="100%" style:font-name="Consolas" fo:font-size="10.5pt" fo:font-style="italic" fo:font-weight="normal" officeooo:rsid="049c1989" officeooo:paragraph-rsid="049c1989" fo:background-color="transparent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fo:color="#000000" loext:opacity="100%" style:font-name="Consolas" fo:font-size="10.5pt" fo:font-style="italic" fo:font-weight="normal" officeooo:rsid="049c1989" officeooo:paragraph-rsid="049d7b02" fo:background-color="transparent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fo:color="#000000" loext:opacity="100%" style:font-name="Consolas" fo:font-size="10.5pt" fo:font-style="italic" fo:font-weight="normal" officeooo:rsid="049c1989" officeooo:paragraph-rsid="049e4c4b" fo:background-color="transparent" style:font-style-asian="italic" style:font-weight-asian="normal" style:font-style-complex="italic" style:font-weight-complex="normal"/>
    </style:style>
    <style:style style:name="P15" style:family="paragraph" style:parent-style-name="Standard">
      <style:text-properties fo:color="#000000" loext:opacity="100%" style:font-name="Consolas" fo:font-size="10.5pt" fo:font-style="italic" fo:font-weight="normal" officeooo:rsid="049e4c4b" officeooo:paragraph-rsid="049e4c4b" fo:background-color="transparent" style:font-style-asian="italic" style:font-weight-asian="normal" style:font-style-complex="italic" style:font-weight-complex="normal"/>
    </style:style>
    <style:style style:name="P16" style:family="paragraph" style:parent-style-name="Standard">
      <style:text-properties fo:color="#000000" loext:opacity="100%" style:font-name="Consolas" fo:font-size="10.5pt" fo:font-style="italic" fo:font-weight="normal" officeooo:rsid="049fd42b" officeooo:paragraph-rsid="049fd42b" fo:background-color="transparent" style:font-style-asian="italic" style:font-weight-asian="normal" style:font-style-complex="italic" style:font-weight-complex="normal"/>
    </style:style>
    <style:style style:name="P17" style:family="paragraph" style:parent-style-name="Standard">
      <style:text-properties fo:color="#000000" loext:opacity="100%" style:font-name="Consolas" fo:font-size="10.5pt" fo:font-style="italic" fo:font-weight="normal" officeooo:rsid="04a10a7f" officeooo:paragraph-rsid="04a10a7f" fo:background-color="transparent" style:font-style-asian="italic" style:font-weight-asian="normal" style:font-style-complex="italic" style:font-weight-complex="normal"/>
    </style:style>
    <style:style style:name="P18" style:family="paragraph" style:parent-style-name="Standard">
      <style:text-properties fo:color="#000000" loext:opacity="100%" style:font-name="Consolas" fo:font-size="10.5pt" fo:font-style="italic" fo:font-weight="normal" officeooo:rsid="04b81291" officeooo:paragraph-rsid="04b81291" fo:background-color="transparent" style:font-style-asian="italic" style:font-weight-asian="normal" style:font-style-complex="italic" style:font-weight-complex="normal"/>
    </style:style>
    <style:style style:name="P19" style:family="paragraph" style:parent-style-name="Standard">
      <style:text-properties fo:color="#000000" loext:opacity="100%" style:font-name="Consolas" fo:font-size="10.5pt" fo:font-style="italic" fo:font-weight="normal" officeooo:rsid="04b81291" officeooo:paragraph-rsid="04b81291" fo:background-color="#ffff00" style:font-style-asian="italic" style:font-weight-asian="normal" style:font-style-complex="italic" style:font-weight-complex="normal"/>
    </style:style>
    <style:style style:name="P20" style:family="paragraph" style:parent-style-name="Standard">
      <style:text-properties fo:color="#000000" loext:opacity="100%" style:font-name="Consolas" fo:font-size="10.5pt" fo:font-style="italic" fo:font-weight="normal" officeooo:rsid="04bdc1bc" officeooo:paragraph-rsid="04bdc1bc" fo:background-color="#18ffff" style:font-style-asian="italic" style:font-weight-asian="normal" style:font-style-complex="italic" style:font-weight-complex="normal"/>
    </style:style>
    <style:style style:name="P21" style:family="paragraph" style:parent-style-name="Standard">
      <style:text-properties fo:color="#000000" loext:opacity="100%" style:font-name="Consolas" fo:font-size="10.5pt" fo:font-style="italic" fo:font-weight="normal" officeooo:rsid="04bf9e7d" officeooo:paragraph-rsid="04bf9e7d" fo:background-color="#18ffff" style:font-style-asian="italic" style:font-weight-asian="normal" style:font-style-complex="italic" style:font-weight-complex="normal"/>
    </style:style>
    <style:style style:name="P22" style:family="paragraph" style:parent-style-name="Standard">
      <style:text-properties fo:color="#000000" loext:opacity="100%" style:font-name="Consolas" fo:font-size="10.5pt" fo:font-style="italic" fo:font-weight="bold" officeooo:rsid="049b44a7" officeooo:paragraph-rsid="049b44a7" fo:background-color="#18ffff" style:font-style-asian="italic" style:font-weight-asian="bold" style:font-style-complex="italic" style:font-weight-complex="bold"/>
    </style:style>
    <style:style style:name="P23" style:family="paragraph" style:parent-style-name="Standard">
      <style:text-properties fo:color="#000000" loext:opacity="100%" style:font-name="Consolas" fo:font-size="10.5pt" fo:font-style="italic" fo:font-weight="bold" officeooo:rsid="04bf9e7d" officeooo:paragraph-rsid="04bf9e7d" fo:background-color="#ff4081" style:font-style-asian="italic" style:font-weight-asian="bold" style:font-style-complex="italic" style:font-weight-complex="bold"/>
    </style:style>
    <style:style style:name="P24" style:family="paragraph" style:parent-style-name="Standard">
      <style:text-properties fo:color="#000000" loext:opacity="100%" style:font-name="Consolas" fo:font-size="10.5pt" fo:font-style="italic" fo:font-weight="bold" officeooo:rsid="04c8b6e7" officeooo:paragraph-rsid="04c8b6e7" fo:background-color="#ff4081" style:font-style-asian="italic" style:font-weight-asian="bold" style:font-style-complex="italic" style:font-weight-complex="bold"/>
    </style:style>
    <style:style style:name="P25" style:family="paragraph" style:parent-style-name="Standard">
      <style:text-properties fo:color="#000000" loext:opacity="100%" style:font-name="Consolas" fo:font-size="10.5pt" fo:font-style="italic" fo:font-weight="bold" officeooo:rsid="04c8b6e7" officeooo:paragraph-rsid="04c8b6e7" fo:background-color="#ffee58" style:font-style-asian="italic" style:font-weight-asian="bold" style:font-style-complex="italic" style:font-weight-complex="bold"/>
    </style:style>
    <style:style style:name="P26" style:family="paragraph" style:parent-style-name="Standard">
      <style:text-properties fo:color="#000000" loext:opacity="100%" style:font-name="Consolas" fo:font-size="10.5pt" fo:font-weight="normal" officeooo:paragraph-rsid="04a21ab9" fo:background-color="transparent"/>
    </style:style>
    <style:style style:name="P27" style:family="paragraph" style:parent-style-name="Standard">
      <style:paragraph-properties style:line-height-at-least="0.503cm"/>
      <style:text-properties fo:color="#000000" loext:opacity="100%" style:font-name="Consolas" fo:font-size="10.5pt" fo:font-weight="normal" officeooo:rsid="04a81283" officeooo:paragraph-rsid="04a81283" fo:background-color="transparent"/>
    </style:style>
    <style:style style:name="P28" style:family="paragraph" style:parent-style-name="Standard">
      <style:text-properties fo:color="#000000" loext:opacity="100%" style:font-name="Consolas" fo:font-size="10.5pt" fo:font-weight="normal" officeooo:rsid="04ea65af" officeooo:paragraph-rsid="04ea65af" fo:background-color="transparent"/>
    </style:style>
    <style:style style:name="P29" style:family="paragraph" style:parent-style-name="Standard">
      <style:text-properties fo:color="#000000" loext:opacity="100%" style:font-name="Consolas" fo:font-size="10.5pt" fo:font-weight="normal" officeooo:rsid="04ea65af" officeooo:paragraph-rsid="04f0358c" fo:background-color="transparent"/>
    </style:style>
    <style:style style:name="P30" style:family="paragraph" style:parent-style-name="Standard">
      <style:paragraph-properties style:line-height-at-least="0.503cm"/>
      <style:text-properties fo:color="#000000" loext:opacity="100%" style:font-name="Consolas" fo:font-size="10.5pt" fo:font-weight="normal" officeooo:rsid="04f2fb20" officeooo:paragraph-rsid="04f2fb20" fo:background-color="transparent"/>
    </style:style>
    <style:style style:name="P31" style:family="paragraph" style:parent-style-name="Standard">
      <style:text-properties fo:color="#000000" loext:opacity="100%" style:font-name="Consolas" fo:font-size="10.5pt" fo:font-weight="normal" officeooo:rsid="04f551de" officeooo:paragraph-rsid="04f551de" fo:background-color="transparent"/>
    </style:style>
    <style:style style:name="P32" style:family="paragraph" style:parent-style-name="Standard">
      <style:paragraph-properties style:line-height-at-least="0.503cm"/>
      <style:text-properties fo:color="#000000" loext:opacity="100%" style:font-name="Consolas" fo:font-size="10.5pt" fo:font-weight="normal" fo:background-color="transparent"/>
    </style:style>
    <style:style style:name="P33" style:family="paragraph" style:parent-style-name="Standard">
      <style:paragraph-properties style:line-height-at-least="0.503cm"/>
      <style:text-properties fo:color="#000000" loext:opacity="100%" style:font-name="Consolas" fo:font-size="10.5pt" fo:font-weight="normal" officeooo:rsid="04f7b192" officeooo:paragraph-rsid="04f7b192" fo:background-color="transparent"/>
    </style:style>
    <style:style style:name="P34" style:family="paragraph" style:parent-style-name="Standard">
      <style:text-properties fo:color="#000000" loext:opacity="100%" style:font-name="Consolas" fo:font-size="10.5pt" fo:font-weight="normal" officeooo:rsid="04d18507" officeooo:paragraph-rsid="04d18507" fo:background-color="transparent"/>
    </style:style>
    <style:style style:name="P35" style:family="paragraph" style:parent-style-name="Standard">
      <style:text-properties fo:color="#000000" loext:opacity="100%" style:font-name="Consolas" fo:font-size="10.5pt" fo:font-weight="normal" officeooo:rsid="04f0358c" officeooo:paragraph-rsid="04f0358c" fo:background-color="transparent"/>
    </style:style>
    <style:style style:name="P36" style:family="paragraph" style:parent-style-name="Standard">
      <style:text-properties fo:color="#000000" loext:opacity="100%" style:font-name="Consolas" fo:font-size="10.5pt" fo:font-weight="normal" officeooo:rsid="052f6379" officeooo:paragraph-rsid="052f6379" fo:background-color="transparent" style:font-weight-asian="normal" style:font-weight-complex="normal"/>
    </style:style>
    <style:style style:name="P37" style:family="paragraph" style:parent-style-name="Standard">
      <style:text-properties fo:color="#000000" loext:opacity="100%" style:font-name="Consolas" fo:font-size="10.5pt" fo:font-weight="normal" officeooo:rsid="0536d4f6" officeooo:paragraph-rsid="0536d4f6" fo:background-color="transparent" style:font-weight-asian="normal" style:font-weight-complex="normal"/>
    </style:style>
    <style:style style:name="P38" style:family="paragraph" style:parent-style-name="Standard">
      <style:paragraph-properties style:line-height-at-least="0.503cm"/>
      <style:text-properties fo:color="#000000" loext:opacity="100%" style:font-name="Consolas" fo:font-size="10.5pt" fo:font-weight="normal" officeooo:rsid="04f7b192" officeooo:paragraph-rsid="04f7b192" fo:background-color="#18ffff"/>
    </style:style>
    <style:style style:name="P39" style:family="paragraph" style:parent-style-name="Standard">
      <style:paragraph-properties style:line-height-at-least="0.503cm"/>
      <style:text-properties fo:color="#d4d4d4" loext:opacity="100%" style:font-name="Consolas" fo:font-size="10.5pt" fo:font-weight="normal" fo:background-color="#1e1e1e"/>
    </style:style>
    <style:style style:name="P40" style:family="paragraph" style:parent-style-name="Standard">
      <style:text-properties fo:color="#d4d4d4" loext:opacity="100%" style:font-name="Consolas" fo:font-size="10.5pt" fo:font-style="italic" fo:font-weight="normal" officeooo:rsid="04969fbb" officeooo:paragraph-rsid="04969fbb" fo:background-color="#1e1e1e" style:font-style-asian="italic" style:font-weight-asian="normal" style:font-style-complex="italic" style:font-weight-complex="normal"/>
    </style:style>
    <style:style style:name="P41" style:family="paragraph" style:parent-style-name="Standard">
      <style:text-properties fo:color="#d4d4d4" loext:opacity="100%" style:font-name="Consolas" fo:font-size="10.5pt" fo:font-style="italic" fo:font-weight="normal" officeooo:rsid="0499e532" officeooo:paragraph-rsid="0499e532" fo:background-color="#1e1e1e" style:font-style-asian="italic" style:font-weight-asian="normal" style:font-style-complex="italic" style:font-weight-complex="normal"/>
    </style:style>
    <style:style style:name="P42" style:family="paragraph" style:parent-style-name="Standard">
      <style:text-properties fo:color="#d4d4d4" loext:opacity="100%" style:font-name="Consolas" fo:font-size="10.5pt" fo:font-style="italic" fo:font-weight="normal" officeooo:rsid="049aaf5d" officeooo:paragraph-rsid="049aaf5d" fo:background-color="#1e1e1e" style:font-style-asian="italic" style:font-weight-asian="normal" style:font-style-complex="italic" style:font-weight-complex="normal"/>
    </style:style>
    <style:style style:name="P43" style:family="paragraph" style:parent-style-name="Standard">
      <style:paragraph-properties style:line-height-at-least="0.503cm"/>
      <style:text-properties fo:color="#d4d4d4" loext:opacity="100%" fo:background-color="#1e1e1e"/>
    </style:style>
    <style:style style:name="P44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P45" style:family="paragraph" style:parent-style-name="Standard">
      <style:paragraph-properties style:line-height-at-least="0.503cm"/>
      <style:text-properties fo:color="#cccccc" loext:opacity="100%" style:font-name="Consolas" fo:font-size="10.5pt" fo:font-weight="normal" officeooo:paragraph-rsid="04e690c7" fo:background-color="#1f1f1f"/>
    </style:style>
    <style:style style:name="P46" style:family="paragraph" style:parent-style-name="Standard">
      <style:paragraph-properties style:line-height-at-least="0.503cm"/>
      <style:text-properties fo:color="#cccccc" loext:opacity="100%" style:font-name="Consolas" fo:font-size="10.5pt" fo:font-weight="normal" officeooo:paragraph-rsid="04f9597b" fo:background-color="#1f1f1f"/>
    </style:style>
    <style:style style:name="P47" style:family="paragraph" style:parent-style-name="Standard">
      <style:paragraph-properties style:line-height-at-least="0.503cm"/>
      <style:text-properties fo:color="#cccccc" loext:opacity="100%" style:font-name="Consolas" fo:font-size="10.5pt" fo:font-weight="normal" officeooo:rsid="04a81283" officeooo:paragraph-rsid="04a81283" fo:background-color="#1f1f1f"/>
    </style:style>
    <style:style style:name="P48" style:family="paragraph" style:parent-style-name="Standard">
      <style:paragraph-properties style:line-height-at-least="0.503cm"/>
      <style:text-properties fo:color="#cccccc" loext:opacity="100%" style:font-name="Consolas" fo:font-size="10.5pt" fo:font-weight="normal" officeooo:rsid="04ae54df" officeooo:paragraph-rsid="04ae54df" fo:background-color="#1f1f1f"/>
    </style:style>
    <style:style style:name="P49" style:family="paragraph" style:parent-style-name="Standard">
      <style:paragraph-properties style:line-height-at-least="0.503cm"/>
      <style:text-properties fo:color="#cccccc" loext:opacity="100%" style:font-name="Consolas" fo:font-size="10.5pt" fo:font-weight="normal" officeooo:rsid="04ae54df" officeooo:paragraph-rsid="04b381da" fo:background-color="#1f1f1f"/>
    </style:style>
    <style:style style:name="P50" style:family="paragraph" style:parent-style-name="Standard">
      <style:paragraph-properties style:line-height-at-least="0.503cm"/>
      <style:text-properties fo:color="#cccccc" loext:opacity="100%" style:font-name="Consolas" fo:font-size="10.5pt" fo:font-weight="normal" officeooo:rsid="04b4f2a1" officeooo:paragraph-rsid="04b4f2a1" fo:background-color="#1f1f1f"/>
    </style:style>
    <style:style style:name="P51" style:family="paragraph" style:parent-style-name="Standard">
      <style:paragraph-properties style:line-height-at-least="0.503cm"/>
      <style:text-properties fo:color="#cccccc" loext:opacity="100%" style:font-name="Consolas" fo:font-size="10.5pt" fo:font-weight="normal" officeooo:rsid="04a9ace9" officeooo:paragraph-rsid="04a9ace9" fo:background-color="#1f1f1f"/>
    </style:style>
    <style:style style:name="P52" style:family="paragraph" style:parent-style-name="Standard">
      <style:text-properties fo:color="#cccccc" loext:opacity="100%" style:font-name="Consolas" fo:font-size="10.5pt" fo:font-weight="normal" officeooo:paragraph-rsid="04cc9bdf" fo:background-color="#1f1f1f"/>
    </style:style>
    <style:style style:name="P53" style:family="paragraph" style:parent-style-name="Standard">
      <style:text-properties fo:color="#cccccc" loext:opacity="100%" style:font-name="Consolas" fo:font-size="10.5pt" fo:font-weight="normal" officeooo:rsid="04d18507" officeooo:paragraph-rsid="04d18507" fo:background-color="#1f1f1f"/>
    </style:style>
    <style:style style:name="P54" style:family="paragraph" style:parent-style-name="Standard">
      <style:paragraph-properties style:line-height-at-least="0.503cm"/>
      <style:text-properties fo:color="#cccccc" loext:opacity="100%" style:font-name="Consolas" fo:font-size="10.5pt" fo:font-weight="normal" officeooo:rsid="04d55a2d" officeooo:paragraph-rsid="04d55a2d" fo:background-color="#1f1f1f"/>
    </style:style>
    <style:style style:name="P55" style:family="paragraph" style:parent-style-name="Standard">
      <style:text-properties fo:color="#cccccc" loext:opacity="100%" style:font-name="Consolas" fo:font-size="10.5pt" fo:font-weight="normal" officeooo:rsid="04d8356b" officeooo:paragraph-rsid="04d8356b" fo:background-color="#1f1f1f"/>
    </style:style>
    <style:style style:name="P56" style:family="paragraph" style:parent-style-name="Standard">
      <style:text-properties fo:color="#cccccc" loext:opacity="100%" style:font-name="Consolas" fo:font-size="10.5pt" fo:font-weight="normal" officeooo:rsid="04ddb8cc" officeooo:paragraph-rsid="04ddb8cc" fo:background-color="#1f1f1f"/>
    </style:style>
    <style:style style:name="P57" style:family="paragraph" style:parent-style-name="Standard">
      <style:text-properties fo:color="#cccccc" loext:opacity="100%" style:font-name="Consolas" fo:font-size="10.5pt" fo:font-weight="normal" officeooo:rsid="04ea65af" officeooo:paragraph-rsid="04f0358c" fo:background-color="#1f1f1f"/>
    </style:style>
    <style:style style:name="P58" style:family="paragraph" style:parent-style-name="Standard">
      <style:text-properties fo:color="#cccccc" loext:opacity="100%" style:font-name="Consolas" fo:font-size="10.5pt" fo:font-weight="normal" officeooo:rsid="04f551de" officeooo:paragraph-rsid="04f551de" fo:background-color="#1f1f1f"/>
    </style:style>
    <style:style style:name="P59" style:family="paragraph" style:parent-style-name="Standard">
      <style:paragraph-properties style:line-height-at-least="0.503cm"/>
      <style:text-properties fo:color="#cccccc" loext:opacity="100%" style:font-name="Consolas" fo:font-size="10.5pt" fo:font-weight="normal" officeooo:rsid="04f7b8a9" officeooo:paragraph-rsid="04f9597b" fo:background-color="#1f1f1f"/>
    </style:style>
    <style:style style:name="P60" style:family="paragraph" style:parent-style-name="Standard">
      <style:paragraph-properties style:line-height-at-least="0.503cm"/>
      <style:text-properties fo:color="#cccccc" loext:opacity="100%" style:font-name="Consolas" fo:font-size="10.5pt" fo:font-weight="normal" officeooo:rsid="04f7b8a9" officeooo:paragraph-rsid="04f7b8a9" fo:background-color="#1f1f1f"/>
    </style:style>
    <style:style style:name="P61" style:family="paragraph" style:parent-style-name="Standard">
      <style:text-properties fo:color="#cccccc" loext:opacity="100%" style:font-name="Consolas" fo:font-size="10.5pt" fo:font-weight="normal" officeooo:rsid="05007ce3" officeooo:paragraph-rsid="05007ce3" fo:background-color="#1f1f1f"/>
    </style:style>
    <style:style style:name="P62" style:family="paragraph" style:parent-style-name="Standard">
      <style:text-properties fo:color="#cccccc" loext:opacity="100%" style:font-name="Consolas" fo:font-size="10.5pt" fo:font-weight="normal" officeooo:rsid="050316c5" officeooo:paragraph-rsid="050316c5" fo:background-color="#1f1f1f"/>
    </style:style>
    <style:style style:name="P63" style:family="paragraph" style:parent-style-name="Standard">
      <style:text-properties fo:color="#cccccc" loext:opacity="100%" style:font-name="Consolas" fo:font-size="10.5pt" fo:font-weight="normal" officeooo:rsid="050be052" officeooo:paragraph-rsid="050be052" fo:background-color="#1f1f1f" style:font-weight-asian="normal" style:font-weight-complex="normal"/>
    </style:style>
    <style:style style:name="P64" style:family="paragraph" style:parent-style-name="Standard">
      <style:text-properties fo:color="#cccccc" loext:opacity="100%" style:font-name="Consolas" fo:font-size="10.5pt" fo:font-weight="normal" officeooo:rsid="0522a88b" officeooo:paragraph-rsid="0522a88b" fo:background-color="#1f1f1f" style:font-weight-asian="normal" style:font-weight-complex="normal"/>
    </style:style>
    <style:style style:name="P65" style:family="paragraph" style:parent-style-name="Standard">
      <style:text-properties fo:color="#cccccc" loext:opacity="100%" style:font-name="Consolas" fo:font-size="10.5pt" fo:font-weight="normal" officeooo:rsid="0529c76a" officeooo:paragraph-rsid="0529c76a" fo:background-color="#1f1f1f" style:font-weight-asian="normal" style:font-weight-complex="normal"/>
    </style:style>
    <style:style style:name="P66" style:family="paragraph" style:parent-style-name="Standard">
      <style:text-properties fo:color="#cccccc" loext:opacity="100%" style:font-name="Consolas" fo:font-size="10.5pt" fo:font-weight="normal" officeooo:rsid="052f6379" officeooo:paragraph-rsid="052f6379" fo:background-color="#1f1f1f" style:font-weight-asian="normal" style:font-weight-complex="normal"/>
    </style:style>
    <style:style style:name="P67" style:family="paragraph" style:parent-style-name="Standard">
      <style:text-properties fo:color="#cccccc" loext:opacity="100%" style:font-name="Consolas" fo:font-size="10.5pt" fo:font-weight="normal" officeooo:rsid="0536d4f6" officeooo:paragraph-rsid="0536d4f6" fo:background-color="#1f1f1f" style:font-weight-asian="normal" style:font-weight-complex="normal"/>
    </style:style>
    <style:style style:name="P68" style:family="paragraph" style:parent-style-name="Standard">
      <style:text-properties fo:color="#cccccc" loext:opacity="100%" style:font-name="Consolas" fo:font-size="10.5pt" fo:font-weight="normal" officeooo:paragraph-rsid="05181634" fo:background-color="#1f1f1f"/>
    </style:style>
    <style:style style:name="P69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000000"/>
    </style:style>
    <style:style style:name="P70" style:family="paragraph" style:parent-style-name="Standard">
      <style:text-properties fo:color="#cccccc" loext:opacity="100%" style:font-name="Consolas" fo:font-size="10.5pt" fo:font-style="italic" fo:font-weight="normal" officeooo:rsid="049e4c4b" officeooo:paragraph-rsid="049e4c4b" fo:background-color="#1f1f1f" style:font-style-asian="italic" style:font-weight-asian="normal" style:font-style-complex="italic" style:font-weight-complex="normal"/>
    </style:style>
    <style:style style:name="P71" style:family="paragraph" style:parent-style-name="Standard">
      <style:text-properties fo:color="#cccccc" loext:opacity="100%" style:font-name="Consolas" fo:font-size="10.5pt" fo:font-style="italic" fo:font-weight="normal" officeooo:rsid="04bdc1bc" officeooo:paragraph-rsid="04bdc1bc" fo:background-color="#1f1f1f" style:font-style-asian="italic" style:font-weight-asian="normal" style:font-style-complex="italic" style:font-weight-complex="normal"/>
    </style:style>
    <style:style style:name="P72" style:family="paragraph" style:parent-style-name="Standard">
      <style:text-properties fo:color="#cccccc" loext:opacity="100%" style:font-name="Consolas" fo:font-size="10.5pt" fo:font-style="italic" fo:font-weight="normal" officeooo:rsid="04c8b6e7" officeooo:paragraph-rsid="04c8b6e7" fo:background-color="#1f1f1f" style:font-style-asian="italic" style:font-weight-asian="normal" style:font-style-complex="italic" style:font-weight-complex="normal"/>
    </style:style>
    <style:style style:name="P73" style:family="paragraph" style:parent-style-name="Standard">
      <style:text-properties fo:color="#cccccc" loext:opacity="100%" style:font-name="Consolas" fo:font-size="10.5pt" fo:font-style="italic" fo:font-weight="normal" officeooo:rsid="04bf9e7d" officeooo:paragraph-rsid="04bf9e7d" fo:background-color="#000000" style:font-style-asian="italic" style:font-weight-asian="normal" style:font-style-complex="italic" style:font-weight-complex="normal"/>
    </style:style>
    <style:style style:name="P74" style:family="paragraph" style:parent-style-name="Standard">
      <style:paragraph-properties style:line-height-at-least="0.503cm"/>
      <style:text-properties fo:color="#cccccc" loext:opacity="100%" fo:background-color="#1f1f1f"/>
    </style:style>
    <style:style style:name="P75" style:family="paragraph" style:parent-style-name="Standard">
      <style:paragraph-properties style:line-height-at-least="0.503cm"/>
      <style:text-properties fo:color="#cccccc" loext:opacity="100%" officeooo:paragraph-rsid="04b4d508" fo:background-color="#1f1f1f"/>
    </style:style>
    <style:style style:name="P76" style:family="paragraph" style:parent-style-name="Standard">
      <style:paragraph-properties style:line-height-at-least="0.503cm"/>
      <style:text-properties fo:color="#cccccc" loext:opacity="100%" officeooo:paragraph-rsid="04d55a2d" fo:background-color="#1f1f1f"/>
    </style:style>
    <style:style style:name="P77" style:family="paragraph" style:parent-style-name="Standard">
      <style:paragraph-properties style:line-height-at-least="0.503cm"/>
      <style:text-properties fo:color="#cccccc" loext:opacity="100%" officeooo:paragraph-rsid="04e87168" fo:background-color="#1f1f1f"/>
    </style:style>
    <style:style style:name="P78" style:family="paragraph" style:parent-style-name="Standard">
      <style:paragraph-properties style:line-height-at-least="0.503cm"/>
      <style:text-properties fo:color="#cccccc" loext:opacity="100%" officeooo:paragraph-rsid="04f9597b" fo:background-color="#1f1f1f"/>
    </style:style>
    <style:style style:name="P79" style:family="paragraph" style:parent-style-name="Standard">
      <style:text-properties fo:color="#cccccc" loext:opacity="100%" officeooo:paragraph-rsid="04a63c96" fo:background-color="#1f1f1f"/>
    </style:style>
    <style:style style:name="P80" style:family="paragraph" style:parent-style-name="Standard">
      <style:text-properties fo:color="#cccccc" loext:opacity="100%" officeooo:paragraph-rsid="050fb6df" fo:background-color="#1f1f1f"/>
    </style:style>
    <style:style style:name="P81" style:family="paragraph" style:parent-style-name="Standard">
      <style:text-properties fo:color="#c9211e" loext:opacity="100%" style:font-name="Consolas" fo:font-size="10.5pt" fo:font-style="italic" fo:font-weight="normal" officeooo:rsid="04a2fbd2" officeooo:paragraph-rsid="04a2fbd2" fo:background-color="transparent" style:font-style-asian="italic" style:font-weight-asian="normal" style:font-style-complex="italic" style:font-weight-complex="normal"/>
    </style:style>
    <style:style style:name="P82" style:family="paragraph" style:parent-style-name="Standard">
      <style:text-properties fo:color="#c9211e" loext:opacity="100%" style:font-name="Consolas" fo:font-size="10.5pt" fo:font-style="italic" fo:font-weight="normal" officeooo:rsid="04bf9e7d" officeooo:paragraph-rsid="04bf9e7d" fo:background-color="transparent" style:font-style-asian="italic" style:font-weight-asian="normal" style:font-style-complex="italic" style:font-weight-complex="normal"/>
    </style:style>
    <style:style style:name="P83" style:family="paragraph" style:parent-style-name="Standard">
      <style:text-properties fo:color="#c9211e" loext:opacity="100%" style:font-name="Consolas" fo:font-size="10.5pt" fo:font-style="italic" fo:font-weight="normal" officeooo:rsid="04c8b6e7" officeooo:paragraph-rsid="04c8b6e7" fo:background-color="transparent" style:font-style-asian="italic" style:font-weight-asian="normal" style:font-style-complex="italic" style:font-weight-complex="normal"/>
    </style:style>
    <style:style style:name="P84" style:family="paragraph" style:parent-style-name="Standard">
      <style:text-properties fo:color="#c9211e" loext:opacity="100%" style:font-name="Consolas" fo:font-size="10.5pt" fo:font-style="italic" fo:font-weight="normal" officeooo:rsid="04bf9e7d" officeooo:paragraph-rsid="04bf9e7d" fo:background-color="#ffee58" style:font-style-asian="italic" style:font-weight-asian="normal" style:font-style-complex="italic" style:font-weight-complex="normal"/>
    </style:style>
    <style:style style:name="P85" style:family="paragraph" style:parent-style-name="Standard">
      <style:text-properties fo:color="#c9211e" loext:opacity="100%" style:font-name="Consolas" fo:font-size="10.5pt" fo:font-style="italic" fo:font-weight="normal" officeooo:rsid="04c8b6e7" officeooo:paragraph-rsid="04c8b6e7" fo:background-color="#ffee58" style:font-style-asian="italic" style:font-weight-asian="normal" style:font-style-complex="italic" style:font-weight-complex="normal"/>
    </style:style>
    <style:style style:name="P86" style:family="paragraph" style:parent-style-name="Standard">
      <style:text-properties fo:color="#c9211e" loext:opacity="100%" style:font-name="Consolas" fo:font-size="10.5pt" fo:font-style="italic" fo:font-weight="bold" officeooo:rsid="04a5d2f1" officeooo:paragraph-rsid="04a5d2f1" fo:background-color="#ffff00" style:font-style-asian="italic" style:font-weight-asian="bold" style:font-style-complex="italic" style:font-weight-complex="bold"/>
    </style:style>
    <style:style style:name="P87" style:family="paragraph" style:parent-style-name="Standard">
      <style:text-properties fo:color="#c9211e" loext:opacity="100%" style:font-name="Consolas" fo:font-size="10.5pt" fo:font-style="italic" fo:font-weight="bold" officeooo:rsid="04a63c96" officeooo:paragraph-rsid="04a63c96" fo:background-color="transparent" style:font-style-asian="italic" style:font-weight-asian="bold" style:font-style-complex="italic" style:font-weight-complex="bold"/>
    </style:style>
    <style:style style:name="P88" style:family="paragraph" style:parent-style-name="Standard">
      <style:paragraph-properties style:line-height-at-least="0.503cm"/>
      <style:text-properties fo:color="#c9211e" loext:opacity="100%" style:font-name="Consolas" fo:font-size="10.5pt" fo:font-weight="normal" officeooo:rsid="04a9ace9" officeooo:paragraph-rsid="04a9ace9" fo:background-color="transparent"/>
    </style:style>
    <style:style style:name="P89" style:family="paragraph" style:parent-style-name="Standard">
      <style:paragraph-properties style:line-height-at-least="0.503cm"/>
      <style:text-properties fo:color="#c9211e" loext:opacity="100%" style:font-name="Consolas" fo:font-size="10.5pt" fo:font-weight="normal" officeooo:rsid="04ad05f3" officeooo:paragraph-rsid="04a9ace9" fo:background-color="transparent"/>
    </style:style>
    <style:style style:name="P90" style:family="paragraph" style:parent-style-name="Standard">
      <style:paragraph-properties style:line-height-at-least="0.503cm"/>
      <style:text-properties fo:color="#c9211e" loext:opacity="100%" style:font-name="Consolas" fo:font-size="10.5pt" fo:font-weight="normal" officeooo:rsid="04b2f083" officeooo:paragraph-rsid="04ae54df" fo:background-color="transparent"/>
    </style:style>
    <style:style style:name="P91" style:family="paragraph" style:parent-style-name="Standard">
      <style:paragraph-properties style:line-height-at-least="0.503cm"/>
      <style:text-properties fo:color="#c9211e" loext:opacity="100%" style:font-name="Consolas" fo:font-size="10.5pt" fo:font-weight="normal" officeooo:rsid="04b381da" officeooo:paragraph-rsid="04b381da" fo:background-color="transparent"/>
    </style:style>
    <style:style style:name="P92" style:family="paragraph" style:parent-style-name="Standard">
      <style:paragraph-properties style:line-height-at-least="0.503cm"/>
      <style:text-properties fo:color="#c9211e" loext:opacity="100%" style:font-name="Consolas" fo:font-size="10.5pt" fo:font-weight="normal" officeooo:rsid="04b4f2a1" officeooo:paragraph-rsid="04b4f2a1" fo:background-color="transparent"/>
    </style:style>
    <style:style style:name="P93" style:family="paragraph" style:parent-style-name="Standard">
      <style:paragraph-properties style:line-height-at-least="0.503cm"/>
      <style:text-properties fo:color="#c9211e" loext:opacity="100%" style:font-name="Consolas" fo:font-size="10.5pt" fo:font-weight="normal" officeooo:rsid="04b62e42" officeooo:paragraph-rsid="04b62e42" fo:background-color="transparent"/>
    </style:style>
    <style:style style:name="P94" style:family="paragraph" style:parent-style-name="Standard">
      <style:text-properties fo:color="#c9211e" loext:opacity="100%" style:font-name="Consolas" fo:font-size="10.5pt" fo:font-weight="normal" officeooo:rsid="04e8e90e" officeooo:paragraph-rsid="04e8e90e" fo:background-color="transparent"/>
    </style:style>
    <style:style style:name="P95" style:family="paragraph" style:parent-style-name="Standard">
      <style:paragraph-properties style:line-height-at-least="0.503cm"/>
      <style:text-properties fo:color="#c9211e" loext:opacity="100%" style:font-name="Consolas" fo:font-size="10.5pt" fo:font-weight="normal" officeooo:rsid="04f7b192" officeooo:paragraph-rsid="04f7b192" fo:background-color="transparent"/>
    </style:style>
    <style:style style:name="P96" style:family="paragraph" style:parent-style-name="Standard">
      <style:text-properties fo:color="#c9211e" loext:opacity="100%" style:font-name="Consolas" fo:font-size="10.5pt" fo:font-weight="normal" officeooo:rsid="04d31ada" officeooo:paragraph-rsid="04d31ada" fo:background-color="transparent"/>
    </style:style>
    <style:style style:name="P97" style:family="paragraph" style:parent-style-name="Standard">
      <style:paragraph-properties style:line-height-at-least="0.503cm"/>
      <style:text-properties fo:color="#c9211e" loext:opacity="100%" style:font-name="Consolas" fo:font-size="10.5pt" fo:font-weight="normal" officeooo:rsid="04fcf267" officeooo:paragraph-rsid="04fcf267" fo:background-color="transparent"/>
    </style:style>
    <style:style style:name="P98" style:family="paragraph" style:parent-style-name="Standard">
      <style:text-properties fo:color="#c9211e" loext:opacity="100%" style:font-name="Consolas" fo:font-size="10.5pt" fo:font-weight="normal" officeooo:rsid="04f551de" officeooo:paragraph-rsid="04f551de" fo:background-color="transparent"/>
    </style:style>
    <style:style style:name="P99" style:family="paragraph" style:parent-style-name="Standard">
      <style:text-properties fo:color="#c9211e" loext:opacity="100%" style:font-name="Consolas" fo:font-size="10.5pt" fo:font-weight="normal" officeooo:rsid="05007ce3" officeooo:paragraph-rsid="05007ce3" fo:background-color="transparent"/>
    </style:style>
    <style:style style:name="P100" style:family="paragraph" style:parent-style-name="Standard">
      <style:text-properties fo:color="#c9211e" loext:opacity="100%" style:font-name="Consolas" fo:font-size="10.5pt" fo:font-weight="normal" officeooo:rsid="050316c5" officeooo:paragraph-rsid="050316c5" fo:background-color="transparent"/>
    </style:style>
    <style:style style:name="P101" style:family="paragraph" style:parent-style-name="Standard">
      <style:text-properties fo:color="#c9211e" loext:opacity="100%" style:font-name="Consolas" fo:font-size="10.5pt" fo:font-weight="normal" officeooo:rsid="050be052" officeooo:paragraph-rsid="050be052" fo:background-color="transparent" style:font-weight-asian="normal" style:font-weight-complex="normal"/>
    </style:style>
    <style:style style:name="P102" style:family="paragraph" style:parent-style-name="Standard">
      <style:text-properties fo:color="#c9211e" loext:opacity="100%" style:font-name="Consolas" fo:font-size="10.5pt" fo:font-weight="normal" officeooo:rsid="050e4e12" officeooo:paragraph-rsid="050e4e12" fo:background-color="transparent" style:font-weight-asian="normal" style:font-weight-complex="normal"/>
    </style:style>
    <style:style style:name="P103" style:family="paragraph" style:parent-style-name="Standard">
      <style:text-properties fo:color="#c9211e" loext:opacity="100%" style:font-name="Consolas" fo:font-size="10.5pt" fo:font-weight="normal" officeooo:rsid="050fb6df" officeooo:paragraph-rsid="050fb6df" fo:background-color="transparent" style:font-weight-asian="normal" style:font-weight-complex="normal"/>
    </style:style>
    <style:style style:name="P104" style:family="paragraph" style:parent-style-name="Standard">
      <style:text-properties fo:color="#c9211e" loext:opacity="100%" style:font-name="Consolas" fo:font-size="10.5pt" fo:font-weight="normal" officeooo:rsid="0512159b" officeooo:paragraph-rsid="0512159b" fo:background-color="transparent" style:font-weight-asian="normal" style:font-weight-complex="normal"/>
    </style:style>
    <style:style style:name="P105" style:family="paragraph" style:parent-style-name="Standard">
      <style:text-properties fo:color="#c9211e" loext:opacity="100%" style:font-name="Consolas" fo:font-size="10.5pt" fo:font-weight="normal" officeooo:rsid="0516834b" officeooo:paragraph-rsid="0516834b" fo:background-color="transparent" style:font-weight-asian="normal" style:font-weight-complex="normal"/>
    </style:style>
    <style:style style:name="P106" style:family="paragraph" style:parent-style-name="Standard">
      <style:text-properties fo:color="#c9211e" loext:opacity="100%" style:font-name="Consolas" fo:font-size="10.5pt" fo:font-weight="normal" officeooo:rsid="0522a88b" officeooo:paragraph-rsid="0522a88b" fo:background-color="transparent" style:font-weight-asian="normal" style:font-weight-complex="normal"/>
    </style:style>
    <style:style style:name="P107" style:family="paragraph" style:parent-style-name="Standard">
      <style:text-properties fo:color="#c9211e" loext:opacity="100%" style:font-name="Consolas" fo:font-size="10.5pt" fo:font-weight="normal" officeooo:rsid="0529c76a" officeooo:paragraph-rsid="0529c76a" fo:background-color="transparent" style:font-weight-asian="normal" style:font-weight-complex="normal"/>
    </style:style>
    <style:style style:name="P108" style:family="paragraph" style:parent-style-name="Standard">
      <style:text-properties fo:color="#c9211e" loext:opacity="100%" style:font-name="Consolas" fo:font-size="10.5pt" fo:font-weight="normal" officeooo:rsid="052c0dea" officeooo:paragraph-rsid="052c0dea" fo:background-color="transparent" style:font-weight-asian="normal" style:font-weight-complex="normal"/>
    </style:style>
    <style:style style:name="P109" style:family="paragraph" style:parent-style-name="Standard">
      <style:text-properties fo:color="#c9211e" loext:opacity="100%" style:font-name="Consolas" fo:font-size="10.5pt" fo:font-weight="normal" officeooo:rsid="052c5c68" officeooo:paragraph-rsid="052c5c68" fo:background-color="transparent" style:font-weight-asian="normal" style:font-weight-complex="normal"/>
    </style:style>
    <style:style style:name="P110" style:family="paragraph" style:parent-style-name="Standard">
      <style:text-properties fo:color="#c9211e" loext:opacity="100%" style:font-name="Consolas" fo:font-size="10.5pt" fo:font-weight="normal" officeooo:paragraph-rsid="05181634" fo:background-color="transparent"/>
    </style:style>
    <style:style style:name="P111" style:family="paragraph" style:parent-style-name="Standard">
      <style:text-properties fo:color="#c9211e" loext:opacity="100%" style:font-name="Consolas" fo:font-size="10.5pt" fo:font-weight="normal" officeooo:rsid="051af0b3" officeooo:paragraph-rsid="051af0b3" fo:background-color="transparent"/>
    </style:style>
    <style:style style:name="P112" style:family="paragraph" style:parent-style-name="Standard">
      <style:text-properties fo:color="#c9211e" loext:opacity="100%" style:font-name="Consolas" fo:font-size="10.5pt" fo:font-weight="normal" officeooo:rsid="051be079" officeooo:paragraph-rsid="051be079" fo:background-color="transparent"/>
    </style:style>
    <style:style style:name="P113" style:family="paragraph" style:parent-style-name="Standard">
      <style:text-properties fo:color="#c9211e" loext:opacity="100%" style:font-name="Consolas" fo:font-size="10.5pt" fo:font-weight="normal" officeooo:rsid="051c8c41" officeooo:paragraph-rsid="051c8c41" fo:background-color="transparent"/>
    </style:style>
    <style:style style:name="P114" style:family="paragraph" style:parent-style-name="Standard">
      <style:text-properties fo:color="#c9211e" loext:opacity="100%" style:font-name="Consolas" fo:font-size="10.5pt" fo:font-weight="normal" officeooo:rsid="051d2292" officeooo:paragraph-rsid="051d2292" fo:background-color="transparent"/>
    </style:style>
    <style:style style:name="P115" style:family="paragraph" style:parent-style-name="Standard">
      <style:text-properties fo:color="#c9211e" loext:opacity="100%" style:font-name="Consolas" fo:font-size="10.5pt" fo:font-weight="normal" officeooo:rsid="051e27da" officeooo:paragraph-rsid="051e27da" fo:background-color="transparent"/>
    </style:style>
    <style:style style:name="P116" style:family="paragraph" style:parent-style-name="Standard">
      <style:text-properties fo:color="#c9211e" loext:opacity="100%" style:font-name="Consolas" fo:font-size="10.5pt" fo:font-weight="normal" officeooo:rsid="0520a664" officeooo:paragraph-rsid="0520a664" fo:background-color="transparent"/>
    </style:style>
    <style:style style:name="P117" style:family="paragraph" style:parent-style-name="Standard">
      <style:paragraph-properties style:line-height-at-least="0.503cm"/>
      <style:text-properties fo:color="#c9211e" loext:opacity="100%" style:font-name="Consolas" fo:font-size="10.5pt" fo:font-weight="normal" officeooo:rsid="04a9ace9" officeooo:paragraph-rsid="04a9ace9" fo:background-color="#ffff00"/>
    </style:style>
    <style:style style:name="P118" style:family="paragraph" style:parent-style-name="Standard">
      <style:paragraph-properties style:line-height-at-least="0.503cm"/>
      <style:text-properties fo:color="#c9211e" loext:opacity="100%" style:font-name="Consolas" fo:font-size="10.5pt" fo:font-weight="normal" officeooo:rsid="04b04e8a" officeooo:paragraph-rsid="04ae54df" fo:background-color="#ffff00"/>
    </style:style>
    <style:style style:name="P119" style:family="paragraph" style:parent-style-name="Standard">
      <style:text-properties fo:color="#c9211e" loext:opacity="100%" style:font-name="Consolas" fo:font-size="10.5pt" fo:font-weight="normal" officeooo:rsid="05181634" officeooo:paragraph-rsid="05181634" fo:background-color="#64ffda" style:font-weight-asian="normal" style:font-weight-complex="normal"/>
    </style:style>
    <style:style style:name="P120" style:family="paragraph" style:parent-style-name="Standard">
      <style:text-properties fo:color="#c9211e" loext:opacity="100%" style:font-name="Consolas" fo:font-size="10.5pt" fo:font-weight="bold" officeooo:paragraph-rsid="04cc9bdf" fo:background-color="#18ffff"/>
    </style:style>
    <style:style style:name="P121" style:family="paragraph" style:parent-style-name="Standard">
      <style:text-properties fo:color="#c9211e" loext:opacity="100%" style:font-name="Consolas" fo:font-size="10.5pt" fo:font-weight="bold" officeooo:paragraph-rsid="04cc9bdf" fo:background-color="transparent"/>
    </style:style>
    <style:style style:name="P122" style:family="paragraph" style:parent-style-name="Standard">
      <style:text-properties fo:color="#c9211e" loext:opacity="100%" style:font-name="Consolas" fo:font-size="10.5pt" fo:font-weight="bold" officeooo:rsid="04d18507" officeooo:paragraph-rsid="04d18507" fo:background-color="transparent"/>
    </style:style>
    <style:style style:name="P123" style:family="paragraph" style:parent-style-name="Standard">
      <style:text-properties fo:color="#c9211e" loext:opacity="100%" style:font-name="Consolas" fo:font-size="10.5pt" fo:font-weight="bold" officeooo:rsid="04d8356b" officeooo:paragraph-rsid="04d8356b" fo:background-color="transparent"/>
    </style:style>
    <style:style style:name="P124" style:family="paragraph" style:parent-style-name="Standard">
      <style:text-properties fo:color="#c9211e" loext:opacity="100%" style:font-name="Consolas" fo:font-size="10.5pt" fo:font-weight="bold" officeooo:rsid="04dcaa76" officeooo:paragraph-rsid="04dcaa76" fo:background-color="transparent"/>
    </style:style>
    <style:style style:name="P125" style:family="paragraph" style:parent-style-name="Standard">
      <style:text-properties fo:color="#c9211e" loext:opacity="100%" style:font-name="Consolas" fo:font-size="10.5pt" fo:font-weight="bold" officeooo:paragraph-rsid="04ddb8cc" fo:background-color="transparent"/>
    </style:style>
    <style:style style:name="P126" style:family="paragraph" style:parent-style-name="Standard">
      <style:text-properties fo:color="#c9211e" loext:opacity="100%" style:font-name="Consolas" fo:font-size="10.5pt" fo:font-weight="bold" officeooo:rsid="0504978e" officeooo:paragraph-rsid="0504978e" fo:background-color="transparent" style:font-weight-asian="bold" style:font-weight-complex="bold"/>
    </style:style>
    <style:style style:name="P127" style:family="paragraph" style:parent-style-name="Standard">
      <style:text-properties fo:color="#c9211e" loext:opacity="100%" style:font-name="Consolas" fo:font-size="10.5pt" fo:font-weight="bold" officeooo:rsid="0504978e" officeooo:paragraph-rsid="05084380" fo:background-color="transparent" style:font-weight-asian="bold" style:font-weight-complex="bold"/>
    </style:style>
    <style:style style:name="P128" style:family="paragraph" style:parent-style-name="Standard">
      <style:text-properties fo:color="#c9211e" loext:opacity="100%" style:font-name="Consolas" fo:font-size="10.5pt" fo:font-weight="bold" officeooo:rsid="050b77e5" officeooo:paragraph-rsid="050b77e5" fo:background-color="transparent" style:font-weight-asian="bold" style:font-weight-complex="bold"/>
    </style:style>
    <style:style style:name="P129" style:family="paragraph" style:parent-style-name="Standard">
      <style:text-properties fo:color="#c9211e" loext:opacity="100%" style:font-name="Consolas" fo:font-size="10.5pt" fo:font-weight="bold" officeooo:rsid="0525036e" officeooo:paragraph-rsid="0525036e" fo:background-color="transparent" style:font-weight-asian="bold" style:font-weight-complex="bold"/>
    </style:style>
    <style:style style:name="P130" style:family="paragraph" style:parent-style-name="Standard">
      <style:text-properties fo:color="#c9211e" loext:opacity="100%" style:font-name="Consolas" fo:font-size="10.5pt" fo:font-weight="bold" officeooo:rsid="05358d6c" officeooo:paragraph-rsid="05358d6c" fo:background-color="transparent" style:font-weight-asian="bold" style:font-weight-complex="bold"/>
    </style:style>
    <style:style style:name="P131" style:family="paragraph" style:parent-style-name="Standard">
      <style:paragraph-properties style:line-height-at-least="0.503cm"/>
      <style:text-properties fo:color="#c9211e" loext:opacity="100%" style:font-name="Consolas" fo:font-size="9pt" fo:font-weight="normal" officeooo:rsid="04e15027" fo:background-color="transparent" style:font-size-asian="9pt" style:font-size-complex="9pt"/>
    </style:style>
    <style:style style:name="P132" style:family="paragraph" style:parent-style-name="Standard">
      <style:paragraph-properties style:line-height-at-least="0.503cm"/>
      <style:text-properties fo:color="#c9211e" loext:opacity="100%" officeooo:rsid="04a9ace9" officeooo:paragraph-rsid="04a9ace9" fo:background-color="transparent"/>
    </style:style>
    <style:style style:name="P133" style:family="paragraph" style:parent-style-name="Standard">
      <style:paragraph-properties style:line-height-at-least="0.503cm"/>
      <style:text-properties fo:color="#c9211e" loext:opacity="100%" officeooo:rsid="04ae54df" officeooo:paragraph-rsid="04ae54df" fo:background-color="transparent"/>
    </style:style>
    <style:style style:name="P134" style:family="paragraph" style:parent-style-name="Standard">
      <style:paragraph-properties style:line-height-at-least="0.503cm"/>
      <style:text-properties fo:color="#c9211e" loext:opacity="100%" officeooo:rsid="04ae54df" officeooo:paragraph-rsid="04b381da" fo:background-color="transparent"/>
    </style:style>
    <style:style style:name="P135" style:family="paragraph" style:parent-style-name="Standard">
      <style:paragraph-properties style:line-height-at-least="0.503cm"/>
      <style:text-properties fo:color="#c9211e" loext:opacity="100%" officeooo:rsid="04b4f2a1" officeooo:paragraph-rsid="04b4f2a1" fo:background-color="transparent"/>
    </style:style>
    <style:style style:name="P136" style:family="paragraph" style:parent-style-name="Standard">
      <style:paragraph-properties style:line-height-at-least="0.503cm"/>
      <style:text-properties fo:color="#c9211e" loext:opacity="100%" officeooo:rsid="04ae54df" officeooo:paragraph-rsid="04ae54df" fo:background-color="#ffff00"/>
    </style:style>
    <style:style style:name="P137" style:family="paragraph" style:parent-style-name="Standard">
      <style:paragraph-properties style:line-height-at-least="0.503cm"/>
    </style:style>
    <style:style style:name="P138" style:family="paragraph" style:parent-style-name="Standard">
      <style:paragraph-properties style:line-height-at-least="0.503cm"/>
      <style:text-properties fo:color="#3d5afe" loext:opacity="100%" style:font-name="Consolas" fo:font-size="10.5pt" fo:font-weight="normal" officeooo:rsid="04a9ace9" officeooo:paragraph-rsid="04a9ace9" fo:background-color="transparent"/>
    </style:style>
    <style:style style:name="P139" style:family="paragraph" style:parent-style-name="Standard">
      <style:paragraph-properties style:line-height-at-least="0.503cm"/>
      <style:text-properties fo:color="#3d5afe" loext:opacity="100%" style:font-name="Consolas" fo:font-size="10.5pt" fo:font-weight="bold" officeooo:rsid="04a9ace9" officeooo:paragraph-rsid="04a9ace9" fo:background-color="#f8bbd0" style:font-weight-asian="bold" style:font-weight-complex="bold"/>
    </style:style>
    <style:style style:name="P140" style:family="paragraph" style:parent-style-name="Standard">
      <style:paragraph-properties style:line-height-at-least="0.503cm"/>
      <style:text-properties fo:color="#3f51b5" loext:opacity="100%" style:font-name="Consolas" fo:font-size="10.5pt" fo:font-weight="normal" officeooo:rsid="04f7b8a9" officeooo:paragraph-rsid="04f7b8a9" fo:background-color="transparent"/>
    </style:style>
    <style:style style:name="P141" style:family="paragraph" style:parent-style-name="Standard">
      <style:paragraph-properties style:line-height-at-least="0.503cm"/>
      <style:text-properties fo:color="#3f51b5" loext:opacity="100%" style:font-name="Consolas" fo:font-size="10.5pt" fo:font-weight="normal" officeooo:rsid="04f85cc1" officeooo:paragraph-rsid="04f85cc1" fo:background-color="transparent"/>
    </style:style>
    <style:style style:name="P142" style:family="paragraph" style:parent-style-name="Standard">
      <style:text-properties fo:color="#3f51b5" loext:opacity="100%" style:font-name="Consolas" fo:font-size="10.5pt" fo:font-weight="bold" officeooo:rsid="050316c5" officeooo:paragraph-rsid="050316c5" fo:background-color="transparent" style:font-weight-asian="bold" style:font-weight-complex="bold"/>
    </style:style>
    <style:style style:name="P143" style:family="paragraph" style:parent-style-name="Standard">
      <style:text-properties fo:color="#3f51b5" loext:opacity="100%" style:font-name="Consolas" fo:font-size="10.5pt" fo:font-weight="bold" officeooo:rsid="0509ffa7" officeooo:paragraph-rsid="0509ffa7" fo:background-color="transparent" style:font-weight-asian="bold" style:font-weight-complex="bold"/>
    </style:style>
    <style:style style:name="P144" style:family="paragraph" style:parent-style-name="Standard">
      <style:text-properties fo:color="#808080" loext:opacity="100%" style:font-name="Consolas" fo:font-size="10.5pt" fo:font-weight="normal" officeooo:paragraph-rsid="04cc9bdf" fo:background-color="#1f1f1f"/>
    </style:style>
    <style:style style:name="P145" style:family="paragraph" style:parent-style-name="Standard">
      <style:text-properties fo:color="#808080" loext:opacity="100%" style:font-name="Consolas" fo:font-size="10.5pt" fo:font-weight="normal" officeooo:rsid="04ddb8cc" officeooo:paragraph-rsid="04ddb8cc" fo:background-color="#1f1f1f"/>
    </style:style>
    <style:style style:name="P146" style:family="paragraph" style:parent-style-name="Standard">
      <style:text-properties fo:color="#808080" loext:opacity="100%" style:font-name="Consolas" fo:font-size="10.5pt" fo:font-weight="normal" officeooo:rsid="05007ce3" officeooo:paragraph-rsid="05007ce3" fo:background-color="#1f1f1f"/>
    </style:style>
    <style:style style:name="P147" style:family="paragraph" style:parent-style-name="Standard">
      <style:text-properties fo:color="#808080" loext:opacity="100%" style:font-name="Consolas" fo:font-size="10.5pt" fo:font-weight="normal" officeooo:rsid="050138eb" officeooo:paragraph-rsid="05007ce3" fo:background-color="#1f1f1f"/>
    </style:style>
    <style:style style:name="P148" style:family="paragraph" style:parent-style-name="Standard">
      <style:text-properties fo:color="#808080" loext:opacity="100%" style:font-name="Consolas" fo:font-size="10.5pt" fo:font-weight="normal" officeooo:paragraph-rsid="04cc9bdf" fo:background-color="transparent"/>
    </style:style>
    <style:style style:name="P149" style:family="paragraph" style:parent-style-name="Standard">
      <style:text-properties fo:color="#808080" loext:opacity="100%" style:font-name="Consolas" fo:font-size="10.5pt" fo:font-weight="normal" officeooo:rsid="04d8356b" officeooo:paragraph-rsid="04d8356b" fo:background-color="transparent"/>
    </style:style>
    <style:style style:name="P150" style:family="paragraph" style:parent-style-name="Standard">
      <style:text-properties fo:color="#808080" loext:opacity="100%" style:font-name="Consolas" fo:font-size="10.5pt" fo:font-weight="normal" officeooo:rsid="04db516e" officeooo:paragraph-rsid="04d8356b" fo:background-color="transparent"/>
    </style:style>
    <style:style style:name="P151" style:family="paragraph" style:parent-style-name="Standard">
      <style:text-properties fo:color="#808080" loext:opacity="100%" style:font-name="Consolas" fo:font-size="10.5pt" fo:font-weight="normal" officeooo:rsid="04d18507" officeooo:paragraph-rsid="04d18507" fo:background-color="transparent"/>
    </style:style>
    <style:style style:name="P152" style:family="paragraph" style:parent-style-name="Standard">
      <style:text-properties fo:color="#808080" loext:opacity="100%" style:font-name="Consolas" fo:font-size="10.5pt" fo:font-weight="normal" officeooo:rsid="04ddb8cc" officeooo:paragraph-rsid="04ddb8cc" fo:background-color="transparent"/>
    </style:style>
    <style:style style:name="P153" style:family="paragraph" style:parent-style-name="Standard">
      <style:paragraph-properties style:line-height-at-least="0.503cm"/>
      <style:text-properties fo:color="#ce9178" loext:opacity="100%" fo:background-color="#1f1f1f"/>
    </style:style>
    <style:style style:name="P154" style:family="paragraph" style:parent-style-name="Standard">
      <style:paragraph-properties fo:break-before="page"/>
      <style:text-properties fo:color="#c9211e" loext:opacity="100%" style:font-name="Consolas" fo:font-size="10.5pt" fo:font-style="italic" fo:font-weight="bold" officeooo:rsid="04a5d2f1" officeooo:paragraph-rsid="04a5d2f1" fo:background-color="#ffff00" style:font-style-asian="italic" style:font-weight-asian="bold" style:font-style-complex="italic" style:font-weight-complex="bold"/>
    </style:style>
    <style:style style:name="P155" style:family="paragraph" style:parent-style-name="Standard">
      <style:paragraph-properties fo:break-before="page"/>
      <style:text-properties fo:color="#000000" loext:opacity="100%" style:font-name="Consolas" fo:font-size="10.5pt" fo:font-style="italic" fo:font-weight="normal" officeooo:rsid="04b81291" officeooo:paragraph-rsid="04b81291" fo:background-color="#ffff00" style:font-style-asian="italic" style:font-weight-asian="normal" style:font-style-complex="italic" style:font-weight-complex="normal"/>
    </style:style>
    <style:style style:name="P156" style:family="paragraph" style:parent-style-name="Standard">
      <style:paragraph-properties fo:break-before="page"/>
      <style:text-properties fo:color="#000000" loext:opacity="100%" style:font-name="Consolas" fo:font-size="10.5pt" fo:font-style="italic" fo:font-weight="bold" officeooo:rsid="04c8b6e7" officeooo:paragraph-rsid="04c8b6e7" fo:background-color="#ffee58" style:font-style-asian="italic" style:font-weight-asian="bold" style:font-style-complex="italic" style:font-weight-complex="bold"/>
    </style:style>
    <style:style style:name="P157" style:family="paragraph" style:parent-style-name="Standard">
      <style:paragraph-properties fo:break-before="page"/>
      <style:text-properties fo:color="#000000" loext:opacity="100%" style:font-name="Consolas" fo:font-size="10.5pt" fo:font-weight="normal" officeooo:rsid="052f6379" officeooo:paragraph-rsid="052f6379" fo:background-color="transparent" style:font-weight-asian="normal" style:font-weight-complex="normal"/>
    </style:style>
    <style:style style:name="P158" style:family="paragraph" style:parent-style-name="Standard">
      <style:paragraph-properties fo:break-before="page"/>
      <style:text-properties fo:color="#000000" loext:opacity="100%" style:font-name="Consolas" fo:font-size="10.5pt" fo:font-weight="normal" officeooo:rsid="0536d4f6" officeooo:paragraph-rsid="0536d4f6" fo:background-color="transparent" style:font-weight-asian="normal" style:font-weight-complex="normal"/>
    </style:style>
    <style:style style:name="P159" style:family="paragraph" style:parent-style-name="Standard">
      <style:paragraph-properties fo:break-before="page"/>
      <style:text-properties fo:color="#cccccc" loext:opacity="100%" style:font-name="Consolas" fo:font-size="10.5pt" fo:font-weight="normal" officeooo:rsid="051c8c41" officeooo:paragraph-rsid="051c8c41" fo:background-color="#1f1f1f"/>
    </style:style>
    <style:style style:name="P160" style:family="paragraph" style:parent-style-name="Standard">
      <style:paragraph-properties fo:margin-top="0cm" fo:margin-bottom="0.499cm" style:contextual-spacing="false" style:line-height-at-least="0.503cm"/>
      <style:text-properties fo:color="#cccccc" loext:opacity="100%" style:font-name="Consolas" fo:font-size="10.5pt" fo:font-weight="normal" fo:background-color="#1f1f1f"/>
    </style:style>
    <style:style style:name="P161" style:family="paragraph" style:parent-style-name="Standard">
      <style:text-properties fo:color="#cccccc" loext:opacity="100%" style:font-name="Consolas" fo:font-size="10.5pt" fo:font-weight="normal" officeooo:paragraph-rsid="050fb6df" fo:background-color="#1f1f1f"/>
    </style:style>
    <style:style style:name="P162" style:family="paragraph" style:parent-style-name="Standard">
      <style:text-properties fo:color="#c9211e" loext:opacity="100%" style:font-name="Consolas" fo:font-size="10.5pt" fo:font-weight="normal" officeooo:rsid="051902ed" officeooo:paragraph-rsid="05181634" fo:background-color="transparent"/>
    </style:style>
    <style:style style:name="P163" style:family="paragraph" style:parent-style-name="Standard">
      <style:text-properties fo:color="#3f51b5" loext:opacity="100%" style:font-name="Consolas" fo:font-size="10.5pt" fo:font-weight="bold" officeooo:rsid="0520f9da" officeooo:paragraph-rsid="0520a664" fo:background-color="transparent" style:font-weight-asian="bold" style:font-weight-complex="bold"/>
    </style:style>
    <style:style style:name="P164" style:family="paragraph" style:parent-style-name="Standard">
      <style:text-properties fo:color="#3f51b5" loext:opacity="100%" style:font-name="Consolas" fo:font-size="10.5pt" fo:font-weight="normal" officeooo:rsid="0522a88b" officeooo:paragraph-rsid="0522a88b" fo:background-color="transparent" style:font-weight-asian="normal" style:font-weight-complex="normal"/>
    </style:style>
    <style:style style:name="P165" style:family="paragraph" style:parent-style-name="Standard">
      <style:text-properties fo:color="#3f51b5" loext:opacity="100%" style:font-name="Consolas" fo:font-size="10.5pt" fo:font-weight="normal" officeooo:rsid="0523d429" officeooo:paragraph-rsid="0523d429" fo:background-color="transparent" style:font-weight-asian="normal" style:font-weight-complex="normal"/>
    </style:style>
    <style:style style:name="P166" style:family="paragraph" style:parent-style-name="Standard">
      <style:text-properties fo:color="#3f51b5" loext:opacity="100%" style:font-name="Consolas" fo:font-size="10.5pt" fo:font-weight="normal" officeooo:rsid="0523d429" officeooo:paragraph-rsid="0523d429" fo:background-color="#64ffda" style:font-weight-asian="normal" style:font-weight-complex="normal"/>
    </style:style>
    <style:style style:name="P167" style:family="paragraph" style:parent-style-name="Standard">
      <style:text-properties fo:color="#000000" loext:opacity="100%" style:font-name="Consolas" fo:font-size="10.5pt" fo:font-weight="normal" officeooo:rsid="0537312b" officeooo:paragraph-rsid="0537312b" fo:background-color="#ffff00" style:font-weight-asian="normal" style:font-weight-complex="normal"/>
    </style:style>
    <style:style style:name="P168" style:family="paragraph" style:parent-style-name="Standard">
      <style:paragraph-properties fo:break-before="page"/>
      <style:text-properties fo:color="#000000" loext:opacity="100%" style:font-name="Consolas" fo:font-size="10.5pt" fo:font-weight="normal" officeooo:rsid="052f6379" officeooo:paragraph-rsid="052f6379" fo:background-color="transparent" style:font-weight-asian="normal" style:font-weight-complex="normal"/>
    </style:style>
    <style:style style:name="T1" style:family="text">
      <style:text-properties fo:color="#569cd6" loext:opacity="100%"/>
    </style:style>
    <style:style style:name="T2" style:family="text">
      <style:text-properties fo:color="#569cd6" loext:opacity="100%" style:font-name="Consolas" fo:font-size="10.5pt" fo:font-style="italic" fo:font-weight="normal" officeooo:rsid="04a63c96" style:font-style-asian="italic" style:font-weight-asian="bold" style:font-style-complex="italic" style:font-weight-complex="bold"/>
    </style:style>
    <style:style style:name="T3" style:family="text">
      <style:text-properties fo:color="#569cd6" loext:opacity="100%" style:font-name="Consolas" fo:font-size="10.5pt" fo:font-weight="normal"/>
    </style:style>
    <style:style style:name="T4" style:family="text">
      <style:text-properties fo:color="#569cd6" loext:opacity="100%" officeooo:rsid="04b04e8a"/>
    </style:style>
    <style:style style:name="T5" style:family="text">
      <style:text-properties fo:color="#569cd6" loext:opacity="100%" officeooo:rsid="04b381da"/>
    </style:style>
    <style:style style:name="T6" style:family="text">
      <style:text-properties fo:color="#569cd6" loext:opacity="100%" fo:font-weight="bold" style:font-weight-asian="bold" style:font-weight-complex="bold"/>
    </style:style>
    <style:style style:name="T7" style:family="text">
      <style:text-properties fo:color="#569cd6" loext:opacity="100%" fo:font-weight="bold" fo:background-color="#ff4081" loext:char-shading-value="0" style:font-weight-asian="bold" style:font-weight-complex="bold"/>
    </style:style>
    <style:style style:name="T8" style:family="text">
      <style:text-properties fo:color="#569cd6" loext:opacity="100%" officeooo:rsid="050138eb"/>
    </style:style>
    <style:style style:name="T9" style:family="text">
      <style:text-properties fo:color="#569cd6" loext:opacity="100%" officeooo:rsid="051902ed"/>
    </style:style>
    <style:style style:name="T10" style:family="text">
      <style:text-properties style:font-name="Consolas" fo:font-size="10.5pt" fo:font-weight="normal"/>
    </style:style>
    <style:style style:name="T11" style:family="text">
      <style:text-properties style:font-name="Consolas" fo:font-size="10.5pt" fo:font-weight="normal" officeooo:rsid="04ad05f3"/>
    </style:style>
    <style:style style:name="T12" style:family="text">
      <style:text-properties style:font-name="Consolas" fo:font-size="10.5pt" fo:font-weight="normal" officeooo:rsid="04b04e8a"/>
    </style:style>
    <style:style style:name="T13" style:family="text">
      <style:text-properties style:font-name="Consolas" fo:font-size="10.5pt" fo:font-weight="normal" officeooo:rsid="04b2f083"/>
    </style:style>
    <style:style style:name="T14" style:family="text">
      <style:text-properties style:font-name="Consolas" fo:font-size="10.5pt" fo:font-weight="normal" officeooo:rsid="04b381da"/>
    </style:style>
    <style:style style:name="T15" style:family="text">
      <style:text-properties style:font-name="Consolas" fo:font-size="10.5pt" fo:font-weight="normal" fo:background-color="transparent" loext:char-shading-value="0"/>
    </style:style>
    <style:style style:name="T16" style:family="text">
      <style:text-properties style:font-name="Consolas" fo:font-size="10.5pt" fo:font-style="italic" fo:font-weight="normal" officeooo:rsid="04a63c96" style:font-style-asian="italic" style:font-weight-asian="bold" style:font-style-complex="italic" style:font-weight-complex="bold"/>
    </style:style>
    <style:style style:name="T17" style:family="text">
      <style:text-properties fo:color="#ce9178" loext:opacity="100%"/>
    </style:style>
    <style:style style:name="T18" style:family="text">
      <style:text-properties fo:color="#ce9178" loext:opacity="100%" style:font-name="Consolas" fo:font-size="10.5pt" fo:font-weight="normal"/>
    </style:style>
    <style:style style:name="T19" style:family="text">
      <style:text-properties fo:color="#ce9178" loext:opacity="100%" style:font-name="Consolas" fo:font-size="10.5pt" fo:font-weight="normal" officeooo:rsid="0507524c"/>
    </style:style>
    <style:style style:name="T20" style:family="text">
      <style:text-properties fo:color="#ce9178" loext:opacity="100%" style:font-name="Consolas" fo:font-size="10.5pt" fo:font-style="italic" fo:font-weight="normal" officeooo:rsid="04a63c96" style:font-style-asian="italic" style:font-weight-asian="bold" style:font-style-complex="italic" style:font-weight-complex="bold"/>
    </style:style>
    <style:style style:name="T21" style:family="text">
      <style:text-properties fo:color="#ce9178" loext:opacity="100%" fo:background-color="#1f1f1f" loext:char-shading-value="0"/>
    </style:style>
    <style:style style:name="T22" style:family="text">
      <style:text-properties fo:color="#ce9178" loext:opacity="100%" officeooo:rsid="04b04e8a"/>
    </style:style>
    <style:style style:name="T23" style:family="text">
      <style:text-properties fo:color="#ce9178" loext:opacity="100%" officeooo:rsid="04b381da"/>
    </style:style>
    <style:style style:name="T24" style:family="text">
      <style:text-properties fo:color="#ce9178" loext:opacity="100%" fo:font-weight="bold" fo:background-color="#ff4081" loext:char-shading-value="0" style:font-weight-asian="bold" style:font-weight-complex="bold"/>
    </style:style>
    <style:style style:name="T25" style:family="text">
      <style:text-properties fo:color="#ce9178" loext:opacity="100%" fo:font-weight="bold" style:font-weight-asian="bold" style:font-weight-complex="bold"/>
    </style:style>
    <style:style style:name="T26" style:family="text">
      <style:text-properties fo:color="#ce9178" loext:opacity="100%" fo:font-weight="normal" fo:background-color="#1f1f1f" loext:char-shading-value="0"/>
    </style:style>
    <style:style style:name="T27" style:family="text">
      <style:text-properties fo:color="#ce9178" loext:opacity="100%" officeooo:rsid="04d31ada" fo:background-color="transparent" loext:char-shading-value="0"/>
    </style:style>
    <style:style style:name="T28" style:family="text">
      <style:text-properties fo:color="#ce9178" loext:opacity="100%" officeooo:rsid="04d31ada"/>
    </style:style>
    <style:style style:name="T29" style:family="text">
      <style:text-properties fo:color="#ce9178" loext:opacity="100%" officeooo:rsid="04e15027" style:font-size-asian="9pt" style:font-size-complex="9pt"/>
    </style:style>
    <style:style style:name="T30" style:family="text">
      <style:text-properties fo:color="#ce9178" loext:opacity="100%" officeooo:rsid="050138eb"/>
    </style:style>
    <style:style style:name="T31" style:family="text">
      <style:text-properties fo:color="#ce9178" loext:opacity="100%" officeooo:rsid="051902ed"/>
    </style:style>
    <style:style style:name="T32" style:family="text">
      <style:text-properties fo:color="#9cdcfe" loext:opacity="100%"/>
    </style:style>
    <style:style style:name="T33" style:family="text">
      <style:text-properties fo:color="#9cdcfe" loext:opacity="100%" style:font-name="Consolas" fo:font-size="10.5pt" fo:font-weight="normal"/>
    </style:style>
    <style:style style:name="T34" style:family="text">
      <style:text-properties fo:color="#9cdcfe" loext:opacity="100%" style:font-name="Consolas" fo:font-size="10.5pt" fo:font-style="italic" fo:font-weight="normal" officeooo:rsid="04a63c96" style:font-style-asian="italic" style:font-weight-asian="bold" style:font-style-complex="italic" style:font-weight-complex="bold"/>
    </style:style>
    <style:style style:name="T35" style:family="text">
      <style:text-properties fo:color="#9cdcfe" loext:opacity="100%" fo:background-color="#1f1f1f" loext:char-shading-value="0"/>
    </style:style>
    <style:style style:name="T36" style:family="text">
      <style:text-properties fo:color="#9cdcfe" loext:opacity="100%" officeooo:rsid="04b381da"/>
    </style:style>
    <style:style style:name="T37" style:family="text">
      <style:text-properties fo:color="#9cdcfe" loext:opacity="100%" fo:font-weight="bold" style:font-weight-asian="bold" style:font-weight-complex="bold"/>
    </style:style>
    <style:style style:name="T38" style:family="text">
      <style:text-properties fo:color="#9cdcfe" loext:opacity="100%" fo:font-weight="normal" fo:background-color="#1f1f1f" loext:char-shading-value="0"/>
    </style:style>
    <style:style style:name="T39" style:family="text">
      <style:text-properties fo:color="#9cdcfe" loext:opacity="100%" officeooo:rsid="04d31ada"/>
    </style:style>
    <style:style style:name="T40" style:family="text">
      <style:text-properties fo:color="#9cdcfe" loext:opacity="100%" officeooo:rsid="04e15027" style:font-size-asian="9pt" style:font-size-complex="9pt"/>
    </style:style>
    <style:style style:name="T41" style:family="text">
      <style:text-properties fo:color="#9cdcfe" loext:opacity="100%" officeooo:rsid="050138eb"/>
    </style:style>
    <style:style style:name="T42" style:family="text">
      <style:text-properties fo:color="#9cdcfe" loext:opacity="100%" officeooo:rsid="051902ed"/>
    </style:style>
    <style:style style:name="T43" style:family="text">
      <style:text-properties officeooo:rsid="0492fd28"/>
    </style:style>
    <style:style style:name="T44" style:family="text">
      <style:text-properties fo:color="#b5cea8" loext:opacity="100%"/>
    </style:style>
    <style:style style:name="T45" style:family="text">
      <style:text-properties fo:color="#b5cea8" loext:opacity="100%" style:font-name="Consolas" fo:font-size="10.5pt" fo:font-weight="normal"/>
    </style:style>
    <style:style style:name="T46" style:family="text">
      <style:text-properties officeooo:rsid="049d7b02"/>
    </style:style>
    <style:style style:name="T47" style:family="text">
      <style:text-properties fo:color="#dcdcaa" loext:opacity="100%"/>
    </style:style>
    <style:style style:name="T48" style:family="text">
      <style:text-properties fo:color="#dcdcaa" loext:opacity="100%" style:font-name="Consolas" fo:font-size="10.5pt" fo:font-weight="normal"/>
    </style:style>
    <style:style style:name="T49" style:family="text">
      <style:text-properties fo:color="#dcdcaa" loext:opacity="100%" style:font-name="Consolas" fo:font-size="10.5pt" fo:font-style="italic" fo:font-weight="normal" officeooo:rsid="04a63c96" style:font-style-asian="italic" style:font-weight-asian="bold" style:font-style-complex="italic" style:font-weight-complex="bold"/>
    </style:style>
    <style:style style:name="T50" style:family="text">
      <style:text-properties fo:color="#dcdcaa" loext:opacity="100%" fo:background-color="#1f1f1f" loext:char-shading-value="0"/>
    </style:style>
    <style:style style:name="T51" style:family="text">
      <style:text-properties fo:color="#dcdcaa" loext:opacity="100%" officeooo:rsid="04b04e8a"/>
    </style:style>
    <style:style style:name="T52" style:family="text">
      <style:text-properties fo:color="#dcdcaa" loext:opacity="100%" officeooo:rsid="04b381da"/>
    </style:style>
    <style:style style:name="T53" style:family="text">
      <style:text-properties fo:color="#dcdcaa" loext:opacity="100%" fo:font-weight="bold" style:font-weight-asian="bold" style:font-weight-complex="bold"/>
    </style:style>
    <style:style style:name="T54" style:family="text">
      <style:text-properties fo:color="#dcdcaa" loext:opacity="100%" fo:font-weight="bold" fo:background-color="#ff4081" loext:char-shading-value="0" style:font-weight-asian="bold" style:font-weight-complex="bold"/>
    </style:style>
    <style:style style:name="T55" style:family="text">
      <style:text-properties fo:color="#dcdcaa" loext:opacity="100%" officeooo:rsid="050138eb"/>
    </style:style>
    <style:style style:name="T56" style:family="text">
      <style:text-properties fo:color="#dcdcaa" loext:opacity="100%" officeooo:rsid="051902ed"/>
    </style:style>
    <style:style style:name="T57" style:family="text">
      <style:text-properties fo:color="#cccccc" loext:opacity="100%" fo:background-color="#1f1f1f" loext:char-shading-value="0"/>
    </style:style>
    <style:style style:name="T58" style:family="text">
      <style:text-properties fo:color="#cccccc" loext:opacity="100%" fo:font-weight="normal" fo:background-color="#1f1f1f" loext:char-shading-value="0"/>
    </style:style>
    <style:style style:name="T59" style:family="text">
      <style:text-properties officeooo:rsid="049fd42b"/>
    </style:style>
    <style:style style:name="T60" style:family="text">
      <style:text-properties officeooo:rsid="04a04a04"/>
    </style:style>
    <style:style style:name="T61" style:family="text">
      <style:text-properties officeooo:rsid="04a14e80"/>
    </style:style>
    <style:style style:name="T62" style:family="text">
      <style:text-properties fo:font-style="italic" officeooo:rsid="04a21ab9" style:font-style-asian="italic" style:font-weight-asian="normal" style:font-style-complex="italic" style:font-weight-complex="normal"/>
    </style:style>
    <style:style style:name="T63" style:family="text">
      <style:text-properties fo:font-style="italic" officeooo:rsid="04cc9bdf" style:font-style-asian="italic" style:font-weight-asian="bold" style:font-style-complex="italic" style:font-weight-complex="bold"/>
    </style:style>
    <style:style style:name="T64" style:family="text">
      <style:text-properties officeooo:rsid="04a63c96"/>
    </style:style>
    <style:style style:name="T65" style:family="text">
      <style:text-properties fo:font-size="10pt" style:font-size-asian="10pt" style:font-size-complex="10pt"/>
    </style:style>
    <style:style style:name="T66" style:family="text">
      <style:text-properties officeooo:rsid="04b04e8a"/>
    </style:style>
    <style:style style:name="T67" style:family="text">
      <style:text-properties officeooo:rsid="04b381da"/>
    </style:style>
    <style:style style:name="T68" style:family="text">
      <style:text-properties fo:color="#000000" loext:opacity="100%" style:font-name="Consolas" fo:font-size="10.5pt" fo:font-weight="bold" officeooo:rsid="04b4d508" fo:background-color="#ff4081" loext:char-shading-value="0" style:font-weight-asian="bold" style:font-weight-complex="bold"/>
    </style:style>
    <style:style style:name="T69" style:family="text">
      <style:text-properties fo:color="#000000" loext:opacity="100%" fo:font-weight="bold" fo:background-color="#ff4081" loext:char-shading-value="0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fo:background-color="#ff4081" loext:char-shading-value="0" style:font-weight-asian="bold" style:font-weight-complex="bold"/>
    </style:style>
    <style:style style:name="T72" style:family="text">
      <style:text-properties officeooo:rsid="04b97feb"/>
    </style:style>
    <style:style style:name="T73" style:family="text">
      <style:text-properties fo:color="#d7ba7d" loext:opacity="100%"/>
    </style:style>
    <style:style style:name="T74" style:family="text">
      <style:text-properties fo:color="#d7ba7d" loext:opacity="100%" officeooo:rsid="04db516e"/>
    </style:style>
    <style:style style:name="T75" style:family="text">
      <style:text-properties fo:color="#d7ba7d" loext:opacity="100%" officeooo:rsid="04f0358c"/>
    </style:style>
    <style:style style:name="T76" style:family="text">
      <style:text-properties officeooo:rsid="04c58410"/>
    </style:style>
    <style:style style:name="T77" style:family="text">
      <style:text-properties officeooo:rsid="04c723bc"/>
    </style:style>
    <style:style style:name="T78" style:family="text">
      <style:text-properties officeooo:rsid="04c8b6e7"/>
    </style:style>
    <style:style style:name="T79" style:family="text">
      <style:text-properties officeooo:rsid="04cb49d1"/>
    </style:style>
    <style:style style:name="T80" style:family="text">
      <style:text-properties fo:color="#808080" loext:opacity="100%"/>
    </style:style>
    <style:style style:name="T81" style:family="text">
      <style:text-properties fo:color="#808080" loext:opacity="100%" fo:font-weight="normal"/>
    </style:style>
    <style:style style:name="T82" style:family="text">
      <style:text-properties fo:color="#808080" loext:opacity="100%" fo:font-weight="normal" fo:background-color="#1f1f1f" loext:char-shading-value="0"/>
    </style:style>
    <style:style style:name="T83" style:family="text">
      <style:text-properties fo:color="#808080" loext:opacity="100%" fo:font-weight="normal" officeooo:rsid="04d8356b"/>
    </style:style>
    <style:style style:name="T84" style:family="text">
      <style:text-properties fo:color="#808080" loext:opacity="100%" fo:font-weight="normal" officeooo:rsid="04da208a"/>
    </style:style>
    <style:style style:name="T85" style:family="text">
      <style:text-properties fo:color="#808080" loext:opacity="100%" fo:font-weight="normal" officeooo:rsid="04db516e"/>
    </style:style>
    <style:style style:name="T86" style:family="text">
      <style:text-properties fo:color="#808080" loext:opacity="100%" fo:font-weight="normal" officeooo:rsid="04ddb8cc"/>
    </style:style>
    <style:style style:name="T87" style:family="text">
      <style:text-properties fo:color="#808080" loext:opacity="100%" style:font-name="Consolas" fo:font-size="10.5pt" fo:font-weight="normal"/>
    </style:style>
    <style:style style:name="T88" style:family="text">
      <style:text-properties fo:font-weight="normal"/>
    </style:style>
    <style:style style:name="T89" style:family="text">
      <style:text-properties fo:font-weight="normal" officeooo:rsid="04d31ada"/>
    </style:style>
    <style:style style:name="T90" style:family="text">
      <style:text-properties officeooo:rsid="04d31ada"/>
    </style:style>
    <style:style style:name="T91" style:family="text">
      <style:text-properties fo:color="#c9211e" loext:opacity="100%" style:font-name="Consolas" fo:font-size="10.5pt" fo:font-weight="normal" fo:background-color="transparent" loext:char-shading-value="0"/>
    </style:style>
    <style:style style:name="T92" style:family="text">
      <style:text-properties fo:color="#c9211e" loext:opacity="100%" style:font-name="Consolas" fo:font-size="10.5pt" fo:font-weight="normal" officeooo:rsid="04d31ada" fo:background-color="transparent" loext:char-shading-value="0"/>
    </style:style>
    <style:style style:name="T93" style:family="text">
      <style:text-properties fo:color="#c9211e" loext:opacity="100%" style:font-name="Consolas" fo:font-size="10.5pt" fo:font-weight="normal" officeooo:rsid="04d55a2d" fo:background-color="transparent" loext:char-shading-value="0"/>
    </style:style>
    <style:style style:name="T94" style:family="text">
      <style:text-properties fo:color="#c9211e" loext:opacity="100%" style:font-name="Consolas" fo:font-size="10.5pt" fo:font-weight="normal" officeooo:rsid="04e87168" fo:background-color="transparent" loext:char-shading-value="0" style:font-size-asian="9pt" style:font-size-complex="9pt"/>
    </style:style>
    <style:style style:name="T95" style:family="text">
      <style:text-properties fo:color="#c9211e" loext:opacity="100%" style:font-name="Consolas" fo:font-size="10.5pt" fo:font-weight="normal" officeooo:rsid="04f6b6f6" fo:background-color="transparent" loext:char-shading-value="0"/>
    </style:style>
    <style:style style:name="T96" style:family="text">
      <style:text-properties fo:color="#c9211e" loext:opacity="100%" style:font-name="Consolas" fo:font-size="10.5pt" fo:font-weight="normal" officeooo:rsid="04f7b192" fo:background-color="transparent" loext:char-shading-value="0"/>
    </style:style>
    <style:style style:name="T97" style:family="text">
      <style:text-properties fo:color="#c9211e" loext:opacity="100%" style:font-name="Consolas" fo:font-size="9pt" fo:font-weight="normal" fo:background-color="transparent" loext:char-shading-value="0" style:font-size-asian="9pt" style:font-size-complex="9pt"/>
    </style:style>
    <style:style style:name="T98" style:family="text">
      <style:text-properties fo:color="#c9211e" loext:opacity="100%" style:font-name="Consolas" fo:font-size="9pt" fo:font-weight="normal" officeooo:rsid="04dfc9a8" fo:background-color="transparent" loext:char-shading-value="0" style:font-size-asian="9pt" style:font-size-complex="9pt"/>
    </style:style>
    <style:style style:name="T99" style:family="text">
      <style:text-properties fo:color="#c9211e" loext:opacity="100%" style:font-name="Consolas" fo:font-size="9pt" fo:font-weight="normal" officeooo:rsid="04e15027" fo:background-color="transparent" loext:char-shading-value="0" style:font-size-asian="9pt" style:font-size-complex="9pt"/>
    </style:style>
    <style:style style:name="T100" style:family="text">
      <style:text-properties fo:color="#c9211e" loext:opacity="100%" fo:background-color="transparent" loext:char-shading-value="0"/>
    </style:style>
    <style:style style:name="T101" style:family="text">
      <style:text-properties fo:color="#c9211e" loext:opacity="100%" officeooo:rsid="04d31ada" fo:background-color="transparent" loext:char-shading-value="0"/>
    </style:style>
    <style:style style:name="T102" style:family="text">
      <style:text-properties fo:color="#c9211e" loext:opacity="100%" officeooo:rsid="04d36932" fo:background-color="transparent" loext:char-shading-value="0"/>
    </style:style>
    <style:style style:name="T103" style:family="text">
      <style:text-properties fo:color="#c9211e" loext:opacity="100%" officeooo:rsid="04e3d90a" fo:background-color="transparent" loext:char-shading-value="0" style:font-size-asian="9pt" style:font-size-complex="9pt"/>
    </style:style>
    <style:style style:name="T104" style:family="text">
      <style:text-properties fo:color="#c9211e" loext:opacity="100%" officeooo:rsid="0531e09d" fo:background-color="transparent" loext:char-shading-value="0"/>
    </style:style>
    <style:style style:name="T105" style:family="text">
      <style:text-properties fo:color="#c9211e" loext:opacity="100%" fo:font-size="9pt" officeooo:rsid="04e15027" fo:background-color="transparent" loext:char-shading-value="0" style:font-size-asian="9pt" style:font-size-complex="9pt"/>
    </style:style>
    <style:style style:name="T106" style:family="text">
      <style:text-properties officeooo:rsid="04db516e"/>
    </style:style>
    <style:style style:name="T107" style:family="text">
      <style:text-properties fo:font-size="9pt" officeooo:rsid="04e15027" style:font-size-asian="9pt" style:font-size-complex="9pt"/>
    </style:style>
    <style:style style:name="T108" style:family="text">
      <style:text-properties officeooo:rsid="04e15027" style:font-size-asian="9pt" style:font-size-complex="9pt"/>
    </style:style>
    <style:style style:name="T109" style:family="text">
      <style:text-properties officeooo:rsid="04f0358c"/>
    </style:style>
    <style:style style:name="T110" style:family="text">
      <style:text-properties officeooo:rsid="04fedf62"/>
    </style:style>
    <style:style style:name="T111" style:family="text">
      <style:text-properties officeooo:rsid="050138eb"/>
    </style:style>
    <style:style style:name="T112" style:family="text">
      <style:text-properties fo:color="#4fc1ff" loext:opacity="100%"/>
    </style:style>
    <style:style style:name="T113" style:family="text">
      <style:text-properties fo:color="#4fc1ff" loext:opacity="100%" style:font-name="Consolas" fo:font-size="10.5pt" fo:font-weight="normal"/>
    </style:style>
    <style:style style:name="T114" style:family="text">
      <style:text-properties fo:color="#d4d4d4" loext:opacity="100%"/>
    </style:style>
    <style:style style:name="T115" style:family="text">
      <style:text-properties fo:color="#d4d4d4" loext:opacity="100%" style:font-name="Consolas" fo:font-size="10.5pt" fo:font-weight="normal"/>
    </style:style>
    <style:style style:name="T116" style:family="text">
      <style:text-properties fo:color="#3f51b5" loext:opacity="100%"/>
    </style:style>
    <style:style style:name="T117" style:family="text">
      <style:text-properties fo:color="#3f51b5" loext:opacity="100%" fo:font-weight="bold" style:font-weight-asian="bold" style:font-weight-complex="bold"/>
    </style:style>
    <style:style style:name="T118" style:family="text">
      <style:text-properties fo:color="#3f51b5" loext:opacity="100%" fo:font-weight="bold" officeooo:rsid="0520f9da" style:font-weight-asian="bold" style:font-weight-complex="bold"/>
    </style:style>
    <style:style style:name="T119" style:family="text">
      <style:text-properties fo:color="#3f51b5" loext:opacity="100%" officeooo:rsid="0520f9da"/>
    </style:style>
    <style:style style:name="T120" style:family="text">
      <style:text-properties fo:background-color="#18ffff" loext:char-shading-value="0"/>
    </style:style>
    <style:style style:name="T121" style:family="text">
      <style:text-properties officeooo:rsid="05084380"/>
    </style:style>
    <style:style style:name="T122" style:family="text">
      <style:text-properties officeooo:rsid="05091c3c"/>
    </style:style>
    <style:style style:name="T123" style:family="text">
      <style:text-properties officeooo:rsid="050b90b1"/>
    </style:style>
    <style:style style:name="T124" style:family="text">
      <style:text-properties officeooo:rsid="0513b001"/>
    </style:style>
    <style:style style:name="T125" style:family="text">
      <style:text-properties officeooo:rsid="0516834b"/>
    </style:style>
    <style:style style:name="T126" style:family="text">
      <style:text-properties officeooo:rsid="05181634"/>
    </style:style>
    <style:style style:name="T127" style:family="text">
      <style:text-properties officeooo:rsid="05181634" style:font-weight-asian="normal" style:font-weight-complex="normal"/>
    </style:style>
    <style:style style:name="T128" style:family="text">
      <style:text-properties officeooo:rsid="051902ed"/>
    </style:style>
    <style:style style:name="T129" style:family="text">
      <style:text-properties fo:color="#ff4081" loext:opacity="100%" officeooo:rsid="051905e0" fo:background-color="#1f1f1f" loext:char-shading-value="0"/>
    </style:style>
    <style:style style:name="T130" style:family="text">
      <style:text-properties officeooo:rsid="051be079"/>
    </style:style>
    <style:style style:name="T131" style:family="text">
      <style:text-properties officeooo:rsid="051d7245"/>
    </style:style>
    <style:style style:name="T132" style:family="text">
      <style:text-properties fo:background-color="#fdd835" loext:char-shading-value="0"/>
    </style:style>
    <style:style style:name="T133" style:family="text">
      <style:text-properties fo:background-color="#64ffda" loext:char-shading-value="0"/>
    </style:style>
    <style:style style:name="T134" style:family="text">
      <style:text-properties officeooo:rsid="05276e43" fo:background-color="#64ffda" loext:char-shading-value="0"/>
    </style:style>
    <style:style style:name="T135" style:family="text">
      <style:text-properties officeooo:rsid="052c0dea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frame" style:horizontal-pos="from-left" style:horizontal-rel="frame" fo:padding="0cm" fo:border="none"/>
    </style:style>
    <style:style style:name="fr4" style:family="graphic" style:parent-style-name="Frame">
      <style:graphic-properties fo:margin-left="0.212cm" fo:margin-right="0cm" fo:margin-top="0cm" fo:margin-bottom="0cm" style:wrap="run-through" style:number-wrapped-paragraphs="no-limit" style:vertical-pos="from-top" style:vertical-rel="frame" style:horizontal-pos="from-left" style:horizontal-rel="frame" fo:padding="0cm" fo:border="none"/>
    </style:style>
    <style:style style:name="fr5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5" draw:name="kaltura_player_1_ns3gsva4" text:anchor-type="page" text:anchor-page-number="1" svg:x="0cm" svg:y="0cm" svg:width="21.001cm" draw:z-index="0">
        <draw:text-box fo:min-height="1.106cm">
          <draw:frame draw:style-name="fr3" draw:name="Quadro2" text:anchor-type="frame" svg:x="0cm" svg:y="0cm" svg:width="0.041cm" draw:z-index="5">
            <draw:text-box fo:min-height="0.041cm">
              <text:p text:style-name="Text_20_body"/>
            </draw:text-box>
          </draw:frame>
          <draw:frame draw:style-name="fr4" draw:name="Quadro6" text:anchor-type="frame" svg:x="0.212cm" svg:y="0cm" svg:width="0.741cm" draw:z-index="4">
            <draw:text-box fo:min-height="0.741cm">
              <text:p text:style-name="Text_20_body"/>
            </draw:text-box>
          </draw:frame>
          <draw:frame draw:style-name="fr4" draw:name="Quadro7" text:anchor-type="frame" svg:x="0.212cm" svg:y="0cm" svg:width="0.741cm" draw:z-index="3">
            <draw:text-box fo:min-height="0.741cm">
              <text:p text:style-name="Text_20_body"/>
            </draw:text-box>
          </draw:frame>
          <draw:frame draw:style-name="fr4" draw:name="Quadro8" text:anchor-type="frame" svg:x="0.212cm" svg:y="0cm" svg:width="0.741cm" draw:z-index="1">
            <draw:text-box fo:min-height="0.741cm">
              <text:p text:style-name="Text_20_body"/>
            </draw:text-box>
          </draw:frame>
          <text:section text:style-name="Sect1" text:name="player-gui">
            <text:p text:style-name="P3"><draw:frame draw:style-name="fr1" draw:name="Quadro3" text:anchor-type="char" svg:width="20.611cm" draw:z-index="6"><draw:text-box fo:min-height="0.106cm"><draw:frame draw:style-name="fr3" draw:name="Quadro4" text:anchor-type="frame" svg:x="0cm" svg:y="0cm" svg:width="4.313cm" draw:z-index="9"><draw:text-box fo:min-height="0.106cm"><text:p text:style-name="Text_20_body"/></draw:text-box></draw:frame><draw:frame draw:style-name="fr3" draw:name="Quadro5" text:anchor-type="frame" svg:x="0cm" svg:y="0cm" svg:width="0.979cm" draw:z-index="7"><draw:text-box fo:min-height="0.106cm"><text:p text:style-name="Text_20_body"/></draw:text-box></draw:frame><text:p text:style-name="Text_20_body"/></draw:text-box></draw:frame><draw:frame draw:style-name="fr2" draw:name="kaltura_player_1_ns3gsva4-video" text:anchor-type="char" svg:x="0cm" svg:width="21.001cm" draw:z-index="2"><draw:text-box fo:min-height="0.769cm"><text:section text:style-name="Sect1" text:name="_kbvf7"><text:p text:style-name="P2"/></text:section></draw:text-box></draw:frame>00:20 / 07:12</text:p>
          </text:section>
          <text:p text:style-name="P1"><draw:frame draw:style-name="fr1" draw:name="Quadro9" text:anchor-type="char" svg:width="0.041cm" draw:z-index="8"><draw:text-box fo:min-height="0.041cm"><text:p text:style-name="Text_20_body"/></draw:text-box></draw:frame></text:p>
        </draw:text-box>
      </draw:frame>
      <text:p text:style-name="P4">Jquery</text:p>
      <text:p text:style-name="P4">é uma bilioteca javascript</text:p>
      <text:p text:style-name="P5">(uma porção de códigos que já foram escritos por alguém <text:span text:style-name="T43">e que podemos usar para</text:span></text:p>
      <text:p text:style-name="P5"><text:span text:style-name="T43">facilitar nossas tarefas no dia a dia</text:span>)</text:p>
      <text:p text:style-name="P5">-----</text:p>
      <text:p text:style-name="P6">Construção de site (…)</text:p>
      <text:p text:style-name="P6"/>
      <text:p text:style-name="P6">5min – css</text:p>
      <text:p text:style-name="P6"/>
      <text:p text:style-name="P40"><text:span text:style-name="T1">*</text:span> {</text:p>
      <text:p text:style-name="P43">    <text:span text:style-name="T33">margin</text:span><text:span text:style-name="T10">: </text:span><text:span text:style-name="T45">0</text:span><text:span text:style-name="T10">;</text:span></text:p>
      <text:p text:style-name="P43">    <text:span text:style-name="T33">padding</text:span><text:span text:style-name="T10">: </text:span><text:span text:style-name="T45">0</text:span><text:span text:style-name="T10">;</text:span></text:p>
      <text:p text:style-name="P43">    <text:span text:style-name="T33">box-sizing</text:span><text:span text:style-name="T10">: </text:span><text:span text:style-name="T18">border-box</text:span><text:span text:style-name="T10">;</text:span></text:p>
      <text:p text:style-name="P39">}</text:p>
      <text:p text:style-name="P6"/>
      <text:p text:style-name="P6">»este asterísco isolado no css serve para selecionar e alterar todos os elementos,</text:p>
      <text:p text:style-name="P6">logo, estamos aplicando paddin 0 e margin 0 a todos os elementos </text:p>
      <text:p text:style-name="P6"/>
      <text:p text:style-name="P6">-----------</text:p>
      <text:p text:style-name="P40"><text:span text:style-name="T32">text-transform</text:span>: <text:span text:style-name="T17">uppercase</text:span>;</text:p>
      <text:p text:style-name="P6"/>
      <text:p text:style-name="P7">serve para deixar todas as letras em capslook</text:p>
      <text:p text:style-name="P7">----------</text:p>
      <text:p text:style-name="P8">Padding</text:p>
      <text:p text:style-name="P8">espaçamento interno</text:p>
      <text:p text:style-name="P8"/>
      <text:p text:style-name="P41"><text:span text:style-name="T32">padding</text:span>: <text:span text:style-name="T44">24px</text:span> <text:span text:style-name="T44">0</text:span>;</text:p>
      <text:p text:style-name="P8"/>
      <text:p text:style-name="P8">24px no topo e na parte inferior</text:p>
      <text:p text:style-name="P8">0 nas laterais</text:p>
      <text:p text:style-name="P8">----------</text:p>
      <text:p text:style-name="P41"><text:span text:style-name="T32">text-align</text:span>: <text:span text:style-name="T17">center</text:span>;</text:p>
      <text:p text:style-name="P8"/>
      <text:p text:style-name="P9">pra centralizar o texto</text:p>
      <text:p text:style-name="P9">----</text:p>
      <text:p text:style-name="P42"><text:span text:style-name="T32">cursor</text:span>: <text:span text:style-name="T17">pointer</text:span>;</text:p>
      <text:p text:style-name="P9"/>
      <text:p text:style-name="P10">demonstra que o item é clicável, pode ser colocado por exemplo num botão do site</text:p>
      <text:p text:style-name="P11">===================</text:p>
      <text:p text:style-name="P11"/>
      <text:p text:style-name="P11"/>
      <text:p text:style-name="P11">12 MIN – Utilizando o Jquery</text:p>
      <text:p text:style-name="P11">basta copiar o link do site e colar no código</text:p>
      <text:p text:style-name="P11"/>
      <text:p text:style-name="P11">»agora criamos o arquivo JavaScrpit</text:p>
      <text:p text:style-name="P22">Devemos tomar o cuidado de colocar o arquivo JS depois do Jquery</text:p>
      <text:p text:style-name="P12">(pois se a gente usa algum recurso do Jquery e ele ainda não foi carregado,</text:p>
      <text:p text:style-name="P13">o nosso arquivo main.Js não vai funcionar, <text:span text:style-name="T46">porque tem uma dependencia com o outro</text:span></text:p>
      <text:p text:style-name="P14"><text:span text:style-name="T46">arquivo</text:span>)</text:p>
      <text:p text:style-name="P14">---------</text:p>
      <text:p text:style-name="P14"/>
      <text:p text:style-name="P15">teste para saber se o Jquery está funcionando – 13min</text:p>
      <text:p text:style-name="P70"><text:span text:style-name="T47">$</text:span>(<text:span text:style-name="T32">document</text:span>).<text:span text:style-name="T47">ready</text:span>(<text:span text:style-name="T1">function</text:span>() {</text:p>
      <text:p text:style-name="P74">    <text:span text:style-name="T48">alert</text:span><text:span text:style-name="T10">(</text:span><text:span text:style-name="T18">"Olá"</text:span><text:span text:style-name="T10">)</text:span></text:p>
      <text:p text:style-name="P44">})</text:p>
      <text:p text:style-name="P15"/>
      <text:p text:style-name="P15">»<text:span text:style-name="T59">O Jquery funciona através do cifrão e dos parênteses $()</text:span></text:p>
      <text:p text:style-name="P16">E dentro dos parênteses informamos o seletor,neste caso o document</text:p>
      <text:p text:style-name="P16"><text:soft-page-break/>»e neste código o que estamos dizendo é que » quando o documento estiver pronto (já</text:p>
      <text:p text:style-name="P16">carregou Javascript e Jquery), então o alert será executado</text:p>
      <text:p text:style-name="P16"/>
      <text:p text:style-name="P16">»<text:span text:style-name="T60">Tudo relacionado a Jquery devemos colocar dentro desse escopo de código acima</text:span></text:p>
      <text:p text:style-name="P16"/>
      <text:p text:style-name="P15">--------</text:p>
      <text:p text:style-name="P17"/>
      <text:p text:style-name="P17">Vamos selecionar o botão Nova Imagem (que está no header) 1<text:span text:style-name="T61">4</text:span>min</text:p>
      <text:p text:style-name="P17"/>
      <text:p text:style-name="P26"><text:span text:style-name="T62">no javascript faríamos » </text:span><text:span text:style-name="T35">document</text:span><text:span text:style-name="T57">.</text:span><text:span text:style-name="T50">querySelector</text:span><text:span text:style-name="T57">(</text:span><text:span text:style-name="T21">'header button'</text:span><text:span text:style-name="T57">)</text:span></text:p>
      <text:p text:style-name="P81">Já no Jquery » </text:p>
      <text:p text:style-name="P81">cifrão + parênteses + seletor<text:line-break/></text:p>
      <text:p text:style-name="P154">Aula 2 – Eventos</text:p>
      <text:p text:style-name="P86"/>
      <text:p text:style-name="P86">»<text:span text:style-name="T64">Queremos expandir o formulário qwando clicarmos no botão Nova Imagem</text:span></text:p>
      <text:p text:style-name="P86">»<text:span text:style-name="T64">Para isso, vamos adicionar um evento de clique</text:span></text:p>
      <text:p text:style-name="P86"/>
      <text:p text:style-name="P87">No javascript vimos que para fazer isso, selecionamos o elemento e</text:p>
      <text:p text:style-name="P87">escrevemos addEventListener + nome do evento + <text:span text:style-name="T65">função que será executada após o clique</text:span></text:p>
      <text:p text:style-name="P87"/>
      <text:p text:style-name="P79"><text:span text:style-name="T34">document</text:span><text:span text:style-name="T16">.</text:span><text:span text:style-name="T49">querySelector</text:span><text:span text:style-name="T16">(</text:span><text:span text:style-name="T20">'header button'</text:span><text:span text:style-name="T16">).</text:span><text:span text:style-name="T49">addEventListener</text:span><text:span text:style-name="T16">(</text:span><text:span text:style-name="T20">'click'</text:span><text:span text:style-name="T16">, </text:span><text:span text:style-name="T2">function</text:span><text:span text:style-name="T16">()) {</text:span></text:p>
      <text:p text:style-name="P44">}</text:p>
      <text:p text:style-name="P44"/>
      <text:p text:style-name="P27">0,50seg »Quando passamos uma função com o argumento de outra função</text:p>
      <text:p text:style-name="P27">e ela é chamada depois da execução dessa função principal(click)</text:p>
      <text:p text:style-name="P27">ela receberá o nome de “callback”</text:p>
      <text:p text:style-name="P27">então esse conteúdo acima é o callback para o clique do nosso botão</text:p>
      <text:p text:style-name="P27">O Jquery trabalha bastante com isso também</text:p>
      <text:p text:style-name="P27"/>
      <text:p text:style-name="P47"><text:span text:style-name="T47">$</text:span>(<text:span text:style-name="T32">document</text:span>).<text:span text:style-name="T47">ready</text:span>(<text:span text:style-name="T1">function</text:span>() {</text:p>
      <text:p text:style-name="P74">    <text:span text:style-name="T33">console</text:span><text:span text:style-name="T10">.</text:span><text:span text:style-name="T48">log</text:span><text:span text:style-name="T10">(</text:span><text:span text:style-name="T33">document</text:span><text:span text:style-name="T10">.</text:span><text:span text:style-name="T48">querySelector</text:span><text:span text:style-name="T10">(</text:span><text:span text:style-name="T18">'header button'</text:span><text:span text:style-name="T10">))</text:span></text:p>
      <text:p text:style-name="P74">    <text:span text:style-name="T33">console</text:span><text:span text:style-name="T10">.</text:span><text:span text:style-name="T48">log</text:span><text:span text:style-name="T10">(</text:span><text:span text:style-name="T48">$</text:span><text:span text:style-name="T10">(</text:span><text:span text:style-name="T18">'header button'</text:span><text:span text:style-name="T10">))</text:span></text:p>
      <text:p text:style-name="P137"/>
      <text:p text:style-name="P74">    <text:span text:style-name="T33">document</text:span><text:span text:style-name="T10">.</text:span><text:span text:style-name="T48">querySelector</text:span><text:span text:style-name="T10">(</text:span><text:span text:style-name="T18">'header button'</text:span><text:span text:style-name="T10">).</text:span><text:span text:style-name="T48">addEventListener</text:span><text:span text:style-name="T10">(</text:span><text:span text:style-name="T18">'click'</text:span><text:span text:style-name="T10">, </text:span><text:span text:style-name="T3">function</text:span><text:span text:style-name="T10">() {</text:span></text:p>
      <text:p text:style-name="P74">    </text:p>
      <text:p text:style-name="P74">    <text:span text:style-name="T10">})</text:span></text:p>
      <text:p text:style-name="P44">})</text:p>
      <text:p text:style-name="P27">------------------</text:p>
      <text:p text:style-name="P139">Para escrever esse código de adicionar um evento com o Jquery…</text:p>
      <text:p text:style-name="P139">Teremos duas formas:</text:p>
      <text:p text:style-name="P138"/>
      <text:p text:style-name="P117">1- selecionando o elemento + click + callback</text:p>
      <text:p text:style-name="P88"/>
      <text:p text:style-name="P51"><text:span text:style-name="T47">$</text:span>(<text:span text:style-name="T17">'header button'</text:span>).<text:span text:style-name="T47">click</text:span>(<text:span text:style-name="T1">function</text:span>()  {</text:p>
      <text:p text:style-name="P137"/>
      <text:p text:style-name="P74">    <text:span text:style-name="T10">})</text:span></text:p>
      <text:p text:style-name="P44"/>
      <text:p text:style-name="P88">é uma forma bem mais curta de fazer o código do javascript</text:p>
      <text:p text:style-name="P132"><text:span text:style-name="T10">»</text:span><text:span text:style-name="T11">Quando o botão for clicado, esse nosso código será acionado, vamos testar – 2min</text:span></text:p>
      <text:p text:style-name="P89"/>
      <text:p text:style-name="P136"><text:span text:style-name="T11">2 – </text:span><text:span text:style-name="T10">função on <text:s text:c="2"/></text:span><text:span text:style-name="T12">(+nome do evento + callback)</text:span></text:p>
      <text:p text:style-name="P118"/>
      <text:p text:style-name="P48"><text:span text:style-name="T51">$</text:span><text:span text:style-name="T66">(</text:span><text:span text:style-name="T22">'form'</text:span><text:span text:style-name="T66">).</text:span><text:span text:style-name="T51">on</text:span><text:span text:style-name="T66">(</text:span><text:span text:style-name="T22">'submit'</text:span><text:span text:style-name="T66">, </text:span><text:span text:style-name="T4">function</text:span><text:span text:style-name="T66">() {</text:span></text:p>
      <text:p text:style-name="P74">        </text:p>
      <text:p text:style-name="P74">    <text:span text:style-name="T10">})</text:span></text:p>
      <text:p text:style-name="P118"/>
      <text:p text:style-name="P133"><text:span text:style-name="T12">»</text:span><text:span text:style-name="T13">esta segunda forma é parecida com o que fazemos no javascript…</text:span></text:p>
      <text:p text:style-name="P90">--------</text:p>
      <text:p text:style-name="P134"><text:span text:style-name="T68">e.preventDefault</text:span><text:span text:style-name="T13">»</text:span><text:span text:style-name="T14">para prevenir o comportamento padrão do formulário a atualizar a página,</text:span></text:p>
      <text:p text:style-name="P91">quando ele é submetido</text:p>
      <text:p text:style-name="P91"/>
      <text:p text:style-name="P49"><text:span text:style-name="T52">$</text:span><text:span text:style-name="T67">(</text:span><text:span text:style-name="T23">'form'</text:span><text:span text:style-name="T67">).</text:span><text:span text:style-name="T52">on</text:span><text:span text:style-name="T67">(</text:span><text:span text:style-name="T23">'submit'</text:span><text:span text:style-name="T67">, </text:span><text:span text:style-name="T5">function</text:span><text:span text:style-name="T67">(</text:span><text:span text:style-name="T36">e</text:span><text:span text:style-name="T67">) {</text:span></text:p>
      <text:p text:style-name="P75">        <text:span text:style-name="T33">e</text:span><text:span text:style-name="T10">.</text:span><text:span text:style-name="T48">preventDefault</text:span><text:span text:style-name="T10">()</text:span></text:p>
      <text:p text:style-name="P75">    <text:span text:style-name="T10">})</text:span></text:p>
      <text:p text:style-name="P135"><text:soft-page-break/><text:span text:style-name="T14">(</text:span><text:span text:style-name="T10">teste – 3/4min)</text:span></text:p>
      <text:p text:style-name="P92"/>
      <text:p text:style-name="P92">agora podemos apagar a parte de cima do código que era exemplo…</text:p>
      <text:p text:style-name="P92">nosso código está assim</text:p>
      <text:p text:style-name="P92"/>
      <text:p text:style-name="P50"><text:span text:style-name="T47">$</text:span>(<text:span text:style-name="T32">document</text:span>).<text:span text:style-name="T47">ready</text:span>(<text:span text:style-name="T1">function</text:span>() {</text:p>
      <text:p text:style-name="P137"/>
      <text:p text:style-name="P74">    <text:span text:style-name="T48">$</text:span><text:span text:style-name="T10">(</text:span><text:span text:style-name="T18">'header button'</text:span><text:span text:style-name="T10">).</text:span><text:span text:style-name="T48">click</text:span><text:span text:style-name="T10">(</text:span><text:span text:style-name="T3">function</text:span><text:span text:style-name="T10">()  {</text:span></text:p>
      <text:p text:style-name="P74">        <text:span text:style-name="T48">alert</text:span><text:span text:style-name="T10">(</text:span><text:span text:style-name="T18">"teste"</text:span><text:span text:style-name="T10">)</text:span></text:p>
      <text:p text:style-name="P74">    <text:span text:style-name="T10">})</text:span></text:p>
      <text:p text:style-name="P137"/>
      <text:p text:style-name="P74">    <text:span text:style-name="T48">$</text:span><text:span text:style-name="T10">(</text:span><text:span text:style-name="T18">'form'</text:span><text:span text:style-name="T10">).</text:span><text:span text:style-name="T48">on</text:span><text:span text:style-name="T10">(</text:span><text:span text:style-name="T18">'submit'</text:span><text:span text:style-name="T10">, </text:span><text:span text:style-name="T3">function</text:span><text:span text:style-name="T10">(</text:span><text:span text:style-name="T33">e</text:span><text:span text:style-name="T10">) {</text:span></text:p>
      <text:p text:style-name="P74">        <text:span text:style-name="T33">console</text:span><text:span text:style-name="T10">.</text:span><text:span text:style-name="T48">log</text:span><text:span text:style-name="T10">(</text:span><text:span text:style-name="T18">'submit'</text:span><text:span text:style-name="T10">)</text:span></text:p>
      <text:p text:style-name="P74">        <text:span text:style-name="T33">e</text:span><text:span text:style-name="T10">.</text:span><text:span text:style-name="T48">preventDefault</text:span><text:span text:style-name="T10">()</text:span></text:p>
      <text:p text:style-name="P74">    <text:span text:style-name="T10">})</text:span></text:p>
      <text:p text:style-name="P44">})</text:p>
      <text:p text:style-name="P44"/>
      <text:p text:style-name="P93">Nesta aula aprendemos a utilizar eventos aos elementos usando jQuery</text:p>
      <text:p text:style-name="P88"/>
      <text:p text:style-name="P87"/>
      <text:p text:style-name="P17"><text:line-break/></text:p>
      <text:p text:style-name="P155">Aula 3 – Animações e Efeitos</text:p>
      <text:p text:style-name="P19"/>
      <text:p text:style-name="P18">»<text:span text:style-name="T72">Inicialmente o formulário não será exibido.</text:span></text:p>
      <text:p text:style-name="P20">Então, no css » display none</text:p>
      <text:p text:style-name="P71"><text:span text:style-name="T73">form</text:span> {</text:p>
      <text:p text:style-name="P74">    <text:span text:style-name="T33">background-color</text:span><text:span text:style-name="T10">: </text:span><text:span text:style-name="T18">#cbd6e5</text:span><text:span text:style-name="T10">;</text:span></text:p>
      <text:p text:style-name="P74">    <text:span text:style-name="T33">padding</text:span><text:span text:style-name="T10">: </text:span><text:span text:style-name="T45">24px</text:span><text:span text:style-name="T10"> </text:span><text:span text:style-name="T45">0</text:span><text:span text:style-name="T10">;</text:span></text:p>
      <text:p text:style-name="P74">    <text:span text:style-name="T33">text-align</text:span><text:span text:style-name="T10">: </text:span><text:span text:style-name="T18">center</text:span><text:span text:style-name="T10">;</text:span></text:p>
      <text:p text:style-name="P74">    <text:span text:style-name="T33">display</text:span><text:span text:style-name="T10">: </text:span><text:span text:style-name="T18">none</text:span><text:span text:style-name="T10">;</text:span></text:p>
      <text:p text:style-name="P44">}</text:p>
      <text:p text:style-name="P20"/>
      <text:p text:style-name="P20"/>
      <text:p text:style-name="P21">No javascript » Quando clicarmos no botão <text:span text:style-name="T76">Nova Imagem </text:span>dentro do header, vamos pegar o formulário…</text:p>
      <text:p text:style-name="P21">selecionamos ele com o cifrão e vamos expandi-lo,</text:p>
      <text:p text:style-name="P21">fazemos isso através da função <text:span text:style-name="T71">slideDown</text:span></text:p>
      <text:p text:style-name="P23"/>
      <text:p text:style-name="P23"/>
      <text:p text:style-name="P73"><text:span text:style-name="T53">$</text:span><text:span text:style-name="T70">(</text:span><text:span text:style-name="T37">document</text:span><text:span text:style-name="T70">).</text:span><text:span text:style-name="T53">ready</text:span><text:span text:style-name="T70">(</text:span><text:span text:style-name="T6">function</text:span><text:span text:style-name="T70">() {</text:span></text:p>
      <text:p text:style-name="P74">    <text:span text:style-name="T48">$</text:span><text:span text:style-name="T10">(</text:span><text:span text:style-name="T18">'header button'</text:span><text:span text:style-name="T10">).</text:span><text:span text:style-name="T48">click</text:span><text:span text:style-name="T10">(</text:span><text:span text:style-name="T3">function</text:span><text:span text:style-name="T10">()  {</text:span></text:p>
      <text:p text:style-name="P74">        <text:span text:style-name="T48">$</text:span><text:span text:style-name="T10">(</text:span><text:span text:style-name="T18">'form'</text:span><text:span text:style-name="T10">).</text:span><text:span text:style-name="T48">slideDown</text:span><text:span text:style-name="T10">()</text:span></text:p>
      <text:p text:style-name="P74">    <text:span text:style-name="T10">})</text:span></text:p>
      <text:p text:style-name="P23"/>
      <text:p text:style-name="P82">»<text:span text:style-name="T77">quando clicar no header button, o formulário vai aparecer</text:span></text:p>
      <text:p text:style-name="P82"/>
      <text:p text:style-name="P84">»<text:span text:style-name="T78">Para fazer o formulário desaparecer quando clicar no botão cancelar:</text:span></text:p>
      <text:p text:style-name="P84"/>
      <text:p text:style-name="P85">pra recolher o formulário <text:span text:style-name="T69">» SlideUp</text:span></text:p>
      <text:p text:style-name="P24"/>
      <text:p text:style-name="P24"/>
      <text:p text:style-name="P72"><text:span text:style-name="T54">$</text:span><text:span text:style-name="T71">(</text:span><text:span text:style-name="T24">'#botao-cancelar'</text:span><text:span text:style-name="T71">).</text:span><text:span text:style-name="T54">click</text:span><text:span text:style-name="T71">(</text:span><text:span text:style-name="T7">function</text:span><text:span text:style-name="T71">() {</text:span></text:p>
      <text:p text:style-name="P74">        <text:span text:style-name="T48">$</text:span><text:span text:style-name="T10">(</text:span><text:span text:style-name="T18">'form'</text:span><text:span text:style-name="T10">).</text:span><text:span text:style-name="T48">slideUp</text:span><text:span text:style-name="T10">()</text:span></text:p>
      <text:p text:style-name="P74">    <text:span text:style-name="T10">})</text:span></text:p>
      <text:p text:style-name="P24"><text:line-break/></text:p>
      <text:p text:style-name="P156">Aula 4: Manipulação do DOM com jQuery</text:p>
      <text:p text:style-name="P25"/>
      <text:p text:style-name="P83">» <text:span text:style-name="T79">na div há um link que manda o usuário pra uma página com a imagem em tamanho real</text:span></text:p>
      <text:p text:style-name="P120"><text:span text:style-name="T63">a propriedade TARGET é quem faz o link abrir em outra aba » </text:span><text:span text:style-name="T38">target</text:span><text:span text:style-name="T58">=</text:span><text:span text:style-name="T26">"_blank"</text:span><text:span text:style-name="T82">&gt;</text:span></text:p>
      <text:p text:style-name="P144"/>
      <text:p text:style-name="P52"><text:span text:style-name="T80">&lt;</text:span><text:span text:style-name="T1">li</text:span><text:span text:style-name="T80">&gt;</text:span></text:p>
      <text:p text:style-name="P74">            <text:span text:style-name="T87">&lt;</text:span><text:span text:style-name="T3">img</text:span><text:span text:style-name="T10"> </text:span><text:span text:style-name="T33">src</text:span><text:span text:style-name="T10">=</text:span><text:span text:style-name="T18">"foto1.jpg"</text:span><text:span text:style-name="T10"> </text:span><text:span text:style-name="T33">alt</text:span><text:span text:style-name="T10">=</text:span><text:span text:style-name="T18">"pintura de um gato"</text:span><text:span text:style-name="T87">&gt;</text:span></text:p>
      <text:p text:style-name="P74">            <text:span text:style-name="T87">&lt;</text:span><text:span text:style-name="T3">div</text:span><text:span text:style-name="T87">&gt;</text:span></text:p>
      <text:p text:style-name="P74">                <text:span text:style-name="T87">&lt;</text:span><text:span text:style-name="T3">a</text:span><text:span text:style-name="T10"> </text:span><text:span text:style-name="T33">href</text:span><text:span text:style-name="T10">=</text:span><text:span text:style-name="T18">"foto1.jpg"</text:span><text:span text:style-name="T10"> </text:span><text:span text:style-name="T33">title</text:span><text:span text:style-name="T10">=</text:span><text:span text:style-name="T18">"ver imagem em tamanho real"</text:span><text:span text:style-name="T10"> </text:span><text:span text:style-name="T33">target</text:span><text:span text:style-name="T10">=</text:span><text:span text:style-name="T18">"_blank"</text:span><text:span text:style-name="T87">&gt;</text:span></text:p>
      <text:p text:style-name="P74">                    <text:span text:style-name="T10">ver imagem em tamanho real</text:span></text:p>
      <text:p text:style-name="P74">                <text:span text:style-name="T87">&lt;/</text:span><text:span text:style-name="T3">a</text:span><text:span text:style-name="T87">&gt;</text:span></text:p>
      <text:p text:style-name="P74">            <text:span text:style-name="T87">&lt;/</text:span><text:span text:style-name="T3">div</text:span><text:span text:style-name="T87">&gt;</text:span></text:p>
      <text:p text:style-name="P74">        <text:span text:style-name="T87">&lt;/</text:span><text:span text:style-name="T3">li</text:span><text:span text:style-name="T87">&gt;</text:span></text:p>
      <text:p text:style-name="P144"/>
      <text:p text:style-name="P121"><text:span text:style-name="T88">»</text:span><text:span text:style-name="T89">Copiamos o elemento li acima 2x, para que possamos incluir a foto 2 e 3</text:span></text:p>
      <text:p text:style-name="P96">as fotos apareceram se formos conferir no “go live” como a página está ficando</text:p>
      <text:p text:style-name="P148">------</text:p>
      <text:p text:style-name="P34">2 min – aplicação do css</text:p>
      <text:p text:style-name="P34"/>
      <text:p text:style-name="P34"/>
      <text:p text:style-name="P53"><text:span text:style-name="T73">ul</text:span> {</text:p>
      <text:p text:style-name="P74">    <text:span text:style-name="T33">display</text:span><text:span text:style-name="T10">: </text:span><text:span text:style-name="T18">flex</text:span><text:span text:style-name="T10">;</text:span><text:span text:style-name="T91"> <text:s text:c="5"/>»</text:span><text:span text:style-name="T92">para que os elementos (fotos) fiquem um ao lado do outro</text:span></text:p>
      <text:p text:style-name="P69"><text:span text:style-name="T39">flex-wrap</text:span><text:span text:style-name="T90">: </text:span><text:span text:style-name="T28">wrap</text:span><text:span text:style-name="T27"> <text:s text:c="4"/></text:span><text:span text:style-name="T101">» </text:span><text:span text:style-name="T102">quando se chega ao limite da tela, cria-se uma nova linha</text:span></text:p>
      <text:p text:style-name="P44">}</text:p>
      <text:p text:style-name="P44"/>
      <text:p text:style-name="P54">limitar o tamanho dos itens</text:p>
      <text:p text:style-name="P54"/>
      <text:p text:style-name="P54"><text:span text:style-name="T73">ul</text:span> <text:span text:style-name="T73">li</text:span> {</text:p>
      <text:p text:style-name="P76">    <text:span text:style-name="T33">max-width</text:span><text:span text:style-name="T10">: </text:span><text:span text:style-name="T45">25%</text:span><text:span text:style-name="T10">;</text:span><text:span text:style-name="T15"><text:tab/><text:tab/></text:span><text:span text:style-name="T91">»</text:span><text:span text:style-name="T93">largura máxima das fotos</text:span></text:p>
      <text:p text:style-name="P44">}</text:p>
      <text:p text:style-name="P54"/>
      <text:p text:style-name="P34"/>
      <text:p text:style-name="P122"><text:span text:style-name="T81">»</text:span><text:span text:style-name="T83">as fotos estão uma em cima da outra – 3min</text:span></text:p>
      <text:p text:style-name="P149">pra corrigir isso, dizemos que a imagem tem que ocupar 100% dessa área</text:p>
      <text:p text:style-name="P149">(acredito que o professor está falando de 100% da área total de 25%)</text:p>
      <text:p text:style-name="P123"><text:span text:style-name="T81">»</text:span><text:span text:style-name="T84">Assim, como veremos, as imagens diminuem de tamanho </text:span><text:span text:style-name="T85">e não ficam em cima da outra</text:span></text:p>
      <text:p text:style-name="P150"/>
      <text:p text:style-name="P55"><text:span text:style-name="T74">ul</text:span><text:span text:style-name="T106"> </text:span><text:span text:style-name="T74">li</text:span><text:span text:style-name="T106"> </text:span><text:span text:style-name="T74">img</text:span><text:span text:style-name="T106"> {</text:span></text:p>
      <text:p text:style-name="P74">    <text:span text:style-name="T33">width</text:span><text:span text:style-name="T10">: </text:span><text:span text:style-name="T45">100%</text:span><text:span text:style-name="T10">;</text:span></text:p>
      <text:p text:style-name="P44">}</text:p>
      <text:p text:style-name="P150"/>
      <text:p text:style-name="P150">------</text:p>
      <text:p text:style-name="P124"><text:span text:style-name="T85">4 </text:span><text:span text:style-name="T81">min » remoção de pontinho quase imperceptível nas imagens</text:span></text:p>
      <text:p text:style-name="P151"/>
      <text:p text:style-name="P53"><text:span text:style-name="T73">ul</text:span> <text:span text:style-name="T73">li</text:span> {</text:p>
      <text:p text:style-name="P74">    <text:span text:style-name="T33">max-width</text:span><text:span text:style-name="T10">: </text:span><text:span text:style-name="T45">25%</text:span><text:span text:style-name="T10">;</text:span></text:p>
      <text:p text:style-name="P74">    <text:span text:style-name="T33">list-style</text:span><text:span text:style-name="T10">: </text:span><text:span text:style-name="T18">none</text:span><text:span text:style-name="T10">;</text:span></text:p>
      <text:p text:style-name="P44">}</text:p>
      <text:p text:style-name="P151">-------</text:p>
      <text:p text:style-name="P152">4min – ajustando a div “ver imagem em tamanho real”</text:p>
      <text:p text:style-name="P125"><text:span text:style-name="T86">cria-se uma classe de nome </text:span><text:span text:style-name="T82">overlay-imagem-link</text:span></text:p>
      <text:p text:style-name="P152"/>
      <text:p text:style-name="P145"/>
      <text:p text:style-name="P145"/>
      <text:p text:style-name="P145"/>
      <text:p text:style-name="P94"><text:soft-page-break/>6min »</text:p>
      <text:p text:style-name="P145"/>
      <text:p text:style-name="P56"><text:span text:style-name="T73">.overlay-imagem-link</text:span> {</text:p>
      <text:p text:style-name="P74">    <text:span text:style-name="T33">padding</text:span><text:span text:style-name="T10">: </text:span><text:span text:style-name="T45">16px</text:span><text:span text:style-name="T10">;</text:span></text:p>
      <text:p text:style-name="P74">    <text:span text:style-name="T33">background-color</text:span><text:span text:style-name="T10">: </text:span><text:span text:style-name="T48">rgba</text:span><text:span text:style-name="T10">(</text:span><text:span text:style-name="T45">0</text:span><text:span text:style-name="T10">, </text:span><text:span text:style-name="T45">0</text:span><text:span text:style-name="T10">, </text:span><text:span text:style-name="T45">0</text:span><text:span text:style-name="T10">, </text:span><text:span text:style-name="T45">0.7</text:span><text:span text:style-name="T10">);</text:span><text:span text:style-name="T91"> <text:s text:c="2"/></text:span><text:span text:style-name="T97">»</text:span><text:span text:style-name="T98">0.7 significa 70% de opacidade – </text:span><text:span text:style-name="T99">30% transparencia</text:span></text:p>
      <text:p text:style-name="P45"><text:span text:style-name="T107">   </text:span><text:span text:style-name="T40">position</text:span><text:span text:style-name="T108">: </text:span><text:span text:style-name="T29">absolute</text:span><text:span text:style-name="T108">;</text:span><text:span text:style-name="T105">» <text:s text:c="6"/>»</text:span><text:span text:style-name="T103">posiciona o elemento no canto inferior do li</text:span></text:p>
      <text:p text:style-name="P77">    <text:span text:style-name="T33">bottom</text:span><text:span text:style-name="T10">: </text:span><text:span text:style-name="T45">0</text:span><text:span text:style-name="T10">; </text:span><text:span text:style-name="T99">»<text:tab/><text:tab/><text:tab/>»</text:span><text:span text:style-name="T94">extremidades</text:span></text:p>
      <text:p text:style-name="P74">    <text:span text:style-name="T33">left</text:span><text:span text:style-name="T10">: </text:span><text:span text:style-name="T45">0</text:span><text:span text:style-name="T10">;</text:span></text:p>
      <text:p text:style-name="P77">    <text:span text:style-name="T33">width</text:span><text:span text:style-name="T10">: </text:span><text:span text:style-name="T45">100%</text:span><text:span text:style-name="T10">;</text:span><text:span text:style-name="T99">»<text:tab/><text:tab/> <text:s text:c="3"/></text:span><text:span text:style-name="T94">Largura</text:span></text:p>
      <text:p text:style-name="P44">}</text:p>
      <text:p text:style-name="P131"/>
      <text:p text:style-name="P44">}</text:p>
      <text:p text:style-name="P152"/>
      <text:p text:style-name="P151"/>
      <text:p text:style-name="P28">6min – Como temos um elemento com position absolute, para que ele não vaze no nosso</text:p>
      <text:p text:style-name="P29">layout <text:span text:style-name="T109">e fique concentrado no elemento pai, o elemento pai devera ter o position relative</text:span></text:p>
      <text:p text:style-name="P35"/>
      <text:p text:style-name="P57"><text:span text:style-name="T75">ul</text:span><text:span text:style-name="T109"> </text:span><text:span text:style-name="T75">li</text:span><text:span text:style-name="T109"> {</text:span></text:p>
      <text:p text:style-name="P74">    <text:span text:style-name="T33">max-width</text:span><text:span text:style-name="T10">: </text:span><text:span text:style-name="T45">25%</text:span><text:span text:style-name="T10">;</text:span></text:p>
      <text:p text:style-name="P74">    <text:span text:style-name="T33">list-style</text:span><text:span text:style-name="T10">: </text:span><text:span text:style-name="T18">none</text:span><text:span text:style-name="T10">;</text:span></text:p>
      <text:p text:style-name="P74">    <text:span text:style-name="T33">position</text:span><text:span text:style-name="T10">: </text:span><text:span text:style-name="T18">relative</text:span><text:span text:style-name="T10">;</text:span></text:p>
      <text:p text:style-name="P44">}</text:p>
      <text:p text:style-name="P44"/>
      <text:p text:style-name="P30">7min – mais ajustes...</text:p>
      <text:p text:style-name="P35"/>
      <text:p text:style-name="P57"><text:span text:style-name="T75">ul</text:span><text:span text:style-name="T109"> </text:span><text:span text:style-name="T75">li</text:span><text:span text:style-name="T109"> {</text:span></text:p>
      <text:p text:style-name="P74">    <text:span text:style-name="T33">max-width</text:span><text:span text:style-name="T10">: </text:span><text:span text:style-name="T45">25%</text:span><text:span text:style-name="T10">;</text:span></text:p>
      <text:p text:style-name="P74">    <text:span text:style-name="T33">list-style</text:span><text:span text:style-name="T10">: </text:span><text:span text:style-name="T18">none</text:span><text:span text:style-name="T10">;</text:span></text:p>
      <text:p text:style-name="P74">    <text:span text:style-name="T33">position</text:span><text:span text:style-name="T10">: </text:span><text:span text:style-name="T18">relative</text:span><text:span text:style-name="T10">;</text:span></text:p>
      <text:p text:style-name="P74">    <text:span text:style-name="T33">max-height</text:span><text:span text:style-name="T10">: </text:span><text:span text:style-name="T45">280px</text:span><text:span text:style-name="T10">;</text:span></text:p>
      <text:p text:style-name="P74">    <text:span text:style-name="T33">overflow-y</text:span><text:span text:style-name="T10">: </text:span><text:span text:style-name="T18">hidden</text:span><text:span text:style-name="T10">;</text:span></text:p>
      <text:p text:style-name="P44">}</text:p>
      <text:p text:style-name="P35"/>
      <text:p text:style-name="P31"><text:span text:style-name="T109">a</text:span>plicando cor diferente ao link</text:p>
      <text:p text:style-name="P31"/>
      <text:p text:style-name="P58"><text:span text:style-name="T73">.overlay-imagem-link</text:span> <text:span text:style-name="T73">a</text:span> {</text:p>
      <text:p text:style-name="P74">    <text:span text:style-name="T33">color</text:span><text:span text:style-name="T10">: </text:span><text:span text:style-name="T18">#fff</text:span><text:span text:style-name="T10">;</text:span></text:p>
      <text:p text:style-name="P74">    <text:span text:style-name="T33">text-decoration</text:span><text:span text:style-name="T10">: </text:span><text:span text:style-name="T18">none</text:span><text:span text:style-name="T10">;</text:span><text:span text:style-name="T91"> <text:s text:c="4"/>»</text:span><text:span text:style-name="T95">removendo o underline do link </text:span><text:span text:style-name="T96">(não vai ficar destacado em azul)</text:span></text:p>
      <text:p text:style-name="P44">}</text:p>
      <text:p text:style-name="P44"/>
      <text:p text:style-name="P32">-----------------</text:p>
      <text:p text:style-name="P33">9min...</text:p>
      <text:p text:style-name="P32"/>
      <text:p text:style-name="P44"><text:line-break/><text:line-break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38"><text:soft-page-break/>agora a barra onde tem o link e está escrito “ver imagem em tamanho real” deixaremos</text:p>
      <text:p text:style-name="P38">oculta, ela só aparecerá quando colocarmos o cursor sobre a imagem</text:p>
      <text:p text:style-name="P38"/>
      <text:p text:style-name="P95">para isso, usamos opacity pra ocultar a barra</text:p>
      <text:p text:style-name="P140">opacity » vai de 0 a 1 (aumentando de maneira decimal » 0,1 <text:s/>0,2..)</text:p>
      <text:p text:style-name="P140"/>
      <text:p text:style-name="P46"><text:span text:style-name="T73">.overlay-imagem-link</text:span> {</text:p>
      <text:p text:style-name="P78">    <text:span text:style-name="T33">padding</text:span><text:span text:style-name="T10">: </text:span><text:span text:style-name="T45">16px</text:span><text:span text:style-name="T10">;</text:span></text:p>
      <text:p text:style-name="P78">    <text:span text:style-name="T33">background-color</text:span><text:span text:style-name="T10">: </text:span><text:span text:style-name="T48">rgba</text:span><text:span text:style-name="T10">(</text:span><text:span text:style-name="T45">0</text:span><text:span text:style-name="T10">, </text:span><text:span text:style-name="T45">0</text:span><text:span text:style-name="T10">, </text:span><text:span text:style-name="T45">0</text:span><text:span text:style-name="T10">, </text:span><text:span text:style-name="T45">0.7</text:span><text:span text:style-name="T10">);</text:span></text:p>
      <text:p text:style-name="P78">    <text:span text:style-name="T33">position</text:span><text:span text:style-name="T10">: </text:span><text:span text:style-name="T18">absolute</text:span><text:span text:style-name="T10">;</text:span></text:p>
      <text:p text:style-name="P78">    <text:span text:style-name="T33">bottom</text:span><text:span text:style-name="T10">: </text:span><text:span text:style-name="T45">0</text:span><text:span text:style-name="T10">;</text:span></text:p>
      <text:p text:style-name="P78">    <text:span text:style-name="T33">left</text:span><text:span text:style-name="T10">: </text:span><text:span text:style-name="T45">0</text:span><text:span text:style-name="T10">;</text:span></text:p>
      <text:p text:style-name="P78">    <text:span text:style-name="T33">width</text:span><text:span text:style-name="T10">: </text:span><text:span text:style-name="T45">100%</text:span><text:span text:style-name="T10">;</text:span></text:p>
      <text:p text:style-name="P78">    <text:span text:style-name="T33">opacity</text:span><text:span text:style-name="T10">: </text:span><text:span text:style-name="T45">0</text:span><text:span text:style-name="T10">;</text:span></text:p>
      <text:p text:style-name="P78"><text:span text:style-name="T33">transition</text:span><text:span text:style-name="T10">: </text:span><text:span text:style-name="T18">all</text:span><text:span text:style-name="T10"> </text:span><text:span text:style-name="T18">ease</text:span><text:span text:style-name="T10"> </text:span><text:span text:style-name="T45">.5s</text:span><text:span text:style-name="T10">;</text:span></text:p>
      <text:p text:style-name="P59">}</text:p>
      <text:p text:style-name="P140"/>
      <text:p text:style-name="P140"/>
      <text:p text:style-name="P60"><text:span text:style-name="T73">ul</text:span> <text:span text:style-name="T73">li:hover</text:span> <text:span text:style-name="T73">.overlay-imagem-link</text:span> {</text:p>
      <text:p text:style-name="P74">    <text:span text:style-name="T33">opacity</text:span><text:span text:style-name="T10">: </text:span><text:span text:style-name="T45">1</text:span><text:span text:style-name="T10">;</text:span></text:p>
      <text:p text:style-name="P44">}</text:p>
      <text:p text:style-name="P140"/>
      <text:p text:style-name="P141">selecionamos o li e quando tivermos ele como hover,</text:p>
      <text:p text:style-name="P141">vamos estilizar esse elemento...que passará a ter opacity 1 </text:p>
      <text:p text:style-name="P141">(Ou seja, quando passarmos o cursor na foto a barra aparecerá)</text:p>
      <text:p text:style-name="P141">------------------------</text:p>
      <text:p text:style-name="P141"/>
      <text:p text:style-name="P97">11min – <text:span text:style-name="T110">agora vamos codificar o mecanismo de adição de elementos<text:line-break/>(quando clicamos no botão adicionar. Esse botão está inútil, vamos torna-lo útil)</text:span></text:p>
      <text:p text:style-name="P98"/>
      <text:p text:style-name="P98"/>
      <text:p text:style-name="P99">*no html, vamos adicionar um id ao imput deste botão</text:p>
      <text:p text:style-name="P61"><text:span text:style-name="T80">&lt;</text:span><text:span text:style-name="T1">input</text:span> <text:span text:style-name="T32">type</text:span>=<text:span text:style-name="T17">"url"</text:span> <text:span text:style-name="T32">id</text:span>=<text:span text:style-name="T17">"endereco-imagem-nova"</text:span> <text:span text:style-name="T32">required</text:span> <text:span text:style-name="T32">placeholder</text:span>=<text:span text:style-name="T17">"URL da imagem"</text:span><text:span text:style-name="T80">&gt;</text:span></text:p>
      <text:p text:style-name="P146"/>
      <text:p text:style-name="P99">*<text:span text:style-name="T111">No javascript…</text:span></text:p>
      <text:p text:style-name="P147"/>
      <text:p text:style-name="P61"><text:span text:style-name="T55">$</text:span><text:span text:style-name="T111">(</text:span><text:span text:style-name="T30">'form'</text:span><text:span text:style-name="T111">).</text:span><text:span text:style-name="T55">on</text:span><text:span text:style-name="T111">(</text:span><text:span text:style-name="T30">'submit'</text:span><text:span text:style-name="T111">, </text:span><text:span text:style-name="T8">function</text:span><text:span text:style-name="T111">(</text:span><text:span text:style-name="T41">e</text:span><text:span text:style-name="T111">) {</text:span></text:p>
      <text:p text:style-name="P74">        <text:span text:style-name="T33">e</text:span><text:span text:style-name="T10">.</text:span><text:span text:style-name="T48">preventDefault</text:span><text:span text:style-name="T10">();</text:span></text:p>
      <text:p text:style-name="P74">        <text:span text:style-name="T3">const</text:span><text:span text:style-name="T10"> </text:span><text:span text:style-name="T113">enderecoDaNovaImagem</text:span><text:span text:style-name="T10"> </text:span><text:span text:style-name="T115">=</text:span><text:span text:style-name="T10"> </text:span><text:span text:style-name="T48">$</text:span><text:span text:style-name="T10">(</text:span><text:span text:style-name="T18">'endereco-imagem-nova'</text:span><text:span text:style-name="T10">)</text:span></text:p>
      <text:p text:style-name="P74">    <text:span text:style-name="T10">})</text:span></text:p>
      <text:p text:style-name="P147"/>
      <text:p text:style-name="P100"><text:span text:style-name="T111">c</text:span>riamos a const</text:p>
      <text:p text:style-name="P100">pra recuperar o valor desse imput, no javascript puro usamos <text:span text:style-name="T117">» .value</text:span></text:p>
      <text:p text:style-name="P100">mas <text:span text:style-name="T120">no Jquery usamos</text:span> <text:span text:style-name="T117">» .val</text:span></text:p>
      <text:p text:style-name="P142"/>
      <text:p text:style-name="P62"><text:span text:style-name="T53">$</text:span><text:span text:style-name="T70">(</text:span><text:span text:style-name="T25">'form'</text:span><text:span text:style-name="T70">).</text:span><text:span text:style-name="T53">on</text:span><text:span text:style-name="T70">(</text:span><text:span text:style-name="T25">'submit'</text:span><text:span text:style-name="T70">, </text:span><text:span text:style-name="T6">function</text:span><text:span text:style-name="T70">(</text:span><text:span text:style-name="T37">e</text:span><text:span text:style-name="T70">) {</text:span></text:p>
      <text:p text:style-name="P74">        <text:span text:style-name="T33">e</text:span><text:span text:style-name="T10">.</text:span><text:span text:style-name="T48">preventDefault</text:span><text:span text:style-name="T10">();</text:span></text:p>
      <text:p text:style-name="P74">        <text:span text:style-name="T3">const</text:span><text:span text:style-name="T10"> </text:span><text:span text:style-name="T113">enderecoDaNovaImagem</text:span><text:span text:style-name="T10"> </text:span><text:span text:style-name="T115">=</text:span><text:span text:style-name="T10"> </text:span><text:span text:style-name="T48">$</text:span><text:span text:style-name="T10">(</text:span><text:span text:style-name="T18">'</text:span><text:span text:style-name="T19">#</text:span><text:span text:style-name="T18">endereco-imagem-nova'</text:span><text:span text:style-name="T10">).</text:span><text:span text:style-name="T48">val</text:span><text:span text:style-name="T10">()</text:span></text:p>
      <text:p text:style-name="P74"><text:span text:style-name="T33">console</text:span><text:span text:style-name="T10">.</text:span><text:span text:style-name="T48">log</text:span><text:span text:style-name="T10">(</text:span><text:span text:style-name="T113">enderecoDaNovaImagem</text:span><text:span text:style-name="T10">);</text:span></text:p>
      <text:p text:style-name="P74">    <text:span text:style-name="T10">})</text:span></text:p>
      <text:p text:style-name="P142"/>
      <text:p text:style-name="P127">vinculamos a const ao imput e pedimos o valor, </text:p>
      <text:p text:style-name="P127"><text:span text:style-name="T121">também adicionamos o console.log pra executar </text:span><text:span text:style-name="T122">a própria const</text:span></text:p>
      <text:p text:style-name="P143"><text:soft-page-break/>Agora, se inserimos algum link ele vai aparecer em inspecionar » console</text:p>
      <text:p text:style-name="P143">(logo, o botão de adicionar já está funcional)</text:p>
      <text:p text:style-name="P143"/>
      <text:p text:style-name="P128">Testado o código, vamos desfaze-lo pra entrarmos na próxima etapa:</text:p>
      <text:p text:style-name="P128">vamos criar o elemento html que será inserido ao final da lista <text:s/>- <text:span text:style-name="T123">14min</text:span></text:p>
      <text:p text:style-name="P128"/>
      <text:p text:style-name="P101">criamos uma nova const usando jquery</text:p>
      <text:p text:style-name="P63"><text:span text:style-name="T47">$</text:span>(<text:span text:style-name="T17">'form'</text:span>).<text:span text:style-name="T47">on</text:span>(<text:span text:style-name="T17">'submit'</text:span>, <text:span text:style-name="T1">function</text:span>(<text:span text:style-name="T32">e</text:span>) {</text:p>
      <text:p text:style-name="P74">        <text:span text:style-name="T33">e</text:span><text:span text:style-name="T10">.</text:span><text:span text:style-name="T48">preventDefault</text:span><text:span text:style-name="T10">();</text:span></text:p>
      <text:p text:style-name="P74">        <text:span text:style-name="T3">const</text:span><text:span text:style-name="T10"> </text:span><text:span text:style-name="T113">enderecoDaNovaImagem</text:span><text:span text:style-name="T10"> </text:span><text:span text:style-name="T115">=</text:span><text:span text:style-name="T10"> </text:span><text:span text:style-name="T48">$</text:span><text:span text:style-name="T10">(</text:span><text:span text:style-name="T18">'#endereco-imagem-nova'</text:span><text:span text:style-name="T10">).</text:span><text:span text:style-name="T48">val</text:span><text:span text:style-name="T10">();</text:span></text:p>
      <text:p text:style-name="P74">        <text:span text:style-name="T33">console</text:span><text:span text:style-name="T10">.</text:span><text:span text:style-name="T48">log</text:span><text:span text:style-name="T10">(</text:span><text:span text:style-name="T113">enderecoDaNovaImagem</text:span><text:span text:style-name="T10">);</text:span></text:p>
      <text:p text:style-name="P74">        <text:span text:style-name="T3">const</text:span><text:span text:style-name="T10"> </text:span><text:span text:style-name="T113">novoItem</text:span><text:span text:style-name="T10"> </text:span><text:span text:style-name="T115">=</text:span><text:span text:style-name="T10"> </text:span><text:span text:style-name="T48">$</text:span><text:span text:style-name="T10">(</text:span><text:span text:style-name="T18">'&lt;li&gt;&lt;/li&gt;'</text:span><text:span text:style-name="T10">)</text:span></text:p>
      <text:p text:style-name="P74">    <text:span text:style-name="T10">})</text:span></text:p>
      <text:p text:style-name="P101"/>
      <text:p text:style-name="P101"/>
      <text:p text:style-name="P102">dentro da tag li, no html, nós temos a tag img, uma div e dentro desta div, um link</text:p>
      <text:p text:style-name="P103">Pra adicionar ao jquery, fazemos assim – 15min</text:p>
      <text:p text:style-name="P103"/>
      <text:p text:style-name="P80"><text:span text:style-name="T10"> </text:span><text:span text:style-name="T48">$</text:span><text:span text:style-name="T10">(</text:span><text:span text:style-name="T18">'form'</text:span><text:span text:style-name="T10">).</text:span><text:span text:style-name="T48">on</text:span><text:span text:style-name="T10">(</text:span><text:span text:style-name="T18">'submit'</text:span><text:span text:style-name="T10">, </text:span><text:span text:style-name="T3">function</text:span><text:span text:style-name="T10">(</text:span><text:span text:style-name="T33">e</text:span><text:span text:style-name="T10">) {</text:span></text:p>
      <text:p text:style-name="P74">        <text:span text:style-name="T33">e</text:span><text:span text:style-name="T10">.</text:span><text:span text:style-name="T48">preventDefault</text:span><text:span text:style-name="T10">();</text:span></text:p>
      <text:p text:style-name="P74">        <text:span text:style-name="T3">const</text:span><text:span text:style-name="T10"> </text:span><text:span text:style-name="T113">enderecoDaNovaImagem</text:span><text:span text:style-name="T10"> </text:span><text:span text:style-name="T115">=</text:span><text:span text:style-name="T10"> </text:span><text:span text:style-name="T48">$</text:span><text:span text:style-name="T10">(</text:span><text:span text:style-name="T18">'#endereco-imagem-nova'</text:span><text:span text:style-name="T10">).</text:span><text:span text:style-name="T48">val</text:span><text:span text:style-name="T10">();</text:span></text:p>
      <text:p text:style-name="P74">        <text:span text:style-name="T3">const</text:span><text:span text:style-name="T10"> </text:span><text:span text:style-name="T113">novoItem</text:span><text:span text:style-name="T10"> </text:span><text:span text:style-name="T115">=</text:span><text:span text:style-name="T10"> </text:span><text:span text:style-name="T48">$</text:span><text:span text:style-name="T10">(</text:span><text:span text:style-name="T18">'&lt;li&gt;&lt;/li&gt;'</text:span><text:span text:style-name="T10">)</text:span></text:p>
      <text:p text:style-name="P74">            <text:span text:style-name="T48">$</text:span><text:span text:style-name="T10">(</text:span><text:span text:style-name="T18">`&lt;img src="</text:span><text:span text:style-name="T3">${</text:span><text:span text:style-name="T113">enderecoDaNovaImagem</text:span><text:span text:style-name="T3">}</text:span><text:span text:style-name="T18">" /&gt;`</text:span><text:span text:style-name="T10">)</text:span></text:p>
      <text:p text:style-name="P74">    <text:span text:style-name="T10">})</text:span></text:p>
      <text:p text:style-name="P161"/>
      <text:p text:style-name="P103"/>
      <text:p text:style-name="P104">adicionamos a tag li do html numa nova const</text:p>
      <text:p text:style-name="P104">e a tag imagem em formato jquery » <text:span text:style-name="T125">com a const endereco dentro dela</text:span></text:p>
      <text:p text:style-name="P104">(dentro de <text:span text:style-name="T124">crase...explicação complexa 15min)</text:span></text:p>
      <text:p text:style-name="P104"/>
      <text:p text:style-name="P105">criamos assim um elemento no jquery e agora a gente precisa adicionar esse elemento</text:p>
      <text:p text:style-name="P105">ao novo<text:span text:style-name="T126">I</text:span>tem</text:p>
      <text:p text:style-name="P110"><text:span text:style-name="T127">pra isso a gente usa uma função </text:span><text:span text:style-name="T57">.</text:span><text:span text:style-name="T50">appendTo</text:span><text:span text:style-name="T129">()</text:span><text:span text:style-name="T50"> » </text:span><text:span text:style-name="T128">dentro o elemento de destino novoItem</text:span></text:p>
      <text:p text:style-name="P162"/>
      <text:p text:style-name="P162"/>
      <text:p text:style-name="P68"><text:span text:style-name="T56">$</text:span><text:span text:style-name="T128">(</text:span><text:span text:style-name="T31">'form'</text:span><text:span text:style-name="T128">).</text:span><text:span text:style-name="T56">on</text:span><text:span text:style-name="T128">(</text:span><text:span text:style-name="T31">'submit'</text:span><text:span text:style-name="T128">, </text:span><text:span text:style-name="T9">function</text:span><text:span text:style-name="T128">(</text:span><text:span text:style-name="T42">e</text:span><text:span text:style-name="T128">) {</text:span></text:p>
      <text:p text:style-name="P74">        <text:span text:style-name="T33">e</text:span><text:span text:style-name="T10">.</text:span><text:span text:style-name="T48">preventDefault</text:span><text:span text:style-name="T10">();</text:span></text:p>
      <text:p text:style-name="P74">        <text:span text:style-name="T3">const</text:span><text:span text:style-name="T10"> </text:span><text:span text:style-name="T113">enderecoDaNovaImagem</text:span><text:span text:style-name="T10"> </text:span><text:span text:style-name="T115">=</text:span><text:span text:style-name="T10"> </text:span><text:span text:style-name="T48">$</text:span><text:span text:style-name="T10">(</text:span><text:span text:style-name="T18">'#endereco-imagem-nova'</text:span><text:span text:style-name="T10">).</text:span><text:span text:style-name="T48">val</text:span><text:span text:style-name="T10">();</text:span></text:p>
      <text:p text:style-name="P74">        <text:span text:style-name="T3">const</text:span><text:span text:style-name="T10"> </text:span><text:span text:style-name="T113">novoItem</text:span><text:span text:style-name="T10"> </text:span><text:span text:style-name="T115">=</text:span><text:span text:style-name="T10"> </text:span><text:span text:style-name="T48">$</text:span><text:span text:style-name="T10">(</text:span><text:span text:style-name="T18">'&lt;li&gt;&lt;/li&gt;'</text:span><text:span text:style-name="T10">)</text:span></text:p>
      <text:p text:style-name="P74">            <text:span text:style-name="T48">$</text:span><text:span text:style-name="T10">(</text:span><text:span text:style-name="T18">`&lt;img src="</text:span><text:span text:style-name="T3">${</text:span><text:span text:style-name="T113">enderecoDaNovaImagem</text:span><text:span text:style-name="T3">}</text:span><text:span text:style-name="T18">" /&gt;`</text:span><text:span text:style-name="T10">).</text:span><text:span text:style-name="T48">appendTo</text:span><text:span text:style-name="T10">(</text:span><text:span text:style-name="T113">novoItem</text:span><text:span text:style-name="T10">)</text:span></text:p>
      <text:p text:style-name="P74">    <text:span text:style-name="T10">})</text:span></text:p>
      <text:p text:style-name="P162"/>
      <text:p text:style-name="P162"/>
      <text:p text:style-name="P111"><text:span text:style-name="T128">o </text:span>appendTo pega o elemento da tag img e insere entre <text:span text:style-name="T130">a abertura e o fechamento</text:span></text:p>
      <text:p text:style-name="P112">da tag li</text:p>
      <text:p text:style-name="P113">Vamos fazer isso também para a barra “ver imagem em tamanho real)</text:p>
      <text:p text:style-name="P113"/>
      <text:p text:style-name="P113"><text:line-break/></text:p>
      <text:p text:style-name="P159"><text:span text:style-name="T47">$</text:span>(<text:span text:style-name="T17">'form'</text:span>).<text:span text:style-name="T47">on</text:span>(<text:span text:style-name="T17">'submit'</text:span>, <text:span text:style-name="T1">function</text:span>(<text:span text:style-name="T32">e</text:span>) {</text:p>
      <text:p text:style-name="P74">        <text:span text:style-name="T33">e</text:span><text:span text:style-name="T10">.</text:span><text:span text:style-name="T48">preventDefault</text:span><text:span text:style-name="T10">();</text:span></text:p>
      <text:p text:style-name="P74">        <text:span text:style-name="T3">const</text:span><text:span text:style-name="T10"> </text:span><text:span text:style-name="T113">enderecoDaNovaImagem</text:span><text:span text:style-name="T10"> </text:span><text:span text:style-name="T115">=</text:span><text:span text:style-name="T10"> </text:span><text:span text:style-name="T48">$</text:span><text:span text:style-name="T10">(</text:span><text:span text:style-name="T18">'#endereco-imagem-nova'</text:span><text:span text:style-name="T10">).</text:span><text:span text:style-name="T48">val</text:span><text:span text:style-name="T10">();</text:span></text:p>
      <text:p text:style-name="P74">        <text:span text:style-name="T3">const</text:span><text:span text:style-name="T10"> </text:span><text:span text:style-name="T113">novoItem</text:span><text:span text:style-name="T10"> </text:span><text:span text:style-name="T115">=</text:span><text:span text:style-name="T10"> </text:span><text:span text:style-name="T48">$</text:span><text:span text:style-name="T10">(</text:span><text:span text:style-name="T18">'&lt;li&gt;&lt;/li&gt;'</text:span><text:span text:style-name="T10">)</text:span></text:p>
      <text:p text:style-name="P74">            <text:span text:style-name="T48">$</text:span><text:span text:style-name="T10">(</text:span><text:span text:style-name="T18">`&lt;img src="</text:span><text:span text:style-name="T3">${</text:span><text:span text:style-name="T113">enderecoDaNovaImagem</text:span><text:span text:style-name="T3">}</text:span><text:span text:style-name="T18">" /&gt;`</text:span><text:span text:style-name="T10">).</text:span><text:span text:style-name="T48">appendTo</text:span><text:span text:style-name="T10">(</text:span><text:span text:style-name="T113">novoItem</text:span><text:span text:style-name="T10">)</text:span></text:p>
      <text:p text:style-name="P74">            <text:span text:style-name="T48">$</text:span><text:span text:style-name="T10">(</text:span><text:span text:style-name="T18">`&lt;div class="overlay-imagem-link"&gt;</text:span></text:p>
      <text:p text:style-name="P74"><text:span text:style-name="T17">                </text:span><text:span text:style-name="T18">&lt;a href="</text:span><text:span text:style-name="T3">${</text:span><text:span text:style-name="T113">enderecoDaNovaImagem</text:span><text:span text:style-name="T3">}</text:span><text:span text:style-name="T18">" target ="_blank" title="ver imagem em tamanho real"&gt;</text:span></text:p>
      <text:p text:style-name="P153">                    <text:span text:style-name="T10">ver imagem em tamanho real</text:span></text:p>
      <text:p text:style-name="P153">                <text:span text:style-name="T10">&lt;/a&gt;</text:span></text:p>
      <text:p text:style-name="P153">            <text:span text:style-name="T10">&lt;/div&gt;</text:span></text:p>
      <text:p text:style-name="P74"><text:span text:style-name="T17">            </text:span><text:span text:style-name="T18">`</text:span><text:span text:style-name="T10">).</text:span><text:span text:style-name="T48">appendTo</text:span><text:span text:style-name="T10">(</text:span><text:span text:style-name="T113">novoItem</text:span><text:span text:style-name="T10">)</text:span></text:p>
      <text:p text:style-name="P74">    <text:span text:style-name="T10">})</text:span></text:p>
      <text:p text:style-name="P113"/>
      <text:p text:style-name="P114">Agora temos que adicionar esse novoItem ao ul que está no html <text:s/>-<text:span text:style-name="T131">18min</text:span></text:p>
      <text:p text:style-name="P115"><text:span text:style-name="T131">t</text:span>udo isso foi o <text:span text:style-name="T132">processo necessário para que possamos copiar um link e </text:span></text:p>
      <text:p text:style-name="P115"><text:span text:style-name="T132">adicionar a foto através do botão</text:span> “adicionar” » Antes não aparecia a foto,</text:p>
      <text:p text:style-name="P115">agora após o processo acima ela aparece normalmente</text:p>
      <text:p text:style-name="P115">---------------</text:p>
      <text:p text:style-name="P115"/>
      <text:p text:style-name="P116">Agora que as fotos aparecem…</text:p>
      <text:p text:style-name="P116">seria interessante <text:span text:style-name="T117">limpar o formulário após o clique</text:span><text:span text:style-name="T70"> </text:span><text:span text:style-name="T117">no botão</text:span> adicionar,</text:p>
      <text:p text:style-name="P116">perceba, pois, que ao clicar no botão o link inserido não é apagado, o que não é</text:p>
      <text:p text:style-name="P116">interessante dentro de um site funcional</text:p>
      <text:p text:style-name="P116"/>
      <text:p text:style-name="P116"><text:span text:style-name="T117">limpar o formulário após o clique</text:span><text:span text:style-name="T70"> </text:span><text:span text:style-name="T117">no botão: <text:s text:c="4"/>- </text:span><text:span text:style-name="T118">19min</text:span></text:p>
      <text:p text:style-name="P163"/>
      <text:p text:style-name="P106"><text:span text:style-name="T119">(</text:span><text:span text:style-name="T116">não deixa de ser um processo de alteração de valor, portanto usamos</text:span></text:p>
      <text:p text:style-name="P164">» value <text:s/>» ou, no Jquery » .val</text:p>
      <text:p text:style-name="P164"/>
      <text:p text:style-name="P164"/>
      <text:p text:style-name="P64"><text:span text:style-name="T47">$</text:span>(<text:span text:style-name="T17">'#endereco-imagem-nova'</text:span>).<text:span text:style-name="T47">val</text:span>(<text:span text:style-name="T17">''</text:span>)</text:p>
      <text:p text:style-name="P164"/>
      <text:p text:style-name="P165">(adiciona esse código ao código acima)…</text:p>
      <text:p text:style-name="P166">»pegamos o id da imagem, pedimos o valor e colocamos aspas vazias</text:p>
      <text:p text:style-name="P166">»aspas vazias vai zerar esse determinado valor, ou seja, limpar o formulário</text:p>
      <text:p text:style-name="P119"/>
      <text:p text:style-name="P128">------------------------------</text:p>
      <text:p text:style-name="P128"/>
      <text:p text:style-name="P129">20 min – aplicando animação</text:p>
      <text:p text:style-name="P129">(para quando o item for adicionado, ele aparecer com um efeito <text:span text:style-name="T133">fad</text:span><text:span text:style-name="T134">eIn()</text:span> de surgir </text:p>
      <text:p text:style-name="P129">e não aparecer de uma vez)</text:p>
      <text:p text:style-name="P129"/>
      <text:p text:style-name="P129"/>
      <text:p text:style-name="P107">primeiro passo é alterar o li para display nome - <text:span text:style-name="T135">20min</text:span></text:p>
      <text:p text:style-name="P65"><text:span text:style-name="T1">const</text:span> <text:span text:style-name="T112">novoItem</text:span> <text:span text:style-name="T114">=</text:span> <text:span text:style-name="T47">$</text:span>(<text:span text:style-name="T17">'&lt;li style="display:none"&gt;&lt;/li&gt;'</text:span>)</text:p>
      <text:p text:style-name="P108">então quando adicionarmos uma nova imagem ela não será exibida</text:p>
      <text:p text:style-name="P108"/>
      <text:p text:style-name="P109">Vamos pegar o nosso li (que é o novoItem) e aplicar a animação de surgir fadeIn()</text:p>
      <text:p text:style-name="P65"><text:span text:style-name="T47">$</text:span>(<text:span text:style-name="T112">novoItem</text:span>).<text:span text:style-name="T47">fadeIn</text:span>()</text:p>
      <text:p text:style-name="P65"/>
      <text:p text:style-name="P36">podemos alterar esse tempo que é usado para aparecer a animação</text:p>
      <text:p text:style-name="P66"><text:span text:style-name="T47">$</text:span>(<text:span text:style-name="T112">novoItem</text:span>).<text:span text:style-name="T47">fadeIn</text:span>(<text:span text:style-name="T44">1000</text:span>)<text:span text:style-name="T100"> <text:s text:c="25"/>»</text:span><text:span text:style-name="T104">1000 = 1 segundo (em mili segundos)</text:span></text:p>
      <text:p text:style-name="P36"><text:s/><text:line-break/></text:p>
      <text:p text:style-name="P158">Código javascript completo do projeto</text:p>
      <text:p text:style-name="P67"><text:span text:style-name="T47">$</text:span>(<text:span text:style-name="T32">document</text:span>).<text:span text:style-name="T47">ready</text:span>(<text:span text:style-name="T1">function</text:span>() {</text:p>
      <text:p text:style-name="P74">    <text:span text:style-name="T48">$</text:span><text:span text:style-name="T10">(</text:span><text:span text:style-name="T18">'header button'</text:span><text:span text:style-name="T10">).</text:span><text:span text:style-name="T48">click</text:span><text:span text:style-name="T10">(</text:span><text:span text:style-name="T3">function</text:span><text:span text:style-name="T10">()  {</text:span></text:p>
      <text:p text:style-name="P74">        <text:span text:style-name="T48">$</text:span><text:span text:style-name="T10">(</text:span><text:span text:style-name="T18">'form'</text:span><text:span text:style-name="T10">).</text:span><text:span text:style-name="T48">slideDown</text:span><text:span text:style-name="T10">()</text:span></text:p>
      <text:p text:style-name="P74">    <text:span text:style-name="T10">})</text:span></text:p>
      <text:p text:style-name="P137"/>
      <text:p text:style-name="P74">    <text:span text:style-name="T48">$</text:span><text:span text:style-name="T10">(</text:span><text:span text:style-name="T18">'#botao-cancelar'</text:span><text:span text:style-name="T10">).</text:span><text:span text:style-name="T48">click</text:span><text:span text:style-name="T10">(</text:span><text:span text:style-name="T3">function</text:span><text:span text:style-name="T10">() {</text:span></text:p>
      <text:p text:style-name="P74">        <text:span text:style-name="T48">$</text:span><text:span text:style-name="T10">(</text:span><text:span text:style-name="T18">'form'</text:span><text:span text:style-name="T10">).</text:span><text:span text:style-name="T48">slideUp</text:span><text:span text:style-name="T10">()</text:span></text:p>
      <text:p text:style-name="P74">    <text:span text:style-name="T10">})</text:span></text:p>
      <text:p text:style-name="P137"/>
      <text:p text:style-name="P74">    <text:span text:style-name="T48">$</text:span><text:span text:style-name="T10">(</text:span><text:span text:style-name="T18">'form'</text:span><text:span text:style-name="T10">).</text:span><text:span text:style-name="T48">on</text:span><text:span text:style-name="T10">(</text:span><text:span text:style-name="T18">'submit'</text:span><text:span text:style-name="T10">, </text:span><text:span text:style-name="T3">function</text:span><text:span text:style-name="T10">(</text:span><text:span text:style-name="T33">e</text:span><text:span text:style-name="T10">) {</text:span></text:p>
      <text:p text:style-name="P74">        <text:span text:style-name="T33">e</text:span><text:span text:style-name="T10">.</text:span><text:span text:style-name="T48">preventDefault</text:span><text:span text:style-name="T10">();</text:span></text:p>
      <text:p text:style-name="P74">        <text:span text:style-name="T3">const</text:span><text:span text:style-name="T10"> </text:span><text:span text:style-name="T113">enderecoDaNovaImagem</text:span><text:span text:style-name="T10"> </text:span><text:span text:style-name="T115">=</text:span><text:span text:style-name="T10"> </text:span><text:span text:style-name="T48">$</text:span><text:span text:style-name="T10">(</text:span><text:span text:style-name="T18">'#endereco-imagem-nova'</text:span><text:span text:style-name="T10">).</text:span><text:span text:style-name="T48">val</text:span><text:span text:style-name="T10">();</text:span></text:p>
      <text:p text:style-name="P74">        <text:span text:style-name="T3">const</text:span><text:span text:style-name="T10"> </text:span><text:span text:style-name="T113">novoItem</text:span><text:span text:style-name="T10"> </text:span><text:span text:style-name="T115">=</text:span><text:span text:style-name="T10"> </text:span><text:span text:style-name="T48">$</text:span><text:span text:style-name="T10">(</text:span><text:span text:style-name="T18">'&lt;li style="display:none"&gt;&lt;/li&gt;'</text:span><text:span text:style-name="T10">)</text:span></text:p>
      <text:p text:style-name="P74">            <text:span text:style-name="T48">$</text:span><text:span text:style-name="T10">(</text:span><text:span text:style-name="T18">`&lt;img src="</text:span><text:span text:style-name="T3">${</text:span><text:span text:style-name="T113">enderecoDaNovaImagem</text:span><text:span text:style-name="T3">}</text:span><text:span text:style-name="T18">" /&gt;`</text:span><text:span text:style-name="T10">).</text:span><text:span text:style-name="T48">appendTo</text:span><text:span text:style-name="T10">(</text:span><text:span text:style-name="T113">novoItem</text:span><text:span text:style-name="T10">)</text:span></text:p>
      <text:p text:style-name="P74">            <text:span text:style-name="T48">$</text:span><text:span text:style-name="T10">(</text:span><text:span text:style-name="T18">`&lt;div class="overlay-imagem-link"&gt;</text:span></text:p>
      <text:p text:style-name="P74"><text:span text:style-name="T17">                </text:span><text:span text:style-name="T18">&lt;a href="</text:span><text:span text:style-name="T3">${</text:span><text:span text:style-name="T113">enderecoDaNovaImagem</text:span><text:span text:style-name="T3">}</text:span><text:span text:style-name="T18">" target ="_blank" title="ver imagem em tamanho real"&gt;</text:span></text:p>
      <text:p text:style-name="P153">                    <text:span text:style-name="T10">ver imagem em tamanho real</text:span></text:p>
      <text:p text:style-name="P153">                <text:span text:style-name="T10">&lt;/a&gt;</text:span></text:p>
      <text:p text:style-name="P153">            <text:span text:style-name="T10">&lt;/div&gt;</text:span></text:p>
      <text:p text:style-name="P74"><text:span text:style-name="T17">            </text:span><text:span text:style-name="T18">`</text:span><text:span text:style-name="T10">).</text:span><text:span text:style-name="T48">appendTo</text:span><text:span text:style-name="T10">(</text:span><text:span text:style-name="T113">novoItem</text:span><text:span text:style-name="T10">)</text:span></text:p>
      <text:p text:style-name="P74">            <text:span text:style-name="T48">$</text:span><text:span text:style-name="T10">(</text:span><text:span text:style-name="T113">novoItem</text:span><text:span text:style-name="T10">).</text:span><text:span text:style-name="T48">appendTo</text:span><text:span text:style-name="T10">(</text:span><text:span text:style-name="T18">'ul'</text:span><text:span text:style-name="T10">)</text:span></text:p>
      <text:p text:style-name="P74">            <text:span text:style-name="T48">$</text:span><text:span text:style-name="T10">(</text:span><text:span text:style-name="T113">novoItem</text:span><text:span text:style-name="T10">).</text:span><text:span text:style-name="T48">fadeIn</text:span><text:span text:style-name="T10">(</text:span><text:span text:style-name="T45">1000</text:span><text:span text:style-name="T10">)</text:span></text:p>
      <text:p text:style-name="P74">            <text:span text:style-name="T48">$</text:span><text:span text:style-name="T10">(</text:span><text:span text:style-name="T18">'#endereco-imagem-nova'</text:span><text:span text:style-name="T10">).</text:span><text:span text:style-name="T48">val</text:span><text:span text:style-name="T10">(</text:span><text:span text:style-name="T18">''</text:span><text:span text:style-name="T10">)</text:span></text:p>
      <text:p text:style-name="P74">    <text:span text:style-name="T10">})</text:span></text:p>
      <text:p text:style-name="P44">})</text:p>
      <text:p text:style-name="P160"/>
      <text:p text:style-name="P37"/>
      <text:p text:style-name="P37">HTML</text:p>
      <text:p text:style-name="P37"/>
      <text:p text:style-name="P67"><text:span text:style-name="T80">&lt;!</text:span><text:span text:style-name="T1">DOCTYPE</text:span> <text:span text:style-name="T32">html</text:span><text:span text:style-name="T80">&gt;</text:span></text:p>
      <text:p text:style-name="P44"><text:span text:style-name="T80">&lt;</text:span><text:span text:style-name="T1">html</text:span> <text:span text:style-name="T32">lang</text:span>=<text:span text:style-name="T17">"pt-br"</text:span><text:span text:style-name="T80">&gt;</text:span></text:p>
      <text:p text:style-name="P44"><text:span text:style-name="T80">&lt;</text:span><text:span text:style-name="T1">head</text:span><text:span text:style-name="T80">&gt;</text:span></text:p>
      <text:p text:style-name="P74">    <text:span text:style-name="T87">&lt;</text:span><text:span text:style-name="T3">meta</text:span><text:span text:style-name="T10"> </text:span><text:span text:style-name="T33">charset</text:span><text:span text:style-name="T10">=</text:span><text:span text:style-name="T18">"UTF-8"</text:span><text:span text:style-name="T87">&gt;</text:span></text:p>
      <text:p text:style-name="P74">    <text:span text:style-name="T87">&lt;</text:span><text:span text:style-name="T3">meta</text:span><text:span text:style-name="T10"> </text:span><text:span text:style-name="T33">http-equiv</text:span><text:span text:style-name="T10">=</text:span><text:span text:style-name="T18">"X-UA-Compatible"</text:span><text:span text:style-name="T10"> </text:span><text:span text:style-name="T33">content</text:span><text:span text:style-name="T10">=</text:span><text:span text:style-name="T18">"IE=edge"</text:span><text:span text:style-name="T87">&gt;</text:span></text:p>
      <text:p text:style-name="P74">    <text:span text:style-name="T87">&lt;</text:span><text:span text:style-name="T3">meta</text:span><text:span text:style-name="T10"> </text:span><text:span text:style-name="T33">name</text:span><text:span text:style-name="T10">=</text:span><text:span text:style-name="T18">"viewport"</text:span><text:span text:style-name="T10"> </text:span><text:span text:style-name="T33">content</text:span><text:span text:style-name="T10">=</text:span><text:span text:style-name="T18">"width=device-width, initial-scale=1.0"</text:span><text:span text:style-name="T87">&gt;</text:span></text:p>
      <text:p text:style-name="P74">    <text:span text:style-name="T87">&lt;</text:span><text:span text:style-name="T3">title</text:span><text:span text:style-name="T87">&gt;</text:span><text:span text:style-name="T10">Document</text:span><text:span text:style-name="T87">&lt;/</text:span><text:span text:style-name="T3">title</text:span><text:span text:style-name="T87">&gt;</text:span></text:p>
      <text:p text:style-name="P74">    <text:span text:style-name="T87">&lt;</text:span><text:span text:style-name="T3">link</text:span><text:span text:style-name="T10"> </text:span><text:span text:style-name="T33">rel</text:span><text:span text:style-name="T10">=</text:span><text:span text:style-name="T18">"preconnect"</text:span><text:span text:style-name="T10"> </text:span><text:span text:style-name="T33">href</text:span><text:span text:style-name="T10">=</text:span><text:span text:style-name="T18">"https://fonts.googleapis.com"</text:span><text:span text:style-name="T87">&gt;</text:span></text:p>
      <text:p text:style-name="P44"><text:span text:style-name="T80">&lt;</text:span><text:span text:style-name="T1">link</text:span> <text:span text:style-name="T32">rel</text:span>=<text:span text:style-name="T17">"preconnect"</text:span> <text:span text:style-name="T32">href</text:span>=<text:span text:style-name="T17">"https://fonts.gstatic.com"</text:span> <text:span text:style-name="T32">crossorigin</text:span><text:span text:style-name="T80">&gt;</text:span></text:p>
      <text:p text:style-name="P44"><text:span text:style-name="T80">&lt;</text:span><text:span text:style-name="T1">link</text:span> <text:span text:style-name="T32">href</text:span>=<text:span text:style-name="T17">"https://fonts.googleapis.com/css2?family=Roboto:wght@100&amp;display=swap"</text:span> <text:span text:style-name="T32">rel</text:span>=<text:span text:style-name="T17">"stylesheet"</text:span><text:span text:style-name="T80">&gt;</text:span></text:p>
      <text:p text:style-name="P44"><text:span text:style-name="T80">&lt;</text:span><text:span text:style-name="T1">link</text:span> <text:span text:style-name="T32">rel</text:span>=<text:span text:style-name="T17">"stylesheet"</text:span> <text:span text:style-name="T32">href</text:span>=<text:span text:style-name="T17">"main.css"</text:span><text:span text:style-name="T80">&gt;</text:span></text:p>
      <text:p text:style-name="P44"><text:span text:style-name="T80">&lt;/</text:span><text:span text:style-name="T1">head</text:span><text:span text:style-name="T80">&gt;</text:span></text:p>
      <text:p text:style-name="P44"><text:span text:style-name="T80">&lt;</text:span><text:span text:style-name="T1">body</text:span><text:span text:style-name="T80">&gt;</text:span></text:p>
      <text:p text:style-name="P74">    <text:span text:style-name="T87">&lt;</text:span><text:span text:style-name="T3">header</text:span><text:span text:style-name="T87">&gt;</text:span></text:p>
      <text:p text:style-name="P74">        <text:span text:style-name="T87">&lt;</text:span><text:span text:style-name="T3">h1</text:span><text:span text:style-name="T87">&gt;</text:span><text:span text:style-name="T10">Galeria de Fotos</text:span><text:span text:style-name="T87">&lt;/</text:span><text:span text:style-name="T3">h1</text:span><text:span text:style-name="T87">&gt;</text:span></text:p>
      <text:p text:style-name="P74">        <text:span text:style-name="T87">&lt;</text:span><text:span text:style-name="T3">button</text:span><text:span text:style-name="T10"> </text:span><text:span text:style-name="T33">type</text:span><text:span text:style-name="T10">=</text:span><text:span text:style-name="T18">"button"</text:span><text:span text:style-name="T87">&gt;</text:span><text:span text:style-name="T10">Nova Imagem +</text:span><text:span text:style-name="T87">&lt;/</text:span><text:span text:style-name="T3">button</text:span><text:span text:style-name="T87">&gt;</text:span></text:p>
      <text:p text:style-name="P74">    <text:span text:style-name="T87">&lt;/</text:span><text:span text:style-name="T3">header</text:span><text:span text:style-name="T87">&gt;</text:span></text:p>
      <text:p text:style-name="P74">    <text:span text:style-name="T87">&lt;</text:span><text:span text:style-name="T3">form</text:span><text:span text:style-name="T87">&gt;</text:span></text:p>
      <text:p text:style-name="P74">        <text:span text:style-name="T87">&lt;</text:span><text:span text:style-name="T3">h2</text:span><text:span text:style-name="T87">&gt;</text:span><text:span text:style-name="T10">Inserir nova imagem</text:span><text:span text:style-name="T87">&lt;/</text:span><text:span text:style-name="T3">h2</text:span><text:span text:style-name="T87">&gt;</text:span></text:p>
      <text:p text:style-name="P74"><text:soft-page-break/>        <text:span text:style-name="T87">&lt;</text:span><text:span text:style-name="T3">input</text:span><text:span text:style-name="T10"> </text:span><text:span text:style-name="T33">type</text:span><text:span text:style-name="T10">=</text:span><text:span text:style-name="T18">"url"</text:span><text:span text:style-name="T10"> </text:span><text:span text:style-name="T33">id</text:span><text:span text:style-name="T10">=</text:span><text:span text:style-name="T18">"endereco-imagem-nova"</text:span><text:span text:style-name="T10"> </text:span><text:span text:style-name="T33">required</text:span><text:span text:style-name="T10"> </text:span><text:span text:style-name="T33">placeholder</text:span><text:span text:style-name="T10">=</text:span><text:span text:style-name="T18">"URL da imagem"</text:span><text:span text:style-name="T87">&gt;</text:span></text:p>
      <text:p text:style-name="P74">        <text:span text:style-name="T87">&lt;</text:span><text:span text:style-name="T3">button</text:span><text:span text:style-name="T10"> </text:span><text:span text:style-name="T33">type</text:span><text:span text:style-name="T10">=</text:span><text:span text:style-name="T18">"submit"</text:span><text:span text:style-name="T87">&gt;</text:span><text:span text:style-name="T10">Adicionar</text:span><text:span text:style-name="T87">&lt;/</text:span><text:span text:style-name="T3">button</text:span><text:span text:style-name="T87">&gt;</text:span></text:p>
      <text:p text:style-name="P74">        <text:span text:style-name="T87">&lt;</text:span><text:span text:style-name="T3">button</text:span><text:span text:style-name="T10"> </text:span><text:span text:style-name="T33">type</text:span><text:span text:style-name="T10">=</text:span><text:span text:style-name="T18">"reset"</text:span><text:span text:style-name="T10"> </text:span><text:span text:style-name="T33">id</text:span><text:span text:style-name="T10">=</text:span><text:span text:style-name="T18">"botao-cancelar"</text:span><text:span text:style-name="T87">&gt;</text:span><text:span text:style-name="T10">Cancelar</text:span><text:span text:style-name="T87">&lt;/</text:span><text:span text:style-name="T3">button</text:span><text:span text:style-name="T87">&gt;</text:span></text:p>
      <text:p text:style-name="P74">    <text:span text:style-name="T87">&lt;/</text:span><text:span text:style-name="T3">form</text:span><text:span text:style-name="T87">&gt;</text:span></text:p>
      <text:p text:style-name="P74">    <text:span text:style-name="T87">&lt;</text:span><text:span text:style-name="T3">ul</text:span><text:span text:style-name="T87">&gt;</text:span></text:p>
      <text:p text:style-name="P74">        <text:span text:style-name="T87">&lt;</text:span><text:span text:style-name="T3">li</text:span><text:span text:style-name="T87">&gt;</text:span></text:p>
      <text:p text:style-name="P74">            <text:span text:style-name="T87">&lt;</text:span><text:span text:style-name="T3">img</text:span><text:span text:style-name="T10"> </text:span><text:span text:style-name="T33">src</text:span><text:span text:style-name="T10">=</text:span><text:span text:style-name="T18">"foto1.jpg"</text:span><text:span text:style-name="T10"> </text:span><text:span text:style-name="T33">alt</text:span><text:span text:style-name="T10">=</text:span><text:span text:style-name="T18">"pintura de um gato"</text:span><text:span text:style-name="T87">&gt;</text:span></text:p>
      <text:p text:style-name="P74">            <text:span text:style-name="T87">&lt;</text:span><text:span text:style-name="T3">div"</text:span><text:span text:style-name="T10"> </text:span><text:span text:style-name="T33">class</text:span><text:span text:style-name="T10">=</text:span><text:span text:style-name="T18">"overlay-imagem-link"</text:span><text:span text:style-name="T87">&gt;</text:span></text:p>
      <text:p text:style-name="P74">                <text:span text:style-name="T87">&lt;</text:span><text:span text:style-name="T3">a</text:span><text:span text:style-name="T10"> </text:span><text:span text:style-name="T33">href</text:span><text:span text:style-name="T10">=</text:span><text:span text:style-name="T18">"foto1.jpg"</text:span><text:span text:style-name="T10"> </text:span><text:span text:style-name="T33">title</text:span><text:span text:style-name="T10">=</text:span><text:span text:style-name="T18">"ver imagem em tamanho real"</text:span><text:span text:style-name="T10"> </text:span><text:span text:style-name="T33">target</text:span><text:span text:style-name="T10">=</text:span><text:span text:style-name="T18">"_blank"</text:span><text:span text:style-name="T87">&gt;</text:span></text:p>
      <text:p text:style-name="P74">                    <text:span text:style-name="T10">ver imagem em tamanho real</text:span></text:p>
      <text:p text:style-name="P74">                <text:span text:style-name="T87">&lt;/</text:span><text:span text:style-name="T3">a</text:span><text:span text:style-name="T87">&gt;</text:span></text:p>
      <text:p text:style-name="P74">            <text:span text:style-name="T87">&lt;/</text:span><text:span text:style-name="T3">div"</text:span><text:span text:style-name="T87">&gt;</text:span></text:p>
      <text:p text:style-name="P74">        <text:span text:style-name="T87">&lt;/</text:span><text:span text:style-name="T3">li</text:span><text:span text:style-name="T87">&gt;</text:span></text:p>
      <text:p text:style-name="P74">        <text:span text:style-name="T87">&lt;</text:span><text:span text:style-name="T3">li</text:span><text:span text:style-name="T87">&gt;</text:span></text:p>
      <text:p text:style-name="P74">            <text:span text:style-name="T87">&lt;</text:span><text:span text:style-name="T3">img</text:span><text:span text:style-name="T10"> </text:span><text:span text:style-name="T33">src</text:span><text:span text:style-name="T10">=</text:span><text:span text:style-name="T18">"foto2.jpg"</text:span><text:span text:style-name="T10"> </text:span><text:span text:style-name="T33">alt</text:span><text:span text:style-name="T10">=</text:span><text:span text:style-name="T18">"pintura de um gato"</text:span><text:span text:style-name="T87">&gt;</text:span></text:p>
      <text:p text:style-name="P74">            <text:span text:style-name="T87">&lt;</text:span><text:span text:style-name="T3">div"</text:span><text:span text:style-name="T10"> </text:span><text:span text:style-name="T33">class</text:span><text:span text:style-name="T10">=</text:span><text:span text:style-name="T18">"overlay-imagem-link"</text:span><text:span text:style-name="T87">&gt;</text:span></text:p>
      <text:p text:style-name="P74">                <text:span text:style-name="T87">&lt;</text:span><text:span text:style-name="T3">a</text:span><text:span text:style-name="T10"> </text:span><text:span text:style-name="T33">href</text:span><text:span text:style-name="T10">=</text:span><text:span text:style-name="T18">"foto2.jpg"</text:span><text:span text:style-name="T10"> </text:span><text:span text:style-name="T33">title</text:span><text:span text:style-name="T10">=</text:span><text:span text:style-name="T18">"ver imagem em tamanho real"</text:span><text:span text:style-name="T10"> </text:span><text:span text:style-name="T33">target</text:span><text:span text:style-name="T10">=</text:span><text:span text:style-name="T18">"_blank"</text:span><text:span text:style-name="T87">&gt;</text:span></text:p>
      <text:p text:style-name="P74">                    <text:span text:style-name="T10">ver imagem em tamanho real</text:span></text:p>
      <text:p text:style-name="P74">                <text:span text:style-name="T87">&lt;/</text:span><text:span text:style-name="T3">a</text:span><text:span text:style-name="T87">&gt;</text:span></text:p>
      <text:p text:style-name="P74">            <text:span text:style-name="T87">&lt;/</text:span><text:span text:style-name="T3">div"</text:span><text:span text:style-name="T87">&gt;</text:span></text:p>
      <text:p text:style-name="P74">        <text:span text:style-name="T87">&lt;/</text:span><text:span text:style-name="T3">li</text:span><text:span text:style-name="T87">&gt;</text:span></text:p>
      <text:p text:style-name="P74">        <text:span text:style-name="T87">&lt;</text:span><text:span text:style-name="T3">li</text:span><text:span text:style-name="T87">&gt;</text:span></text:p>
      <text:p text:style-name="P74">            <text:span text:style-name="T87">&lt;</text:span><text:span text:style-name="T3">img</text:span><text:span text:style-name="T10"> </text:span><text:span text:style-name="T33">src</text:span><text:span text:style-name="T10">=</text:span><text:span text:style-name="T18">"foto3.jpg"</text:span><text:span text:style-name="T10"> </text:span><text:span text:style-name="T33">alt</text:span><text:span text:style-name="T10">=</text:span><text:span text:style-name="T18">"pintura de um gato"</text:span><text:span text:style-name="T87">&gt;</text:span></text:p>
      <text:p text:style-name="P74">            <text:span text:style-name="T87">&lt;</text:span><text:span text:style-name="T3">div"</text:span><text:span text:style-name="T10"> </text:span><text:span text:style-name="T33">class</text:span><text:span text:style-name="T10">=</text:span><text:span text:style-name="T18">"overlay-imagem-link"</text:span><text:span text:style-name="T87">&gt;</text:span></text:p>
      <text:p text:style-name="P74">                <text:span text:style-name="T87">&lt;</text:span><text:span text:style-name="T3">a</text:span><text:span text:style-name="T10"> </text:span><text:span text:style-name="T33">href</text:span><text:span text:style-name="T10">=</text:span><text:span text:style-name="T18">"foto3.jpg"</text:span><text:span text:style-name="T10"> </text:span><text:span text:style-name="T33">title</text:span><text:span text:style-name="T10">=</text:span><text:span text:style-name="T18">"ver imagem em tamanho real"</text:span><text:span text:style-name="T10"> </text:span><text:span text:style-name="T33">target</text:span><text:span text:style-name="T10">=</text:span><text:span text:style-name="T18">"_blank"</text:span><text:span text:style-name="T87">&gt;</text:span></text:p>
      <text:p text:style-name="P74">                    <text:span text:style-name="T10">ver imagem em tamanho real</text:span></text:p>
      <text:p text:style-name="P74">                <text:span text:style-name="T87">&lt;/</text:span><text:span text:style-name="T3">a</text:span><text:span text:style-name="T87">&gt;</text:span></text:p>
      <text:p text:style-name="P74">            <text:span text:style-name="T87">&lt;/</text:span><text:span text:style-name="T3">div"</text:span><text:span text:style-name="T87">&gt;</text:span></text:p>
      <text:p text:style-name="P74">        <text:span text:style-name="T87">&lt;/</text:span><text:span text:style-name="T3">li</text:span><text:span text:style-name="T87">&gt;</text:span></text:p>
      <text:p text:style-name="P74">    <text:span text:style-name="T87">&lt;/</text:span><text:span text:style-name="T3">ul</text:span><text:span text:style-name="T87">&gt;</text:span></text:p>
      <text:p text:style-name="P74">    <text:span text:style-name="T87">&lt;</text:span><text:span text:style-name="T3">script</text:span><text:span text:style-name="T115"> </text:span><text:span text:style-name="T33">src</text:span><text:span text:style-name="T115">=</text:span><text:span text:style-name="T18">"https://code.jquery.com/jquery-3.7.0.min.js"</text:span><text:span text:style-name="T87">&gt;&lt;/</text:span><text:span text:style-name="T3">script</text:span><text:span text:style-name="T87">&gt;</text:span></text:p>
      <text:p text:style-name="P74">    <text:span text:style-name="T87">&lt;</text:span><text:span text:style-name="T3">script</text:span><text:span text:style-name="T115"> </text:span><text:span text:style-name="T33">src</text:span><text:span text:style-name="T115">=</text:span><text:span text:style-name="T18">"main.js"</text:span><text:span text:style-name="T87">&gt;&lt;/</text:span><text:span text:style-name="T3">script</text:span><text:span text:style-name="T87">&gt;</text:span></text:p>
      <text:p text:style-name="P44"><text:span text:style-name="T80">&lt;/</text:span><text:span text:style-name="T1">body</text:span><text:span text:style-name="T80">&gt;</text:span></text:p>
      <text:p text:style-name="P44"><text:span text:style-name="T80">&lt;/</text:span><text:span text:style-name="T1">html</text:span><text:span text:style-name="T80">&gt;</text:span></text:p>
      <text:p text:style-name="P37"><text:s text:c="2"/></text:p>
      <text:p text:style-name="P37"/>
      <text:p text:style-name="P37"/>
      <text:p text:style-name="P37">CSS</text:p>
      <text:p text:style-name="P37"/>
      <text:p text:style-name="P67"><text:span text:style-name="T1">*</text:span> {</text:p>
      <text:p text:style-name="P74">    <text:span text:style-name="T33">margin</text:span><text:span text:style-name="T10">: </text:span><text:span text:style-name="T45">0</text:span><text:span text:style-name="T10">;</text:span></text:p>
      <text:p text:style-name="P74">    <text:span text:style-name="T33">padding</text:span><text:span text:style-name="T10">: </text:span><text:span text:style-name="T45">0</text:span><text:span text:style-name="T10">;</text:span></text:p>
      <text:p text:style-name="P74">    <text:span text:style-name="T33">box-sizing</text:span><text:span text:style-name="T10">: </text:span><text:span text:style-name="T18">border-box</text:span><text:span text:style-name="T10">;</text:span></text:p>
      <text:p text:style-name="P74">    <text:span text:style-name="T33">font-family</text:span><text:span text:style-name="T10">: Roboto, </text:span><text:span text:style-name="T18">sans-serif</text:span><text:span text:style-name="T10">;</text:span></text:p>
      <text:p text:style-name="P44">}</text:p>
      <text:p text:style-name="P137"/>
      <text:p text:style-name="P44"><text:span text:style-name="T73">header</text:span> {</text:p>
      <text:p text:style-name="P74">    <text:span text:style-name="T33">background-color</text:span><text:span text:style-name="T10">: </text:span><text:span text:style-name="T18">#5f27cd</text:span><text:span text:style-name="T10">;</text:span></text:p>
      <text:p text:style-name="P74">    <text:span text:style-name="T33">padding</text:span><text:span text:style-name="T10">: </text:span><text:span text:style-name="T45">16px</text:span><text:span text:style-name="T10"> </text:span><text:span text:style-name="T45">0</text:span><text:span text:style-name="T10">;</text:span></text:p>
      <text:p text:style-name="P74">    <text:span text:style-name="T33">color</text:span><text:span text:style-name="T10">: </text:span><text:span text:style-name="T18">#fff</text:span><text:span text:style-name="T10">;</text:span></text:p>
      <text:p text:style-name="P74">    <text:span text:style-name="T33">display</text:span><text:span text:style-name="T10">: </text:span><text:span text:style-name="T18">flex</text:span><text:span text:style-name="T10">;</text:span></text:p>
      <text:p text:style-name="P74"><text:soft-page-break/>    <text:span text:style-name="T33">border-bottom</text:span><text:span text:style-name="T10">: </text:span><text:span text:style-name="T45">16px</text:span><text:span text:style-name="T10"> </text:span><text:span text:style-name="T18">solid</text:span><text:span text:style-name="T10"> </text:span><text:span text:style-name="T18">#341f97</text:span><text:span text:style-name="T10">;</text:span></text:p>
      <text:p text:style-name="P74">    <text:span text:style-name="T33">justify-content</text:span><text:span text:style-name="T10">: </text:span><text:span text:style-name="T18">center</text:span><text:span text:style-name="T10">;</text:span></text:p>
      <text:p text:style-name="P74">    <text:span text:style-name="T33">text-transform</text:span><text:span text:style-name="T10">: </text:span><text:span text:style-name="T18">uppercase</text:span><text:span text:style-name="T10">;</text:span></text:p>
      <text:p text:style-name="P74">    <text:span text:style-name="T33">font-style</text:span><text:span text:style-name="T10">: </text:span><text:span text:style-name="T18">italic</text:span><text:span text:style-name="T10">;</text:span></text:p>
      <text:p text:style-name="P44">}</text:p>
      <text:p text:style-name="P137"/>
      <text:p text:style-name="P44"><text:span text:style-name="T73">header</text:span> <text:span text:style-name="T73">button</text:span> {</text:p>
      <text:p text:style-name="P74">    <text:span text:style-name="T33">margin-left</text:span><text:span text:style-name="T10">: </text:span><text:span text:style-name="T45">16px</text:span><text:span text:style-name="T10">;</text:span></text:p>
      <text:p text:style-name="P44">}</text:p>
      <text:p text:style-name="P137"/>
      <text:p text:style-name="P44"><text:span text:style-name="T73">form</text:span> {</text:p>
      <text:p text:style-name="P74">    <text:span text:style-name="T33">background-color</text:span><text:span text:style-name="T10">: </text:span><text:span text:style-name="T18">#cbd6e5</text:span><text:span text:style-name="T10">;</text:span></text:p>
      <text:p text:style-name="P74">    <text:span text:style-name="T33">padding</text:span><text:span text:style-name="T10">: </text:span><text:span text:style-name="T45">24px</text:span><text:span text:style-name="T10"> </text:span><text:span text:style-name="T45">0</text:span><text:span text:style-name="T10">;</text:span></text:p>
      <text:p text:style-name="P74">    <text:span text:style-name="T33">text-align</text:span><text:span text:style-name="T10">: </text:span><text:span text:style-name="T18">center</text:span><text:span text:style-name="T10">;</text:span></text:p>
      <text:p text:style-name="P74">    <text:span text:style-name="T33">display</text:span><text:span text:style-name="T10">: </text:span><text:span text:style-name="T18">none</text:span><text:span text:style-name="T10">;</text:span></text:p>
      <text:p text:style-name="P44">}</text:p>
      <text:p text:style-name="P137"/>
      <text:p text:style-name="P44"><text:span text:style-name="T73">form</text:span> <text:span text:style-name="T73">h2</text:span> {</text:p>
      <text:p text:style-name="P74">    <text:span text:style-name="T33">margin-bottom</text:span><text:span text:style-name="T10">: </text:span><text:span text:style-name="T45">16px</text:span><text:span text:style-name="T10">;</text:span></text:p>
      <text:p text:style-name="P44">}</text:p>
      <text:p text:style-name="P137"/>
      <text:p text:style-name="P44"><text:span text:style-name="T73">input</text:span>, <text:span text:style-name="T73">button</text:span> {</text:p>
      <text:p text:style-name="P74">    <text:span text:style-name="T33">padding</text:span><text:span text:style-name="T10">: </text:span><text:span text:style-name="T45">8px</text:span><text:span text:style-name="T10">;</text:span></text:p>
      <text:p text:style-name="P44">}</text:p>
      <text:p text:style-name="P137"/>
      <text:p text:style-name="P44"><text:span text:style-name="T73">button</text:span> {</text:p>
      <text:p text:style-name="P74">    <text:span text:style-name="T33">background-color</text:span><text:span text:style-name="T10">: </text:span><text:span text:style-name="T18">#009432</text:span><text:span text:style-name="T10">;</text:span></text:p>
      <text:p text:style-name="P74">    <text:span text:style-name="T33">border</text:span><text:span text:style-name="T10">: </text:span><text:span text:style-name="T18">none</text:span><text:span text:style-name="T10">;</text:span></text:p>
      <text:p text:style-name="P74">    <text:span text:style-name="T33">cursor</text:span><text:span text:style-name="T10">: </text:span><text:span text:style-name="T18">pointer</text:span><text:span text:style-name="T10">;</text:span></text:p>
      <text:p text:style-name="P74">    <text:span text:style-name="T33">font-weight</text:span><text:span text:style-name="T10">: </text:span><text:span text:style-name="T18">bold</text:span><text:span text:style-name="T10">;</text:span></text:p>
      <text:p text:style-name="P74">    <text:span text:style-name="T33">text-transform</text:span><text:span text:style-name="T10">: </text:span><text:span text:style-name="T18">uppercase</text:span><text:span text:style-name="T10">;</text:span></text:p>
      <text:p text:style-name="P74">    <text:span text:style-name="T33">color</text:span><text:span text:style-name="T10">: </text:span><text:span text:style-name="T18">#fff</text:span><text:span text:style-name="T10">;</text:span></text:p>
      <text:p text:style-name="P44">}</text:p>
      <text:p text:style-name="P137"/>
      <text:p text:style-name="P44"><text:span text:style-name="T73">#botao-cancelar</text:span> {</text:p>
      <text:p text:style-name="P74">    <text:span text:style-name="T33">background-color</text:span><text:span text:style-name="T10">: </text:span><text:span text:style-name="T18">red</text:span><text:span text:style-name="T10">;</text:span></text:p>
      <text:p text:style-name="P44">}</text:p>
      <text:p text:style-name="P137"/>
      <text:p text:style-name="P44"><text:span text:style-name="T73">ul</text:span> {</text:p>
      <text:p text:style-name="P74">    <text:span text:style-name="T33">display</text:span><text:span text:style-name="T10">: </text:span><text:span text:style-name="T18">flex</text:span><text:span text:style-name="T10">;</text:span></text:p>
      <text:p text:style-name="P74">    <text:span text:style-name="T33">flex-wrap</text:span><text:span text:style-name="T10">: </text:span><text:span text:style-name="T18">wrap</text:span><text:span text:style-name="T10">;</text:span></text:p>
      <text:p text:style-name="P44">}</text:p>
      <text:p text:style-name="P137"/>
      <text:p text:style-name="P44"><text:span text:style-name="T73">ul</text:span> <text:span text:style-name="T73">li</text:span> {</text:p>
      <text:p text:style-name="P74">    <text:span text:style-name="T33">max-width</text:span><text:span text:style-name="T10">: </text:span><text:span text:style-name="T45">25%</text:span><text:span text:style-name="T10">;</text:span></text:p>
      <text:p text:style-name="P74">    <text:span text:style-name="T33">list-style</text:span><text:span text:style-name="T10">: </text:span><text:span text:style-name="T18">none</text:span><text:span text:style-name="T10">;</text:span></text:p>
      <text:p text:style-name="P74">    <text:span text:style-name="T33">position</text:span><text:span text:style-name="T10">: </text:span><text:span text:style-name="T18">relative</text:span><text:span text:style-name="T10">;</text:span></text:p>
      <text:p text:style-name="P74">    <text:span text:style-name="T33">max-height</text:span><text:span text:style-name="T10">: </text:span><text:span text:style-name="T45">280px</text:span><text:span text:style-name="T10">;</text:span></text:p>
      <text:p text:style-name="P74">    <text:span text:style-name="T33">overflow-y</text:span><text:span text:style-name="T10">: </text:span><text:span text:style-name="T18">hidden</text:span><text:span text:style-name="T10">;</text:span></text:p>
      <text:p text:style-name="P44">}</text:p>
      <text:p text:style-name="P137"/>
      <text:p text:style-name="P44"><text:soft-page-break/><text:span text:style-name="T73">ul</text:span> <text:span text:style-name="T73">li</text:span> <text:span text:style-name="T73">img</text:span> {</text:p>
      <text:p text:style-name="P74">    <text:span text:style-name="T33">width</text:span><text:span text:style-name="T10">: </text:span><text:span text:style-name="T45">100%</text:span><text:span text:style-name="T10">;</text:span></text:p>
      <text:p text:style-name="P44">}</text:p>
      <text:p text:style-name="P137"/>
      <text:p text:style-name="P44"><text:span text:style-name="T73">.overlay-imagem-link</text:span> {</text:p>
      <text:p text:style-name="P74">    <text:span text:style-name="T33">padding</text:span><text:span text:style-name="T10">: </text:span><text:span text:style-name="T45">16px</text:span><text:span text:style-name="T10">;</text:span></text:p>
      <text:p text:style-name="P74">    <text:span text:style-name="T33">background-color</text:span><text:span text:style-name="T10">: </text:span><text:span text:style-name="T48">rgba</text:span><text:span text:style-name="T10">(</text:span><text:span text:style-name="T45">0</text:span><text:span text:style-name="T10">, </text:span><text:span text:style-name="T45">0</text:span><text:span text:style-name="T10">, </text:span><text:span text:style-name="T45">0</text:span><text:span text:style-name="T10">, </text:span><text:span text:style-name="T45">0.7</text:span><text:span text:style-name="T10">);</text:span></text:p>
      <text:p text:style-name="P74">    <text:span text:style-name="T33">position</text:span><text:span text:style-name="T10">: </text:span><text:span text:style-name="T18">absolute</text:span><text:span text:style-name="T10">;</text:span></text:p>
      <text:p text:style-name="P74">    <text:span text:style-name="T33">bottom</text:span><text:span text:style-name="T10">: </text:span><text:span text:style-name="T45">0</text:span><text:span text:style-name="T10">;</text:span></text:p>
      <text:p text:style-name="P74">    <text:span text:style-name="T33">left</text:span><text:span text:style-name="T10">: </text:span><text:span text:style-name="T45">0</text:span><text:span text:style-name="T10">;</text:span></text:p>
      <text:p text:style-name="P74">    <text:span text:style-name="T33">width</text:span><text:span text:style-name="T10">: </text:span><text:span text:style-name="T45">100%</text:span><text:span text:style-name="T10">;</text:span></text:p>
      <text:p text:style-name="P74">    <text:span text:style-name="T33">opacity</text:span><text:span text:style-name="T10">: </text:span><text:span text:style-name="T45">0</text:span><text:span text:style-name="T10">;</text:span></text:p>
      <text:p text:style-name="P74">    <text:span text:style-name="T33">transition</text:span><text:span text:style-name="T10">: </text:span><text:span text:style-name="T18">all</text:span><text:span text:style-name="T10"> </text:span><text:span text:style-name="T18">ease</text:span><text:span text:style-name="T10"> </text:span><text:span text:style-name="T45">.5s</text:span><text:span text:style-name="T10">;</text:span></text:p>
      <text:p text:style-name="P44">}</text:p>
      <text:p text:style-name="P137"/>
      <text:p text:style-name="P44"><text:span text:style-name="T73">.overlay-imagem-link</text:span> <text:span text:style-name="T73">a</text:span> {</text:p>
      <text:p text:style-name="P74">    <text:span text:style-name="T33">color</text:span><text:span text:style-name="T10">: </text:span><text:span text:style-name="T18">#fff</text:span><text:span text:style-name="T10">;</text:span></text:p>
      <text:p text:style-name="P74">    <text:span text:style-name="T33">text-decoration</text:span><text:span text:style-name="T10">: </text:span><text:span text:style-name="T18">none</text:span><text:span text:style-name="T10">;</text:span></text:p>
      <text:p text:style-name="P44">}</text:p>
      <text:p text:style-name="P137"/>
      <text:p text:style-name="P44"><text:span text:style-name="T73">ul</text:span> <text:span text:style-name="T73">li:hover</text:span> <text:span text:style-name="T73">.overlay-imagem-link</text:span> {</text:p>
      <text:p text:style-name="P74">    <text:span text:style-name="T33">opacity</text:span><text:span text:style-name="T10">: </text:span><text:span text:style-name="T45">1</text:span><text:span text:style-name="T10">;</text:span></text:p>
      <text:p text:style-name="P44">}</text:p>
      <text:p text:style-name="P44"/>
      <text:p text:style-name="P37"/>
      <text:p text:style-name="P157"/>
      <text:p text:style-name="P167">Aula 5 - Deploy</text:p>
      <text:p text:style-name="P157"/>
      <text:p text:style-name="P107"/>
      <text:p text:style-name="P107"/>
      <text:p text:style-name="P107"/>
      <text:p text:style-name="P126"/>
      <text:p text:style-name="P130">19:20 vídeo (problema das fotos maiores que as outras se desfaz na tela do professor</text:p>
      <text:p text:style-name="P130">e não se desfaz na minha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sans-serif" svg:font-family="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889cm" fo:margin-right="0.81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1T15:41:37.101000000</meta:creation-date>
    <dc:date>2023-06-05T13:12:07.411000000</dc:date>
    <meta:editing-duration>P9DT2H49M5S</meta:editing-duration>
    <meta:editing-cycles>1070</meta:editing-cycles>
    <meta:generator>LibreOffice/7.0.4.2$Windows_X86_64 LibreOffice_project/dcf040e67528d9187c66b2379df5ea4407429775</meta:generator>
    <meta:document-statistic meta:table-count="0" meta:image-count="0" meta:object-count="0" meta:page-count="16" meta:paragraph-count="470" meta:word-count="2050" meta:character-count="15832" meta:non-whitespace-character-count="12707"/>
  </office:meta>
</office:document-meta>
</file>